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office:value-type="string">
            <text:p>SBNation</text:p>
          </table:table-cell>
          <table:table-cell office:value-type="float" office:value="92">
            <text:p>92</text:p>
          </table:table-cell>
          <table:table-cell office:value-type="string">
            <text:p>Oday</text:p>
          </table:table-cell>
          <table:table-cell office:value-type="string">
            <text:p>Aboushi</text:p>
          </table:table-cell>
          <table:table-cell office:value-type="string">
            <text:p>Oday Aboushi</text:p>
          </table:table-cell>
          <table:table-cell office:value-type="string">
            <text:p>O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1">
            <text:p>141</text:p>
          </table:table-cell>
          <table:table-cell office:value-type="string">
            <text:p>Oday</text:p>
          </table:table-cell>
          <table:table-cell office:value-type="string">
            <text:p>Aboushi</text:p>
          </table:table-cell>
          <table:table-cell office:value-type="string">
            <text:p>Oday Aboushi</text:p>
          </table:table-cell>
          <table:table-cell office:value-type="string">
            <text:p>O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3">
            <text:p>183</text:p>
          </table:table-cell>
          <table:table-cell office:value-type="string">
            <text:p>Johnny</text:p>
          </table:table-cell>
          <table:table-cell office:value-type="string">
            <text:p>Adams</text:p>
          </table:table-cell>
          <table:table-cell office:value-type="string">
            <text:p>Johnny Adams</text:p>
          </table:table-cell>
          <table:table-cell office:value-type="string">
            <text:p>CB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8">
            <text:p>198</text:p>
          </table:table-cell>
          <table:table-cell office:value-type="string">
            <text:p>Johnny</text:p>
          </table:table-cell>
          <table:table-cell office:value-type="string">
            <text:p>Adams</text:p>
          </table:table-cell>
          <table:table-cell office:value-type="string">
            <text:p>Johnny Adams</text:p>
          </table:table-cell>
          <table:table-cell office:value-type="string">
            <text:p>CB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4">
            <text:p>84</text:p>
          </table:table-cell>
          <table:table-cell office:value-type="string">
            <text:p>Robert</text:p>
          </table:table-cell>
          <table:table-cell office:value-type="string">
            <text:p>Alford</text:p>
          </table:table-cell>
          <table:table-cell office:value-type="string">
            <text:p>Robert Alford</text:p>
          </table:table-cell>
          <table:table-cell office:value-type="string">
            <text:p>C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83">
            <text:p>83</text:p>
          </table:table-cell>
          <table:table-cell office:value-type="string">
            <text:p>Robert</text:p>
          </table:table-cell>
          <table:table-cell office:value-type="string">
            <text:p>Alford</text:p>
          </table:table-cell>
          <table:table-cell office:value-type="string">
            <text:p>Robert Alford</text:p>
          </table:table-cell>
          <table:table-cell office:value-type="string">
            <text:p>CB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4">
            <text:p>74</text:p>
          </table:table-cell>
          <table:table-cell office:value-type="string">
            <text:p>Robert</text:p>
          </table:table-cell>
          <table:table-cell office:value-type="string">
            <text:p>Alford</text:p>
          </table:table-cell>
          <table:table-cell office:value-type="string">
            <text:p><text:s/>Robert Alford</text:p>
          </table:table-cell>
          <table:table-cell office:value-type="string">
            <text:p><text:s/>C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4">
            <text:p>54</text:p>
          </table:table-cell>
          <table:table-cell office:value-type="string">
            <text:p>Robert</text:p>
          </table:table-cell>
          <table:table-cell office:value-type="string">
            <text:p>Alford</text:p>
          </table:table-cell>
          <table:table-cell office:value-type="string">
            <text:p>Robert Alford</text:p>
          </table:table-cell>
          <table:table-cell office:value-type="string">
            <text:p>C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4">
            <text:p>34</text:p>
          </table:table-cell>
          <table:table-cell office:value-type="string">
            <text:p>Robert</text:p>
          </table:table-cell>
          <table:table-cell table:number-columns-repeated="2" office:value-type="string">
            <text:p>Alford</text:p>
          </table:table-cell>
          <table:table-cell office:value-type="string">
            <text:p>C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">
            <text:p>19</text:p>
          </table:table-cell>
          <table:table-cell office:value-type="string">
            <text:p>Keenan</text:p>
          </table:table-cell>
          <table:table-cell office:value-type="string">
            <text:p>Allen</text:p>
          </table:table-cell>
          <table:table-cell office:value-type="string">
            <text:p>Keenan Allen</text:p>
          </table:table-cell>
          <table:table-cell office:value-type="string">
            <text:p>W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47">
            <text:p>47</text:p>
          </table:table-cell>
          <table:table-cell office:value-type="string">
            <text:p>Keenan</text:p>
          </table:table-cell>
          <table:table-cell office:value-type="string">
            <text:p>Allen</text:p>
          </table:table-cell>
          <table:table-cell office:value-type="string">
            <text:p>Keenan Allen</text:p>
          </table:table-cell>
          <table:table-cell office:value-type="string">
            <text:p>W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7">
            <text:p>37</text:p>
          </table:table-cell>
          <table:table-cell office:value-type="string">
            <text:p>Keenan</text:p>
          </table:table-cell>
          <table:table-cell office:value-type="string">
            <text:p>Allen</text:p>
          </table:table-cell>
          <table:table-cell office:value-type="string">
            <text:p><text:s/>Keenan Allen</text:p>
          </table:table-cell>
          <table:table-cell office:value-type="string">
            <text:p><text:s/>W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5">
            <text:p>25</text:p>
          </table:table-cell>
          <table:table-cell office:value-type="string">
            <text:p>Keenan</text:p>
          </table:table-cell>
          <table:table-cell office:value-type="string">
            <text:p>Allen</text:p>
          </table:table-cell>
          <table:table-cell office:value-type="string">
            <text:p>Keenan Allen</text:p>
          </table:table-cell>
          <table:table-cell office:value-type="string">
            <text:p>W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0">
            <text:p>30</text:p>
          </table:table-cell>
          <table:table-cell office:value-type="string">
            <text:p>Keenan</text:p>
          </table:table-cell>
          <table:table-cell table:number-columns-repeated="2" office:value-type="string">
            <text:p>Allen</text:p>
          </table:table-cell>
          <table:table-cell office:value-type="string">
            <text:p>W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7">
            <text:p>97</text:p>
          </table:table-cell>
          <table:table-cell office:value-type="string">
            <text:p>Kiko</text:p>
          </table:table-cell>
          <table:table-cell office:value-type="string">
            <text:p>Alonso</text:p>
          </table:table-cell>
          <table:table-cell office:value-type="string">
            <text:p>Kiko Alonso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86">
            <text:p>86</text:p>
          </table:table-cell>
          <table:table-cell office:value-type="string">
            <text:p>Kiko</text:p>
          </table:table-cell>
          <table:table-cell office:value-type="string">
            <text:p>Alonso</text:p>
          </table:table-cell>
          <table:table-cell office:value-type="string">
            <text:p>Kiko Alonso</text:p>
          </table:table-cell>
          <table:table-cell office:value-type="string">
            <text:p>I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9">
            <text:p>79</text:p>
          </table:table-cell>
          <table:table-cell office:value-type="string">
            <text:p>David</text:p>
          </table:table-cell>
          <table:table-cell office:value-type="string">
            <text:p>Amerson</text:p>
          </table:table-cell>
          <table:table-cell office:value-type="string">
            <text:p>David Amerson</text:p>
          </table:table-cell>
          <table:table-cell office:value-type="string">
            <text:p>C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65">
            <text:p>65</text:p>
          </table:table-cell>
          <table:table-cell office:value-type="string">
            <text:p>David</text:p>
          </table:table-cell>
          <table:table-cell office:value-type="string">
            <text:p>Amerson</text:p>
          </table:table-cell>
          <table:table-cell office:value-type="string">
            <text:p>David Amerson</text:p>
          </table:table-cell>
          <table:table-cell office:value-type="string">
            <text:p>C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99">
            <text:p>99</text:p>
          </table:table-cell>
          <table:table-cell office:value-type="string">
            <text:p>David</text:p>
          </table:table-cell>
          <table:table-cell office:value-type="string">
            <text:p>Amerson</text:p>
          </table:table-cell>
          <table:table-cell office:value-type="string">
            <text:p><text:s/>David Amerson</text:p>
          </table:table-cell>
          <table:table-cell office:value-type="string">
            <text:p><text:s/>C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2">
            <text:p>42</text:p>
          </table:table-cell>
          <table:table-cell office:value-type="string">
            <text:p>David</text:p>
          </table:table-cell>
          <table:table-cell office:value-type="string">
            <text:p>Amerson</text:p>
          </table:table-cell>
          <table:table-cell office:value-type="string">
            <text:p>David Amerson</text:p>
          </table:table-cell>
          <table:table-cell office:value-type="string">
            <text:p>C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3">
            <text:p>73</text:p>
          </table:table-cell>
          <table:table-cell office:value-type="string">
            <text:p>David</text:p>
          </table:table-cell>
          <table:table-cell office:value-type="string">
            <text:p>Amerson</text:p>
          </table:table-cell>
          <table:table-cell office:value-type="string">
            <text:p>Amerson</text:p>
          </table:table-cell>
          <table:table-cell office:value-type="string">
            <text:p>C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">
            <text:p>10</text:p>
          </table:table-cell>
          <table:table-cell office:value-type="string">
            <text:p>Ezekiel</text:p>
          </table:table-cell>
          <table:table-cell office:value-type="string">
            <text:p>Ansah</text:p>
          </table:table-cell>
          <table:table-cell office:value-type="string">
            <text:p>Ezekiel Ansah</text:p>
          </table:table-cell>
          <table:table-cell office:value-type="string">
            <text:p>D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">
            <text:p>7</text:p>
          </table:table-cell>
          <table:table-cell office:value-type="string">
            <text:p>Ezekiel</text:p>
          </table:table-cell>
          <table:table-cell office:value-type="string">
            <text:p>Ansah</text:p>
          </table:table-cell>
          <table:table-cell office:value-type="string">
            <text:p>Ezekiel Ansah</text:p>
          </table:table-cell>
          <table:table-cell office:value-type="string">
            <text:p>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0">
            <text:p>30</text:p>
          </table:table-cell>
          <table:table-cell office:value-type="string">
            <text:p>Ezekiel</text:p>
          </table:table-cell>
          <table:table-cell office:value-type="string">
            <text:p>Ansah</text:p>
          </table:table-cell>
          <table:table-cell office:value-type="string">
            <text:p>Ezekiel Ansah</text:p>
          </table:table-cell>
          <table:table-cell office:value-type="string">
            <text:p>DE/OL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9">
            <text:p>9</text:p>
          </table:table-cell>
          <table:table-cell office:value-type="string">
            <text:p>Ezekiel</text:p>
          </table:table-cell>
          <table:table-cell office:value-type="string">
            <text:p>Ansah</text:p>
          </table:table-cell>
          <table:table-cell office:value-type="string">
            <text:p>Ezekiel Ansah</text:p>
          </table:table-cell>
          <table:table-cell office:value-type="string">
            <text:p><text:s/>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0">
            <text:p>10</text:p>
          </table:table-cell>
          <table:table-cell office:value-type="string">
            <text:p>Ezekiel</text:p>
          </table:table-cell>
          <table:table-cell office:value-type="string">
            <text:p>Ansah</text:p>
          </table:table-cell>
          <table:table-cell office:value-type="string">
            <text:p>Ansah</text:p>
          </table:table-cell>
          <table:table-cell office:value-type="string">
            <text:p>D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7">
            <text:p>67</text:p>
          </table:table-cell>
          <table:table-cell office:value-type="string">
            <text:p>Terron</text:p>
          </table:table-cell>
          <table:table-cell office:value-type="string">
            <text:p>Armstead</text:p>
          </table:table-cell>
          <table:table-cell office:value-type="string">
            <text:p>Terron Armstead</text:p>
          </table:table-cell>
          <table:table-cell office:value-type="string">
            <text:p>O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48">
            <text:p>48</text:p>
          </table:table-cell>
          <table:table-cell office:value-type="string">
            <text:p>Terron</text:p>
          </table:table-cell>
          <table:table-cell office:value-type="string">
            <text:p>Armstead</text:p>
          </table:table-cell>
          <table:table-cell office:value-type="string">
            <text:p>Terron Armstead</text:p>
          </table:table-cell>
          <table:table-cell office:value-type="string">
            <text:p>O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61">
            <text:p>61</text:p>
          </table:table-cell>
          <table:table-cell office:value-type="string">
            <text:p>Terron</text:p>
          </table:table-cell>
          <table:table-cell office:value-type="string">
            <text:p>Armstead</text:p>
          </table:table-cell>
          <table:table-cell office:value-type="string">
            <text:p><text:s/>Terron Armstead</text:p>
          </table:table-cell>
          <table:table-cell office:value-type="string">
            <text:p><text:s/>O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0">
            <text:p>90</text:p>
          </table:table-cell>
          <table:table-cell office:value-type="string">
            <text:p>Terron</text:p>
          </table:table-cell>
          <table:table-cell office:value-type="string">
            <text:p>Armstead</text:p>
          </table:table-cell>
          <table:table-cell office:value-type="string">
            <text:p>Terron Armstead</text:p>
          </table:table-cell>
          <table:table-cell office:value-type="string">
            <text:p>O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9">
            <text:p>49</text:p>
          </table:table-cell>
          <table:table-cell office:value-type="string">
            <text:p>Terron</text:p>
          </table:table-cell>
          <table:table-cell office:value-type="string">
            <text:p>Armstead</text:p>
          </table:table-cell>
          <table:table-cell office:value-type="string">
            <text:p>Armstead</text:p>
          </table:table-cell>
          <table:table-cell office:value-type="string">
            <text:p>O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1">
            <text:p>21</text:p>
          </table:table-cell>
          <table:table-cell office:value-type="string">
            <text:p>Tavon</text:p>
          </table:table-cell>
          <table:table-cell office:value-type="string">
            <text:p>Austin</text:p>
          </table:table-cell>
          <table:table-cell office:value-type="string">
            <text:p>Tavon Austin</text:p>
          </table:table-cell>
          <table:table-cell office:value-type="string">
            <text:p>W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3">
            <text:p>13</text:p>
          </table:table-cell>
          <table:table-cell office:value-type="string">
            <text:p>Tavon</text:p>
          </table:table-cell>
          <table:table-cell office:value-type="string">
            <text:p>Austin</text:p>
          </table:table-cell>
          <table:table-cell office:value-type="string">
            <text:p>Tavon Austin</text:p>
          </table:table-cell>
          <table:table-cell office:value-type="string">
            <text:p>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12">
            <text:p>12</text:p>
          </table:table-cell>
          <table:table-cell office:value-type="string">
            <text:p>Tavon</text:p>
          </table:table-cell>
          <table:table-cell office:value-type="string">
            <text:p>Austin</text:p>
          </table:table-cell>
          <table:table-cell office:value-type="string">
            <text:p><text:s/>Tavon Austin</text:p>
          </table:table-cell>
          <table:table-cell office:value-type="string">
            <text:p><text:s/>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4">
            <text:p>24</text:p>
          </table:table-cell>
          <table:table-cell office:value-type="string">
            <text:p>Tavon</text:p>
          </table:table-cell>
          <table:table-cell office:value-type="string">
            <text:p>Austin</text:p>
          </table:table-cell>
          <table:table-cell office:value-type="string">
            <text:p>Tavon Austin</text:p>
          </table:table-cell>
          <table:table-cell office:value-type="string">
            <text:p>W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">
            <text:p>9</text:p>
          </table:table-cell>
          <table:table-cell office:value-type="string">
            <text:p>Tavon</text:p>
          </table:table-cell>
          <table:table-cell table:number-columns-repeated="2" office:value-type="string">
            <text:p>Austin</text:p>
          </table:table-cell>
          <table:table-cell office:value-type="string">
            <text:p>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5">
            <text:p>145</text:p>
          </table:table-cell>
          <table:table-cell office:value-type="string">
            <text:p>Jeff</text:p>
          </table:table-cell>
          <table:table-cell office:value-type="string">
            <text:p>Baca</text:p>
          </table:table-cell>
          <table:table-cell office:value-type="string">
            <text:p>Jeff Baca</text:p>
          </table:table-cell>
          <table:table-cell office:value-type="string">
            <text:p>OG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3">
            <text:p>123</text:p>
          </table:table-cell>
          <table:table-cell office:value-type="string">
            <text:p>Alvin</text:p>
          </table:table-cell>
          <table:table-cell office:value-type="string">
            <text:p>Bailey_A</text:p>
          </table:table-cell>
          <table:table-cell office:value-type="string">
            <text:p>Alvin Bailey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67">
            <text:p>167</text:p>
          </table:table-cell>
          <table:table-cell office:value-type="string">
            <text:p>Alvin</text:p>
          </table:table-cell>
          <table:table-cell office:value-type="string">
            <text:p>Bailey_A</text:p>
          </table:table-cell>
          <table:table-cell office:value-type="string">
            <text:p>Alvin Bailey</text:p>
          </table:table-cell>
          <table:table-cell office:value-type="string">
            <text:p>OG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9">
            <text:p>69</text:p>
          </table:table-cell>
          <table:table-cell office:value-type="string">
            <text:p>Stedman</text:p>
          </table:table-cell>
          <table:table-cell office:value-type="string">
            <text:p>Bailey_S</text:p>
          </table:table-cell>
          <table:table-cell office:value-type="string">
            <text:p>Stedman Bailey</text:p>
          </table:table-cell>
          <table:table-cell office:value-type="string">
            <text:p>W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81">
            <text:p>81</text:p>
          </table:table-cell>
          <table:table-cell office:value-type="string">
            <text:p>Stedman</text:p>
          </table:table-cell>
          <table:table-cell office:value-type="string">
            <text:p>Bailey_S</text:p>
          </table:table-cell>
          <table:table-cell office:value-type="string">
            <text:p>Stedman Bailey</text:p>
          </table:table-cell>
          <table:table-cell office:value-type="string">
            <text:p>WR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73">
            <text:p>73</text:p>
          </table:table-cell>
          <table:table-cell office:value-type="string">
            <text:p>Stedman</text:p>
          </table:table-cell>
          <table:table-cell office:value-type="string">
            <text:p>Bailey_S</text:p>
          </table:table-cell>
          <table:table-cell office:value-type="string">
            <text:p><text:s/>Stedman Bailey</text:p>
          </table:table-cell>
          <table:table-cell office:value-type="string">
            <text:p><text:s/>WR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67">
            <text:p>67</text:p>
          </table:table-cell>
          <table:table-cell office:value-type="string">
            <text:p>Stedman</text:p>
          </table:table-cell>
          <table:table-cell office:value-type="string">
            <text:p>Bailey_S</text:p>
          </table:table-cell>
          <table:table-cell office:value-type="string">
            <text:p>Stedman Bailey</text:p>
          </table:table-cell>
          <table:table-cell office:value-type="string">
            <text:p>W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1">
            <text:p>81</text:p>
          </table:table-cell>
          <table:table-cell office:value-type="string">
            <text:p>Stedman</text:p>
          </table:table-cell>
          <table:table-cell office:value-type="string">
            <text:p>Bailey_S</text:p>
          </table:table-cell>
          <table:table-cell office:value-type="string">
            <text:p>Bailey</text:p>
          </table:table-cell>
          <table:table-cell office:value-type="string">
            <text:p>WR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6">
            <text:p>76</text:p>
          </table:table-cell>
          <table:table-cell office:value-type="string">
            <text:p>David</text:p>
          </table:table-cell>
          <table:table-cell office:value-type="string">
            <text:p>Bakhtiari</text:p>
          </table:table-cell>
          <table:table-cell office:value-type="string">
            <text:p>David Bakhtiari</text:p>
          </table:table-cell>
          <table:table-cell office:value-type="string">
            <text:p>O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82">
            <text:p>82</text:p>
          </table:table-cell>
          <table:table-cell office:value-type="string">
            <text:p>David</text:p>
          </table:table-cell>
          <table:table-cell office:value-type="string">
            <text:p>Bakhtiari</text:p>
          </table:table-cell>
          <table:table-cell office:value-type="string">
            <text:p><text:s/>David Bakhtiari</text:p>
          </table:table-cell>
          <table:table-cell office:value-type="string">
            <text:p><text:s/>OT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4">
            <text:p>74</text:p>
          </table:table-cell>
          <table:table-cell office:value-type="string">
            <text:p>David</text:p>
          </table:table-cell>
          <table:table-cell office:value-type="string">
            <text:p>Bakhtiari</text:p>
          </table:table-cell>
          <table:table-cell office:value-type="string">
            <text:p>Bakhtiari</text:p>
          </table:table-cell>
          <table:table-cell office:value-type="string">
            <text:p>O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7">
            <text:p>107</text:p>
          </table:table-cell>
          <table:table-cell office:value-type="string">
            <text:p>Montee</text:p>
          </table:table-cell>
          <table:table-cell office:value-type="string">
            <text:p>Ball</text:p>
          </table:table-cell>
          <table:table-cell office:value-type="string">
            <text:p>Montee Ball</text:p>
          </table:table-cell>
          <table:table-cell office:value-type="string">
            <text:p>RB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2">
            <text:p>62</text:p>
          </table:table-cell>
          <table:table-cell office:value-type="string">
            <text:p>Montee</text:p>
          </table:table-cell>
          <table:table-cell office:value-type="string">
            <text:p>Ball</text:p>
          </table:table-cell>
          <table:table-cell office:value-type="string">
            <text:p>Montee Ball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2">
            <text:p>52</text:p>
          </table:table-cell>
          <table:table-cell office:value-type="string">
            <text:p>Montee</text:p>
          </table:table-cell>
          <table:table-cell office:value-type="string">
            <text:p>Ball</text:p>
          </table:table-cell>
          <table:table-cell office:value-type="string">
            <text:p><text:s/>Montee Ball</text:p>
          </table:table-cell>
          <table:table-cell office:value-type="string">
            <text:p><text:s/>RB</text:p>
          </table:table-cell>
          <table:table-cell office:value-type="float" office:value="28">
            <text:p>28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9">
            <text:p>89</text:p>
          </table:table-cell>
          <table:table-cell office:value-type="string">
            <text:p>Montee</text:p>
          </table:table-cell>
          <table:table-cell office:value-type="string">
            <text:p>Ball</text:p>
          </table:table-cell>
          <table:table-cell office:value-type="string">
            <text:p>Montee Ball</text:p>
          </table:table-cell>
          <table:table-cell office:value-type="string">
            <text:p>R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2">
            <text:p>92</text:p>
          </table:table-cell>
          <table:table-cell office:value-type="string">
            <text:p>Montee</text:p>
          </table:table-cell>
          <table:table-cell table:number-columns-repeated="2" office:value-type="string">
            <text:p>Ball</text:p>
          </table:table-cell>
          <table:table-cell office:value-type="string">
            <text:p>R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7">
            <text:p>47</text:p>
          </table:table-cell>
          <table:table-cell office:value-type="string">
            <text:p>Johnthan</text:p>
          </table:table-cell>
          <table:table-cell office:value-type="string">
            <text:p>Banks</text:p>
          </table:table-cell>
          <table:table-cell office:value-type="string">
            <text:p>Johnthan Banks</text:p>
          </table:table-cell>
          <table:table-cell office:value-type="string">
            <text:p>C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4">
            <text:p>44</text:p>
          </table:table-cell>
          <table:table-cell office:value-type="string">
            <text:p>Johnthan</text:p>
          </table:table-cell>
          <table:table-cell office:value-type="string">
            <text:p>Banks</text:p>
          </table:table-cell>
          <table:table-cell office:value-type="string">
            <text:p>Johnthan Banks</text:p>
          </table:table-cell>
          <table:table-cell office:value-type="string">
            <text:p>CB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8">
            <text:p>48</text:p>
          </table:table-cell>
          <table:table-cell office:value-type="string">
            <text:p>Johnthan</text:p>
          </table:table-cell>
          <table:table-cell office:value-type="string">
            <text:p>Banks</text:p>
          </table:table-cell>
          <table:table-cell office:value-type="string">
            <text:p><text:s/>Johnthan Banks</text:p>
          </table:table-cell>
          <table:table-cell office:value-type="string">
            <text:p><text:s/>CB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22">
            <text:p>22</text:p>
          </table:table-cell>
          <table:table-cell office:value-type="string">
            <text:p>Johnthan</text:p>
          </table:table-cell>
          <table:table-cell office:value-type="string">
            <text:p>Banks</text:p>
          </table:table-cell>
          <table:table-cell office:value-type="string">
            <text:p>Johnthan Banks</text:p>
          </table:table-cell>
          <table:table-cell office:value-type="string">
            <text:p>C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8">
            <text:p>78</text:p>
          </table:table-cell>
          <table:table-cell office:value-type="string">
            <text:p>Johnthan</text:p>
          </table:table-cell>
          <table:table-cell table:number-columns-repeated="2" office:value-type="string">
            <text:p>Banks</text:p>
          </table:table-cell>
          <table:table-cell office:value-type="string">
            <text:p>C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6">
            <text:p>56</text:p>
          </table:table-cell>
          <table:table-cell office:value-type="string">
            <text:p>Matt</text:p>
          </table:table-cell>
          <table:table-cell office:value-type="string">
            <text:p>Barkley</text:p>
          </table:table-cell>
          <table:table-cell office:value-type="string">
            <text:p>Matt Barkley</text:p>
          </table:table-cell>
          <table:table-cell office:value-type="string">
            <text:p>Q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37">
            <text:p>37</text:p>
          </table:table-cell>
          <table:table-cell office:value-type="string">
            <text:p>Matt</text:p>
          </table:table-cell>
          <table:table-cell office:value-type="string">
            <text:p>Barkley</text:p>
          </table:table-cell>
          <table:table-cell office:value-type="string">
            <text:p>Matt Barkley</text:p>
          </table:table-cell>
          <table:table-cell office:value-type="string">
            <text:p>Q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3">
            <text:p>43</text:p>
          </table:table-cell>
          <table:table-cell office:value-type="string">
            <text:p>Matt</text:p>
          </table:table-cell>
          <table:table-cell office:value-type="string">
            <text:p>Barkley</text:p>
          </table:table-cell>
          <table:table-cell office:value-type="string">
            <text:p><text:s/>Matt Barkley</text:p>
          </table:table-cell>
          <table:table-cell office:value-type="string">
            <text:p><text:s/>QB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47">
            <text:p>47</text:p>
          </table:table-cell>
          <table:table-cell office:value-type="string">
            <text:p>Matt</text:p>
          </table:table-cell>
          <table:table-cell office:value-type="string">
            <text:p>Barkley</text:p>
          </table:table-cell>
          <table:table-cell office:value-type="string">
            <text:p>Matt Barkley</text:p>
          </table:table-cell>
          <table:table-cell office:value-type="string">
            <text:p>Q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1">
            <text:p>41</text:p>
          </table:table-cell>
          <table:table-cell office:value-type="string">
            <text:p>Matt</text:p>
          </table:table-cell>
          <table:table-cell table:number-columns-repeated="2" office:value-type="string">
            <text:p>Barkley</text:p>
          </table:table-cell>
          <table:table-cell office:value-type="string">
            <text:p>Q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6">
            <text:p>136</text:p>
          </table:table-cell>
          <table:table-cell office:value-type="string">
            <text:p>Kenjon</text:p>
          </table:table-cell>
          <table:table-cell office:value-type="string">
            <text:p>Barner</text:p>
          </table:table-cell>
          <table:table-cell office:value-type="string">
            <text:p>Kenjon Barner</text:p>
          </table:table-cell>
          <table:table-cell office:value-type="string">
            <text:p>RB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3">
            <text:p>153</text:p>
          </table:table-cell>
          <table:table-cell office:value-type="string">
            <text:p>Kenjon</text:p>
          </table:table-cell>
          <table:table-cell office:value-type="string">
            <text:p>Barner</text:p>
          </table:table-cell>
          <table:table-cell office:value-type="string">
            <text:p>Kenjon Barner</text:p>
          </table:table-cell>
          <table:table-cell office:value-type="string">
            <text:p>R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0">
            <text:p>140</text:p>
          </table:table-cell>
          <table:table-cell office:value-type="string">
            <text:p>T.J.</text:p>
          </table:table-cell>
          <table:table-cell office:value-type="string">
            <text:p>Barnes</text:p>
          </table:table-cell>
          <table:table-cell office:value-type="string">
            <text:p>T.J. Barnes</text:p>
          </table:table-cell>
          <table:table-cell office:value-type="string">
            <text:p>DT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8">
            <text:p>198</text:p>
          </table:table-cell>
          <table:table-cell office:value-type="string">
            <text:p>Steve</text:p>
          </table:table-cell>
          <table:table-cell office:value-type="string">
            <text:p>Beauharnais</text:p>
          </table:table-cell>
          <table:table-cell office:value-type="string">
            <text:p>Steve Beauharnai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1">
            <text:p>151</text:p>
          </table:table-cell>
          <table:table-cell office:value-type="string">
            <text:p>Le'Veon</text:p>
          </table:table-cell>
          <table:table-cell office:value-type="string">
            <text:p>Bell</text:p>
          </table:table-cell>
          <table:table-cell office:value-type="string">
            <text:p>Le'Veon Bell</text:p>
          </table:table-cell>
          <table:table-cell office:value-type="string">
            <text:p>RB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75">
            <text:p>75</text:p>
          </table:table-cell>
          <table:table-cell office:value-type="string">
            <text:p>Le'Veon</text:p>
          </table:table-cell>
          <table:table-cell office:value-type="string">
            <text:p>Bell</text:p>
          </table:table-cell>
          <table:table-cell office:value-type="string">
            <text:p>Le'Veon Bell</text:p>
          </table:table-cell>
          <table:table-cell office:value-type="string">
            <text:p>R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4">
            <text:p>94</text:p>
          </table:table-cell>
          <table:table-cell office:value-type="string">
            <text:p>Le'Veon</text:p>
          </table:table-cell>
          <table:table-cell office:value-type="string">
            <text:p>Bell</text:p>
          </table:table-cell>
          <table:table-cell office:value-type="string">
            <text:p><text:s/>Le'Veon Bell</text:p>
          </table:table-cell>
          <table:table-cell office:value-type="string">
            <text:p><text:s/>RB</text:p>
          </table:table-cell>
          <table:table-cell office:value-type="float" office:value="32">
            <text:p>3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41">
            <text:p>41</text:p>
          </table:table-cell>
          <table:table-cell office:value-type="string">
            <text:p>Le'Veon</text:p>
          </table:table-cell>
          <table:table-cell office:value-type="string">
            <text:p>Bell</text:p>
          </table:table-cell>
          <table:table-cell office:value-type="string">
            <text:p>Le'Veon Bell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2">
            <text:p>52</text:p>
          </table:table-cell>
          <table:table-cell office:value-type="string">
            <text:p>Giovani</text:p>
          </table:table-cell>
          <table:table-cell office:value-type="string">
            <text:p>Bernard</text:p>
          </table:table-cell>
          <table:table-cell office:value-type="string">
            <text:p>Giovani Bernard</text:p>
          </table:table-cell>
          <table:table-cell office:value-type="string">
            <text:p>R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7">
            <text:p>67</text:p>
          </table:table-cell>
          <table:table-cell office:value-type="string">
            <text:p>Giovani</text:p>
          </table:table-cell>
          <table:table-cell office:value-type="string">
            <text:p>Bernard</text:p>
          </table:table-cell>
          <table:table-cell office:value-type="string">
            <text:p>Giovani Bernard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3">
            <text:p>63</text:p>
          </table:table-cell>
          <table:table-cell office:value-type="string">
            <text:p>Giovani</text:p>
          </table:table-cell>
          <table:table-cell office:value-type="string">
            <text:p>Bernard</text:p>
          </table:table-cell>
          <table:table-cell office:value-type="string">
            <text:p><text:s/>Giovani Bernard</text:p>
          </table:table-cell>
          <table:table-cell office:value-type="string">
            <text:p><text:s/>R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45">
            <text:p>45</text:p>
          </table:table-cell>
          <table:table-cell office:value-type="string">
            <text:p>Giovani</text:p>
          </table:table-cell>
          <table:table-cell office:value-type="string">
            <text:p>Bernard</text:p>
          </table:table-cell>
          <table:table-cell office:value-type="string">
            <text:p>Giovani Bernard</text:p>
          </table:table-cell>
          <table:table-cell office:value-type="string">
            <text:p>R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0">
            <text:p>50</text:p>
          </table:table-cell>
          <table:table-cell office:value-type="string">
            <text:p>Giovani</text:p>
          </table:table-cell>
          <table:table-cell table:number-columns-repeated="2" office:value-type="string">
            <text:p>Bernard</text:p>
          </table:table-cell>
          <table:table-cell office:value-type="string">
            <text:p>R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7">
            <text:p>187</text:p>
          </table:table-cell>
          <table:table-cell office:value-type="string">
            <text:p>Travis</text:p>
          </table:table-cell>
          <table:table-cell office:value-type="string">
            <text:p>Bond</text:p>
          </table:table-cell>
          <table:table-cell office:value-type="string">
            <text:p>Travis Bond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4">
            <text:p>114</text:p>
          </table:table-cell>
          <table:table-cell office:value-type="string">
            <text:p>Jon</text:p>
          </table:table-cell>
          <table:table-cell office:value-type="string">
            <text:p>Bostic</text:p>
          </table:table-cell>
          <table:table-cell office:value-type="string">
            <text:p>Jon Bostic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4">
            <text:p>84</text:p>
          </table:table-cell>
          <table:table-cell office:value-type="string">
            <text:p>Jon</text:p>
          </table:table-cell>
          <table:table-cell office:value-type="string">
            <text:p>Bostic</text:p>
          </table:table-cell>
          <table:table-cell office:value-type="string">
            <text:p>Jon Bostic</text:p>
          </table:table-cell>
          <table:table-cell office:value-type="string">
            <text:p>OLB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5">
            <text:p>65</text:p>
          </table:table-cell>
          <table:table-cell office:value-type="string">
            <text:p>Jon</text:p>
          </table:table-cell>
          <table:table-cell office:value-type="string">
            <text:p>Bostic</text:p>
          </table:table-cell>
          <table:table-cell office:value-type="string">
            <text:p><text:s/>Jon Bostic</text:p>
          </table:table-cell>
          <table:table-cell office:value-type="string">
            <text:p><text:s/>OLB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94">
            <text:p>94</text:p>
          </table:table-cell>
          <table:table-cell office:value-type="string">
            <text:p>Jon</text:p>
          </table:table-cell>
          <table:table-cell office:value-type="string">
            <text:p>Bostic</text:p>
          </table:table-cell>
          <table:table-cell office:value-type="string">
            <text:p>Jon Bostic</text:p>
          </table:table-cell>
          <table:table-cell office:value-type="string">
            <text:p>IL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00">
            <text:p>100</text:p>
          </table:table-cell>
          <table:table-cell office:value-type="string">
            <text:p>Jon</text:p>
          </table:table-cell>
          <table:table-cell office:value-type="string">
            <text:p>Bostic</text:p>
          </table:table-cell>
          <table:table-cell office:value-type="string">
            <text:p>Bostic</text:p>
          </table:table-cell>
          <table:table-cell office:value-type="string">
            <text:p>L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8">
            <text:p>138</text:p>
          </table:table-cell>
          <table:table-cell office:value-type="string">
            <text:p>Josh</text:p>
          </table:table-cell>
          <table:table-cell office:value-type="string">
            <text:p>Boyce</text:p>
          </table:table-cell>
          <table:table-cell office:value-type="string">
            <text:p>Josh Boyce</text:p>
          </table:table-cell>
          <table:table-cell office:value-type="string">
            <text:p>WR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9">
            <text:p>169</text:p>
          </table:table-cell>
          <table:table-cell office:value-type="string">
            <text:p>Josh</text:p>
          </table:table-cell>
          <table:table-cell office:value-type="string">
            <text:p>Boyce</text:p>
          </table:table-cell>
          <table:table-cell office:value-type="string">
            <text:p>Josh Boyce</text:p>
          </table:table-cell>
          <table:table-cell office:value-type="string">
            <text:p>WR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1">
            <text:p>171</text:p>
          </table:table-cell>
          <table:table-cell office:value-type="string">
            <text:p>Josh</text:p>
          </table:table-cell>
          <table:table-cell office:value-type="string">
            <text:p>Boyd</text:p>
          </table:table-cell>
          <table:table-cell office:value-type="string">
            <text:p>Josh Boyd</text:p>
          </table:table-cell>
          <table:table-cell office:value-type="string">
            <text:p>DT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0">
            <text:p>90</text:p>
          </table:table-cell>
          <table:table-cell office:value-type="string">
            <text:p>Tyler</text:p>
          </table:table-cell>
          <table:table-cell office:value-type="string">
            <text:p>Bray</text:p>
          </table:table-cell>
          <table:table-cell office:value-type="string">
            <text:p>Tyler Bray</text:p>
          </table:table-cell>
          <table:table-cell office:value-type="string">
            <text:p>Q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2">
            <text:p>92</text:p>
          </table:table-cell>
          <table:table-cell office:value-type="string">
            <text:p>Tyler</text:p>
          </table:table-cell>
          <table:table-cell office:value-type="string">
            <text:p>Bray</text:p>
          </table:table-cell>
          <table:table-cell office:value-type="string">
            <text:p>Tyler Bray</text:p>
          </table:table-cell>
          <table:table-cell office:value-type="string">
            <text:p>Q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6">
            <text:p>86</text:p>
          </table:table-cell>
          <table:table-cell office:value-type="string">
            <text:p>Tyler</text:p>
          </table:table-cell>
          <table:table-cell office:value-type="string">
            <text:p>Bray</text:p>
          </table:table-cell>
          <table:table-cell office:value-type="string">
            <text:p><text:s/>Tyler Bray</text:p>
          </table:table-cell>
          <table:table-cell office:value-type="string">
            <text:p><text:s/>QB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3">
            <text:p>63</text:p>
          </table:table-cell>
          <table:table-cell office:value-type="string">
            <text:p>Tyler</text:p>
          </table:table-cell>
          <table:table-cell office:value-type="string">
            <text:p>Bray</text:p>
          </table:table-cell>
          <table:table-cell office:value-type="string">
            <text:p>Tyler Bray</text:p>
          </table:table-cell>
          <table:table-cell office:value-type="string">
            <text:p>Q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">
            <text:p>18</text:p>
          </table:table-cell>
          <table:table-cell office:value-type="string">
            <text:p>Arthur</text:p>
          </table:table-cell>
          <table:table-cell office:value-type="string">
            <text:p>Brown</text:p>
          </table:table-cell>
          <table:table-cell office:value-type="string">
            <text:p>Arthur Brown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2">
            <text:p>42</text:p>
          </table:table-cell>
          <table:table-cell office:value-type="string">
            <text:p>Arthur</text:p>
          </table:table-cell>
          <table:table-cell office:value-type="string">
            <text:p>Brown</text:p>
          </table:table-cell>
          <table:table-cell office:value-type="string">
            <text:p>Arthur Brown</text:p>
          </table:table-cell>
          <table:table-cell office:value-type="string">
            <text:p>OL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6">
            <text:p>36</text:p>
          </table:table-cell>
          <table:table-cell office:value-type="string">
            <text:p>Arthur</text:p>
          </table:table-cell>
          <table:table-cell office:value-type="string">
            <text:p>Brown</text:p>
          </table:table-cell>
          <table:table-cell office:value-type="string">
            <text:p><text:s/>Arthur Brown</text:p>
          </table:table-cell>
          <table:table-cell office:value-type="string">
            <text:p><text:s/>ILB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4">
            <text:p>64</text:p>
          </table:table-cell>
          <table:table-cell office:value-type="string">
            <text:p>Arthur</text:p>
          </table:table-cell>
          <table:table-cell office:value-type="string">
            <text:p>Brown</text:p>
          </table:table-cell>
          <table:table-cell office:value-type="string">
            <text:p>Arthur Brown</text:p>
          </table:table-cell>
          <table:table-cell office:value-type="string">
            <text:p>OL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6">
            <text:p>36</text:p>
          </table:table-cell>
          <table:table-cell office:value-type="string">
            <text:p>Arthur</text:p>
          </table:table-cell>
          <table:table-cell table:number-columns-repeated="2" office:value-type="string">
            <text:p>Brown</text:p>
          </table:table-cell>
          <table:table-cell office:value-type="string">
            <text:p>L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8">
            <text:p>158</text:p>
          </table:table-cell>
          <table:table-cell office:value-type="string">
            <text:p>Michael</text:p>
          </table:table-cell>
          <table:table-cell office:value-type="string">
            <text:p>Buchanan</text:p>
          </table:table-cell>
          <table:table-cell office:value-type="string">
            <text:p>Michael Buchanan</text:p>
          </table:table-cell>
          <table:table-cell office:value-type="string">
            <text:p>D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0">
            <text:p>150</text:p>
          </table:table-cell>
          <table:table-cell office:value-type="string">
            <text:p>Michael</text:p>
          </table:table-cell>
          <table:table-cell office:value-type="string">
            <text:p>Buchanan</text:p>
          </table:table-cell>
          <table:table-cell office:value-type="string">
            <text:p>Michael Buchanan</text:p>
          </table:table-cell>
          <table:table-cell office:value-type="string">
            <text:p>D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1">
            <text:p>161</text:p>
          </table:table-cell>
          <table:table-cell office:value-type="string">
            <text:p>Adrian</text:p>
          </table:table-cell>
          <table:table-cell office:value-type="string">
            <text:p>Bushell</text:p>
          </table:table-cell>
          <table:table-cell office:value-type="string">
            <text:p>Adrian Bushell</text:p>
          </table:table-cell>
          <table:table-cell office:value-type="string">
            <text:p>CB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0">
            <text:p>20</text:p>
          </table:table-cell>
          <table:table-cell office:value-type="string">
            <text:p>Cornellius</text:p>
          </table:table-cell>
          <table:table-cell office:value-type="string">
            <text:p>Carradine</text:p>
          </table:table-cell>
          <table:table-cell office:value-type="string">
            <text:p>Cornelius Carradine</text:p>
          </table:table-cell>
          <table:table-cell office:value-type="string">
            <text:p>D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">
            <text:p>14</text:p>
          </table:table-cell>
          <table:table-cell office:value-type="string">
            <text:p>Cornellius</text:p>
          </table:table-cell>
          <table:table-cell office:value-type="string">
            <text:p>Carradine</text:p>
          </table:table-cell>
          <table:table-cell office:value-type="string">
            <text:p>Cornelius Carradine</text:p>
          </table:table-cell>
          <table:table-cell office:value-type="string">
            <text:p>D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0">
            <text:p>30</text:p>
          </table:table-cell>
          <table:table-cell office:value-type="string">
            <text:p>Cornellius</text:p>
          </table:table-cell>
          <table:table-cell office:value-type="string">
            <text:p>Carradine</text:p>
          </table:table-cell>
          <table:table-cell office:value-type="string">
            <text:p>Cornellius Carradine</text:p>
          </table:table-cell>
          <table:table-cell office:value-type="string">
            <text:p>D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8">
            <text:p>28</text:p>
          </table:table-cell>
          <table:table-cell office:value-type="string">
            <text:p>Cornellius</text:p>
          </table:table-cell>
          <table:table-cell office:value-type="string">
            <text:p>Carradine</text:p>
          </table:table-cell>
          <table:table-cell office:value-type="string">
            <text:p>Cornellius Carradine</text:p>
          </table:table-cell>
          <table:table-cell office:value-type="string">
            <text:p>D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56">
            <text:p>56</text:p>
          </table:table-cell>
          <table:table-cell office:value-type="string">
            <text:p>Cornellius</text:p>
          </table:table-cell>
          <table:table-cell office:value-type="string">
            <text:p>Carradine</text:p>
          </table:table-cell>
          <table:table-cell office:value-type="string">
            <text:p>Cornellius Carradine</text:p>
          </table:table-cell>
          <table:table-cell office:value-type="string">
            <text:p><text:s/>D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3">
            <text:p>193</text:p>
          </table:table-cell>
          <table:table-cell office:value-type="string">
            <text:p>Mike</text:p>
          </table:table-cell>
          <table:table-cell office:value-type="string">
            <text:p>Catapano</text:p>
          </table:table-cell>
          <table:table-cell office:value-type="string">
            <text:p>Mike Catapano</text:p>
          </table:table-cell>
          <table:table-cell office:value-type="string">
            <text:p>DE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4">
            <text:p>184</text:p>
          </table:table-cell>
          <table:table-cell office:value-type="string">
            <text:p>Braxston</text:p>
          </table:table-cell>
          <table:table-cell office:value-type="string">
            <text:p>Cave</text:p>
          </table:table-cell>
          <table:table-cell office:value-type="string">
            <text:p>Braxston Cave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9">
            <text:p>39</text:p>
          </table:table-cell>
          <table:table-cell office:value-type="string">
            <text:p>Jamie</text:p>
          </table:table-cell>
          <table:table-cell office:value-type="string">
            <text:p>Collins</text:p>
          </table:table-cell>
          <table:table-cell office:value-type="string">
            <text:p>Jamie Collins</text:p>
          </table:table-cell>
          <table:table-cell office:value-type="string">
            <text:p>OL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0">
            <text:p>60</text:p>
          </table:table-cell>
          <table:table-cell office:value-type="string">
            <text:p>Jamie</text:p>
          </table:table-cell>
          <table:table-cell office:value-type="string">
            <text:p>Collins</text:p>
          </table:table-cell>
          <table:table-cell office:value-type="string">
            <text:p>Jamie Collins</text:p>
          </table:table-cell>
          <table:table-cell office:value-type="string">
            <text:p>OLB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9">
            <text:p>49</text:p>
          </table:table-cell>
          <table:table-cell office:value-type="string">
            <text:p>Jamie</text:p>
          </table:table-cell>
          <table:table-cell office:value-type="string">
            <text:p>Collins</text:p>
          </table:table-cell>
          <table:table-cell office:value-type="string">
            <text:p><text:s/>Jamie Collins</text:p>
          </table:table-cell>
          <table:table-cell office:value-type="string">
            <text:p><text:s/>OLB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44">
            <text:p>44</text:p>
          </table:table-cell>
          <table:table-cell office:value-type="string">
            <text:p>Jamie</text:p>
          </table:table-cell>
          <table:table-cell office:value-type="string">
            <text:p>Collins</text:p>
          </table:table-cell>
          <table:table-cell office:value-type="string">
            <text:p>Jamie Collins</text:p>
          </table:table-cell>
          <table:table-cell office:value-type="string">
            <text:p>DE/O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6">
            <text:p>46</text:p>
          </table:table-cell>
          <table:table-cell office:value-type="string">
            <text:p>Jamie</text:p>
          </table:table-cell>
          <table:table-cell table:number-columns-repeated="2" office:value-type="string">
            <text:p>Collins</text:p>
          </table:table-cell>
          <table:table-cell office:value-type="string">
            <text:p>L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2">
            <text:p>132</text:p>
          </table:table-cell>
          <table:table-cell office:value-type="string">
            <text:p>Sanders</text:p>
          </table:table-cell>
          <table:table-cell office:value-type="string">
            <text:p>Commings</text:p>
          </table:table-cell>
          <table:table-cell office:value-type="string">
            <text:p>Sanders Commings</text:p>
          </table:table-cell>
          <table:table-cell office:value-type="string">
            <text:p>CB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5">
            <text:p>75</text:p>
          </table:table-cell>
          <table:table-cell office:value-type="string">
            <text:p>Sanders</text:p>
          </table:table-cell>
          <table:table-cell office:value-type="string">
            <text:p>Commings</text:p>
          </table:table-cell>
          <table:table-cell office:value-type="string">
            <text:p>Sanders Commings</text:p>
          </table:table-cell>
          <table:table-cell office:value-type="string">
            <text:p>C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Cooper</text:p>
          </table:table-cell>
          <table:table-cell office:value-type="string">
            <text:p>Jonathan Coope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1">
            <text:p>11</text:p>
          </table:table-cell>
          <table:table-cell office:value-type="string">
            <text:p>Jonathan</text:p>
          </table:table-cell>
          <table:table-cell office:value-type="string">
            <text:p>Cooper</text:p>
          </table:table-cell>
          <table:table-cell office:value-type="string">
            <text:p>Jonathan Cooper</text:p>
          </table:table-cell>
          <table:table-cell office:value-type="string">
            <text:p>OG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Cooper</text:p>
          </table:table-cell>
          <table:table-cell office:value-type="string">
            <text:p><text:s/>Jonathan Cooper</text:p>
          </table:table-cell>
          <table:table-cell office:value-type="string">
            <text:p><text:s/>OG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0">
            <text:p>10</text:p>
          </table:table-cell>
          <table:table-cell office:value-type="string">
            <text:p>Jonathan</text:p>
          </table:table-cell>
          <table:table-cell office:value-type="string">
            <text:p>Cooper</text:p>
          </table:table-cell>
          <table:table-cell office:value-type="string">
            <text:p>Jonathan Cooper</text:p>
          </table:table-cell>
          <table:table-cell office:value-type="string">
            <text:p>O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1">
            <text:p>11</text:p>
          </table:table-cell>
          <table:table-cell office:value-type="string">
            <text:p>Jonathan</text:p>
          </table:table-cell>
          <table:table-cell table:number-columns-repeated="2" office:value-type="string">
            <text:p>Cooper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3">
            <text:p>23</text:p>
          </table:table-cell>
          <table:table-cell office:value-type="string">
            <text:p>Jonathan</text:p>
          </table:table-cell>
          <table:table-cell office:value-type="string">
            <text:p>Cyprien</text:p>
          </table:table-cell>
          <table:table-cell office:value-type="string">
            <text:p>Jonathan Cyprie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9">
            <text:p>29</text:p>
          </table:table-cell>
          <table:table-cell office:value-type="string">
            <text:p>Jonathan</text:p>
          </table:table-cell>
          <table:table-cell office:value-type="string">
            <text:p>Cyprien</text:p>
          </table:table-cell>
          <table:table-cell office:value-type="string">
            <text:p>Jonathan Cyprien</text:p>
          </table:table-cell>
          <table:table-cell office:value-type="string">
            <text:p>S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8">
            <text:p>38</text:p>
          </table:table-cell>
          <table:table-cell office:value-type="string">
            <text:p>Jonathan</text:p>
          </table:table-cell>
          <table:table-cell office:value-type="string">
            <text:p>Cyprien</text:p>
          </table:table-cell>
          <table:table-cell office:value-type="string">
            <text:p><text:s/>Jonathan Cyprien</text:p>
          </table:table-cell>
          <table:table-cell office:value-type="string">
            <text:p><text:s/>FS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27">
            <text:p>27</text:p>
          </table:table-cell>
          <table:table-cell office:value-type="string">
            <text:p>Jonathan</text:p>
          </table:table-cell>
          <table:table-cell office:value-type="string">
            <text:p>Cyprien</text:p>
          </table:table-cell>
          <table:table-cell office:value-type="string">
            <text:p>Jonathan Cyprie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4">
            <text:p>24</text:p>
          </table:table-cell>
          <table:table-cell office:value-type="string">
            <text:p>Jonathan</text:p>
          </table:table-cell>
          <table:table-cell office:value-type="string">
            <text:p>Cyprien</text:p>
          </table:table-cell>
          <table:table-cell office:value-type="string">
            <text:p>Cyprie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3">
            <text:p>173</text:p>
          </table:table-cell>
          <table:table-cell office:value-type="string">
            <text:p>Cody</text:p>
          </table:table-cell>
          <table:table-cell office:value-type="string">
            <text:p>Davis_C</text:p>
          </table:table-cell>
          <table:table-cell office:value-type="string">
            <text:p>Cody Davis</text:p>
          </table:table-cell>
          <table:table-cell office:value-type="string">
            <text:p>F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2">
            <text:p>182</text:p>
          </table:table-cell>
          <table:table-cell office:value-type="string">
            <text:p>Knile</text:p>
          </table:table-cell>
          <table:table-cell office:value-type="string">
            <text:p>Davis_K</text:p>
          </table:table-cell>
          <table:table-cell office:value-type="string">
            <text:p>Knile Davis</text:p>
          </table:table-cell>
          <table:table-cell office:value-type="string">
            <text:p>RB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96">
            <text:p>196</text:p>
          </table:table-cell>
          <table:table-cell office:value-type="string">
            <text:p>Marcus</text:p>
          </table:table-cell>
          <table:table-cell office:value-type="string">
            <text:p>Davis_M</text:p>
          </table:table-cell>
          <table:table-cell office:value-type="string">
            <text:p>Marcus Davis</text:p>
          </table:table-cell>
          <table:table-cell office:value-type="string">
            <text:p>WR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5">
            <text:p>125</text:p>
          </table:table-cell>
          <table:table-cell office:value-type="string">
            <text:p>Will</text:p>
          </table:table-cell>
          <table:table-cell office:value-type="string">
            <text:p>Davis_W</text:p>
          </table:table-cell>
          <table:table-cell office:value-type="string">
            <text:p>Will Davis</text:p>
          </table:table-cell>
          <table:table-cell office:value-type="string">
            <text:p>CB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57">
            <text:p>157</text:p>
          </table:table-cell>
          <table:table-cell office:value-type="string">
            <text:p>Will</text:p>
          </table:table-cell>
          <table:table-cell office:value-type="string">
            <text:p>Davis_W</text:p>
          </table:table-cell>
          <table:table-cell office:value-type="string">
            <text:p>Will Davis</text:p>
          </table:table-cell>
          <table:table-cell office:value-type="string">
            <text:p>CB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3">
            <text:p>153</text:p>
          </table:table-cell>
          <table:table-cell office:value-type="string">
            <text:p>Everett</text:p>
          </table:table-cell>
          <table:table-cell office:value-type="string">
            <text:p>Dawkins</text:p>
          </table:table-cell>
          <table:table-cell office:value-type="string">
            <text:p>Everett Dawkins</text:p>
          </table:table-cell>
          <table:table-cell office:value-type="string">
            <text:p>DT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6">
            <text:p>176</text:p>
          </table:table-cell>
          <table:table-cell office:value-type="string">
            <text:p>Everett</text:p>
          </table:table-cell>
          <table:table-cell office:value-type="string">
            <text:p>Dawkins</text:p>
          </table:table-cell>
          <table:table-cell office:value-type="string">
            <text:p>Everett Dawkins</text:p>
          </table:table-cell>
          <table:table-cell office:value-type="string">
            <text:p>DT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3">
            <text:p>73</text:p>
          </table:table-cell>
          <table:table-cell office:value-type="string">
            <text:p>Aaron</text:p>
          </table:table-cell>
          <table:table-cell office:value-type="string">
            <text:p>Dobson</text:p>
          </table:table-cell>
          <table:table-cell office:value-type="string">
            <text:p>Aaron Dobson</text:p>
          </table:table-cell>
          <table:table-cell office:value-type="string">
            <text:p>WR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17">
            <text:p>117</text:p>
          </table:table-cell>
          <table:table-cell office:value-type="string">
            <text:p>Aaron</text:p>
          </table:table-cell>
          <table:table-cell office:value-type="string">
            <text:p>Dobson</text:p>
          </table:table-cell>
          <table:table-cell office:value-type="string">
            <text:p>Aaron Dobson</text:p>
          </table:table-cell>
          <table:table-cell office:value-type="string">
            <text:p>WR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0">
            <text:p>60</text:p>
          </table:table-cell>
          <table:table-cell office:value-type="string">
            <text:p>Aaron</text:p>
          </table:table-cell>
          <table:table-cell office:value-type="string">
            <text:p>Dobson</text:p>
          </table:table-cell>
          <table:table-cell office:value-type="string">
            <text:p><text:s/>Aaron Dobson</text:p>
          </table:table-cell>
          <table:table-cell office:value-type="string">
            <text:p><text:s/>W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8">
            <text:p>98</text:p>
          </table:table-cell>
          <table:table-cell office:value-type="string">
            <text:p>Aaron</text:p>
          </table:table-cell>
          <table:table-cell office:value-type="string">
            <text:p>Dobson</text:p>
          </table:table-cell>
          <table:table-cell office:value-type="string">
            <text:p>Dobson</text:p>
          </table:table-cell>
          <table:table-cell office:value-type="string">
            <text:p>W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7">
            <text:p>157</text:p>
          </table:table-cell>
          <table:table-cell office:value-type="string">
            <text:p>Jack</text:p>
          </table:table-cell>
          <table:table-cell office:value-type="string">
            <text:p>Doyle</text:p>
          </table:table-cell>
          <table:table-cell office:value-type="string">
            <text:p>Jack Doyle</text:p>
          </table:table-cell>
          <table:table-cell office:value-type="string">
            <text:p>T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3">
            <text:p>103</text:p>
          </table:table-cell>
          <table:table-cell office:value-type="string">
            <text:p>Zac</text:p>
          </table:table-cell>
          <table:table-cell office:value-type="string">
            <text:p>Dysert</text:p>
          </table:table-cell>
          <table:table-cell office:value-type="string">
            <text:p>Zac Dysert</text:p>
          </table:table-cell>
          <table:table-cell office:value-type="string">
            <text:p>Q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42">
            <text:p>142</text:p>
          </table:table-cell>
          <table:table-cell office:value-type="string">
            <text:p>Zac</text:p>
          </table:table-cell>
          <table:table-cell office:value-type="string">
            <text:p>Dysert</text:p>
          </table:table-cell>
          <table:table-cell office:value-type="string">
            <text:p>Zac Dysert</text:p>
          </table:table-cell>
          <table:table-cell office:value-type="string">
            <text:p>Q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7">
            <text:p>97</text:p>
          </table:table-cell>
          <table:table-cell office:value-type="string">
            <text:p>Zac</text:p>
          </table:table-cell>
          <table:table-cell office:value-type="string">
            <text:p>Dysert</text:p>
          </table:table-cell>
          <table:table-cell office:value-type="string">
            <text:p>Dysert</text:p>
          </table:table-cell>
          <table:table-cell office:value-type="string">
            <text:p>Q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7">
            <text:p>167</text:p>
          </table:table-cell>
          <table:table-cell office:value-type="string">
            <text:p>Lavar</text:p>
          </table:table-cell>
          <table:table-cell office:value-type="string">
            <text:p>Edwards_L</text:p>
          </table:table-cell>
          <table:table-cell office:value-type="string">
            <text:p>Lavar Edwards</text:p>
          </table:table-cell>
          <table:table-cell office:value-type="string">
            <text:p>DE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29">
            <text:p>129</text:p>
          </table:table-cell>
          <table:table-cell office:value-type="string">
            <text:p>Lavar</text:p>
          </table:table-cell>
          <table:table-cell office:value-type="string">
            <text:p>Edwards_L</text:p>
          </table:table-cell>
          <table:table-cell office:value-type="string">
            <text:p>Lavar Edwards</text:p>
          </table:table-cell>
          <table:table-cell office:value-type="string">
            <text:p>D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9">
            <text:p>139</text:p>
          </table:table-cell>
          <table:table-cell office:value-type="string">
            <text:p>Mike</text:p>
          </table:table-cell>
          <table:table-cell office:value-type="string">
            <text:p>Edwards_M</text:p>
          </table:table-cell>
          <table:table-cell office:value-type="string">
            <text:p>Mike Edwards</text:p>
          </table:table-cell>
          <table:table-cell office:value-type="string">
            <text:p>CB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">
            <text:p>15</text:p>
          </table:table-cell>
          <table:table-cell office:value-type="string">
            <text:p>Tyler</text:p>
          </table:table-cell>
          <table:table-cell office:value-type="string">
            <text:p>Eifert</text:p>
          </table:table-cell>
          <table:table-cell office:value-type="string">
            <text:p>Tyler Eifert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4">
            <text:p>14</text:p>
          </table:table-cell>
          <table:table-cell office:value-type="string">
            <text:p>Tyler</text:p>
          </table:table-cell>
          <table:table-cell office:value-type="string">
            <text:p>Eifert</text:p>
          </table:table-cell>
          <table:table-cell office:value-type="string">
            <text:p>Tyler Eifert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3">
            <text:p>13</text:p>
          </table:table-cell>
          <table:table-cell office:value-type="string">
            <text:p>Tyler</text:p>
          </table:table-cell>
          <table:table-cell office:value-type="string">
            <text:p>Eifert</text:p>
          </table:table-cell>
          <table:table-cell office:value-type="string">
            <text:p><text:s/>Tyler Eifert</text:p>
          </table:table-cell>
          <table:table-cell office:value-type="string">
            <text:p><text:s/>T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36">
            <text:p>36</text:p>
          </table:table-cell>
          <table:table-cell office:value-type="string">
            <text:p>Tyler</text:p>
          </table:table-cell>
          <table:table-cell office:value-type="string">
            <text:p>Eifert</text:p>
          </table:table-cell>
          <table:table-cell office:value-type="string">
            <text:p>Tyler Eifert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6">
            <text:p>16</text:p>
          </table:table-cell>
          <table:table-cell office:value-type="string">
            <text:p>Tyler</text:p>
          </table:table-cell>
          <table:table-cell office:value-type="string">
            <text:p>Eifert</text:p>
          </table:table-cell>
          <table:table-cell office:value-type="string">
            <text:p>Eifert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6">
            <text:p>36</text:p>
          </table:table-cell>
          <table:table-cell office:value-type="string">
            <text:p>Matt</text:p>
          </table:table-cell>
          <table:table-cell office:value-type="string">
            <text:p>Elam</text:p>
          </table:table-cell>
          <table:table-cell office:value-type="string">
            <text:p>Matt Elam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38">
            <text:p>38</text:p>
          </table:table-cell>
          <table:table-cell office:value-type="string">
            <text:p>Matt</text:p>
          </table:table-cell>
          <table:table-cell office:value-type="string">
            <text:p>Elam</text:p>
          </table:table-cell>
          <table:table-cell office:value-type="string">
            <text:p>Matt Elam</text:p>
          </table:table-cell>
          <table:table-cell office:value-type="string">
            <text:p>S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5">
            <text:p>25</text:p>
          </table:table-cell>
          <table:table-cell office:value-type="string">
            <text:p>Matt</text:p>
          </table:table-cell>
          <table:table-cell office:value-type="string">
            <text:p>Elam</text:p>
          </table:table-cell>
          <table:table-cell office:value-type="string">
            <text:p><text:s/>Matt Elam</text:p>
          </table:table-cell>
          <table:table-cell office:value-type="string">
            <text:p><text:s/>F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8">
            <text:p>18</text:p>
          </table:table-cell>
          <table:table-cell office:value-type="string">
            <text:p>Matt</text:p>
          </table:table-cell>
          <table:table-cell office:value-type="string">
            <text:p>Elam</text:p>
          </table:table-cell>
          <table:table-cell office:value-type="string">
            <text:p>Matt Elam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2">
            <text:p>52</text:p>
          </table:table-cell>
          <table:table-cell office:value-type="string">
            <text:p>Matt</text:p>
          </table:table-cell>
          <table:table-cell office:value-type="string">
            <text:p>Elam</text:p>
          </table:table-cell>
          <table:table-cell office:value-type="string">
            <text:p>Elam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1">
            <text:p>91</text:p>
          </table:table-cell>
          <table:table-cell office:value-type="string">
            <text:p>Andre</text:p>
          </table:table-cell>
          <table:table-cell office:value-type="string">
            <text:p>Ellington</text:p>
          </table:table-cell>
          <table:table-cell office:value-type="string">
            <text:p>Andre Ellington</text:p>
          </table:table-cell>
          <table:table-cell office:value-type="string">
            <text:p>RB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8">
            <text:p>88</text:p>
          </table:table-cell>
          <table:table-cell office:value-type="string">
            <text:p>Andre</text:p>
          </table:table-cell>
          <table:table-cell office:value-type="string">
            <text:p>Ellington</text:p>
          </table:table-cell>
          <table:table-cell office:value-type="string">
            <text:p>Andre Ellington</text:p>
          </table:table-cell>
          <table:table-cell office:value-type="string">
            <text:p>RB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5">
            <text:p>75</text:p>
          </table:table-cell>
          <table:table-cell office:value-type="string">
            <text:p>Andre</text:p>
          </table:table-cell>
          <table:table-cell office:value-type="string">
            <text:p>Ellington</text:p>
          </table:table-cell>
          <table:table-cell office:value-type="string">
            <text:p><text:s/>Andre Ellington</text:p>
          </table:table-cell>
          <table:table-cell office:value-type="string">
            <text:p><text:s/>RB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7">
            <text:p>87</text:p>
          </table:table-cell>
          <table:table-cell office:value-type="string">
            <text:p>Andre</text:p>
          </table:table-cell>
          <table:table-cell office:value-type="string">
            <text:p>Ellington</text:p>
          </table:table-cell>
          <table:table-cell office:value-type="string">
            <text:p>Andre Ellington</text:p>
          </table:table-cell>
          <table:table-cell office:value-type="string">
            <text:p>R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4">
            <text:p>34</text:p>
          </table:table-cell>
          <table:table-cell office:value-type="string">
            <text:p>Zach</text:p>
          </table:table-cell>
          <table:table-cell office:value-type="string">
            <text:p>Ertz</text:p>
          </table:table-cell>
          <table:table-cell office:value-type="string">
            <text:p>Zach Ertz</text:p>
          </table:table-cell>
          <table:table-cell office:value-type="string">
            <text:p>T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9">
            <text:p>49</text:p>
          </table:table-cell>
          <table:table-cell office:value-type="string">
            <text:p>Zach</text:p>
          </table:table-cell>
          <table:table-cell office:value-type="string">
            <text:p>Ertz</text:p>
          </table:table-cell>
          <table:table-cell office:value-type="string">
            <text:p>Zach Ertz</text:p>
          </table:table-cell>
          <table:table-cell office:value-type="string">
            <text:p>T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6">
            <text:p>46</text:p>
          </table:table-cell>
          <table:table-cell office:value-type="string">
            <text:p>Zach</text:p>
          </table:table-cell>
          <table:table-cell office:value-type="string">
            <text:p>Ertz</text:p>
          </table:table-cell>
          <table:table-cell office:value-type="string">
            <text:p><text:s/>Zach Ertz</text:p>
          </table:table-cell>
          <table:table-cell office:value-type="string">
            <text:p><text:s/>TE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8">
            <text:p>68</text:p>
          </table:table-cell>
          <table:table-cell office:value-type="string">
            <text:p>Zach</text:p>
          </table:table-cell>
          <table:table-cell office:value-type="string">
            <text:p>Ertz</text:p>
          </table:table-cell>
          <table:table-cell office:value-type="string">
            <text:p>Zach Ertz</text:p>
          </table:table-cell>
          <table:table-cell office:value-type="string">
            <text:p>T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7">
            <text:p>47</text:p>
          </table:table-cell>
          <table:table-cell office:value-type="string">
            <text:p>Zach</text:p>
          </table:table-cell>
          <table:table-cell office:value-type="string">
            <text:p>Ertz</text:p>
          </table:table-cell>
          <table:table-cell office:value-type="string">
            <text:p>Ertz</text:p>
          </table:table-cell>
          <table:table-cell office:value-type="string">
            <text:p>T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0">
            <text:p>40</text:p>
          </table:table-cell>
          <table:table-cell office:value-type="string">
            <text:p>Gavin</text:p>
          </table:table-cell>
          <table:table-cell office:value-type="string">
            <text:p>Escobar</text:p>
          </table:table-cell>
          <table:table-cell office:value-type="string">
            <text:p>Gavin Escobar</text:p>
          </table:table-cell>
          <table:table-cell office:value-type="string">
            <text:p>TE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9">
            <text:p>89</text:p>
          </table:table-cell>
          <table:table-cell office:value-type="string">
            <text:p>Gavin</text:p>
          </table:table-cell>
          <table:table-cell office:value-type="string">
            <text:p>Escobar</text:p>
          </table:table-cell>
          <table:table-cell office:value-type="string">
            <text:p>Gavin Escobar</text:p>
          </table:table-cell>
          <table:table-cell office:value-type="string">
            <text:p>T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6">
            <text:p>76</text:p>
          </table:table-cell>
          <table:table-cell office:value-type="string">
            <text:p>Gavin</text:p>
          </table:table-cell>
          <table:table-cell office:value-type="string">
            <text:p>Escobar</text:p>
          </table:table-cell>
          <table:table-cell office:value-type="string">
            <text:p><text:s/>Gavin Escobar</text:p>
          </table:table-cell>
          <table:table-cell office:value-type="string">
            <text:p><text:s/>T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97">
            <text:p>97</text:p>
          </table:table-cell>
          <table:table-cell office:value-type="string">
            <text:p>Gavin</text:p>
          </table:table-cell>
          <table:table-cell office:value-type="string">
            <text:p>Escobar</text:p>
          </table:table-cell>
          <table:table-cell office:value-type="string">
            <text:p>Gavin Escobar</text:p>
          </table:table-cell>
          <table:table-cell office:value-type="string">
            <text:p>T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9">
            <text:p>69</text:p>
          </table:table-cell>
          <table:table-cell office:value-type="string">
            <text:p>Gavin</text:p>
          </table:table-cell>
          <table:table-cell office:value-type="string">
            <text:p>Escobar</text:p>
          </table:table-cell>
          <table:table-cell office:value-type="string">
            <text:p>Escobar</text:p>
          </table:table-cell>
          <table:table-cell office:value-type="string">
            <text:p>TE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4">
            <text:p>124</text:p>
          </table:table-cell>
          <table:table-cell office:value-type="string">
            <text:p>Josh</text:p>
          </table:table-cell>
          <table:table-cell office:value-type="string">
            <text:p>Evans</text:p>
          </table:table-cell>
          <table:table-cell office:value-type="string">
            <text:p>Josh Evans</text:p>
          </table:table-cell>
          <table:table-cell office:value-type="string">
            <text:p>F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3">
            <text:p>163</text:p>
          </table:table-cell>
          <table:table-cell office:value-type="string">
            <text:p>Chris</text:p>
          </table:table-cell>
          <table:table-cell office:value-type="string">
            <text:p>Faulk</text:p>
          </table:table-cell>
          <table:table-cell office:value-type="string">
            <text:p>Chris Faulk</text:p>
          </table:table-cell>
          <table:table-cell office:value-type="string">
            <text:p>O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3">
            <text:p>143</text:p>
          </table:table-cell>
          <table:table-cell office:value-type="string">
            <text:p>Joseph</text:p>
          </table:table-cell>
          <table:table-cell office:value-type="string">
            <text:p>Fauria</text:p>
          </table:table-cell>
          <table:table-cell office:value-type="string">
            <text:p>Joseph Fauria</text:p>
          </table:table-cell>
          <table:table-cell office:value-type="string">
            <text:p>T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4">
            <text:p>4</text:p>
          </table:table-cell>
          <table:table-cell office:value-type="string">
            <text:p>Eric</text:p>
          </table:table-cell>
          <table:table-cell office:value-type="string">
            <text:p>Fisher</text:p>
          </table:table-cell>
          <table:table-cell office:value-type="string">
            <text:p>Eric Fisher</text:p>
          </table:table-cell>
          <table:table-cell office:value-type="string">
            <text:p>O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">
            <text:p>2</text:p>
          </table:table-cell>
          <table:table-cell office:value-type="string">
            <text:p>Eric</text:p>
          </table:table-cell>
          <table:table-cell office:value-type="string">
            <text:p>Fisher</text:p>
          </table:table-cell>
          <table:table-cell office:value-type="string">
            <text:p>Eric Fisher</text:p>
          </table:table-cell>
          <table:table-cell office:value-type="string">
            <text:p>O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">
            <text:p>1</text:p>
          </table:table-cell>
          <table:table-cell office:value-type="string">
            <text:p>Eric</text:p>
          </table:table-cell>
          <table:table-cell office:value-type="string">
            <text:p>Fisher</text:p>
          </table:table-cell>
          <table:table-cell office:value-type="string">
            <text:p><text:s/>Eric Fisher</text:p>
          </table:table-cell>
          <table:table-cell office:value-type="string">
            <text:p><text:s/>O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">
            <text:p>6</text:p>
          </table:table-cell>
          <table:table-cell office:value-type="string">
            <text:p>Eric</text:p>
          </table:table-cell>
          <table:table-cell office:value-type="string">
            <text:p>Fisher</text:p>
          </table:table-cell>
          <table:table-cell office:value-type="string">
            <text:p>Eric Fisher</text:p>
          </table:table-cell>
          <table:table-cell office:value-type="string">
            <text:p>O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">
            <text:p>2</text:p>
          </table:table-cell>
          <table:table-cell office:value-type="string">
            <text:p>Eric</text:p>
          </table:table-cell>
          <table:table-cell table:number-columns-repeated="2" office:value-type="string">
            <text:p>Fisher</text:p>
          </table:table-cell>
          <table:table-cell office:value-type="string">
            <text:p>O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13">
            <text:p>13</text:p>
          </table:table-cell>
          <table:table-cell office:value-type="string">
            <text:p>Sharrif</text:p>
          </table:table-cell>
          <table:table-cell office:value-type="string">
            <text:p>Floyd</text:p>
          </table:table-cell>
          <table:table-cell office:value-type="string">
            <text:p>Sharrif Floyd</text:p>
          </table:table-cell>
          <table:table-cell office:value-type="string">
            <text:p>D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">
            <text:p>9</text:p>
          </table:table-cell>
          <table:table-cell office:value-type="string">
            <text:p>Sharrif</text:p>
          </table:table-cell>
          <table:table-cell office:value-type="string">
            <text:p>Floyd</text:p>
          </table:table-cell>
          <table:table-cell office:value-type="string">
            <text:p>Sharrif Floyd</text:p>
          </table:table-cell>
          <table:table-cell office:value-type="string">
            <text:p>D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">
            <text:p>2</text:p>
          </table:table-cell>
          <table:table-cell office:value-type="string">
            <text:p>Sharrif</text:p>
          </table:table-cell>
          <table:table-cell office:value-type="string">
            <text:p>Floyd</text:p>
          </table:table-cell>
          <table:table-cell office:value-type="string">
            <text:p><text:s/>Sharrif Floyd</text:p>
          </table:table-cell>
          <table:table-cell office:value-type="string">
            <text:p><text:s/>D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">
            <text:p>7</text:p>
          </table:table-cell>
          <table:table-cell office:value-type="string">
            <text:p>Sharrif</text:p>
          </table:table-cell>
          <table:table-cell office:value-type="string">
            <text:p>Floyd</text:p>
          </table:table-cell>
          <table:table-cell office:value-type="string">
            <text:p>Sharrif Floyd</text:p>
          </table:table-cell>
          <table:table-cell office:value-type="string">
            <text:p>D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">
            <text:p>3</text:p>
          </table:table-cell>
          <table:table-cell office:value-type="string">
            <text:p>Sharrif</text:p>
          </table:table-cell>
          <table:table-cell table:number-columns-repeated="2" office:value-type="string">
            <text:p>Floyd</text:p>
          </table:table-cell>
          <table:table-cell office:value-type="string">
            <text:p>D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20">
            <text:p>20</text:p>
          </table:table-cell>
          <table:table-cell office:value-type="string">
            <text:p>DJ</text:p>
          </table:table-cell>
          <table:table-cell office:value-type="string">
            <text:p>Fluker</text:p>
          </table:table-cell>
          <table:table-cell office:value-type="string">
            <text:p>D.J Fluker</text:p>
          </table:table-cell>
          <table:table-cell office:value-type="string">
            <text:p>OT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24">
            <text:p>24</text:p>
          </table:table-cell>
          <table:table-cell office:value-type="string">
            <text:p>DJ</text:p>
          </table:table-cell>
          <table:table-cell office:value-type="string">
            <text:p>Fluker</text:p>
          </table:table-cell>
          <table:table-cell office:value-type="string">
            <text:p>D.J. Fluker</text:p>
          </table:table-cell>
          <table:table-cell office:value-type="string">
            <text:p>OT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">
            <text:p>12</text:p>
          </table:table-cell>
          <table:table-cell office:value-type="string">
            <text:p>DJ</text:p>
          </table:table-cell>
          <table:table-cell office:value-type="string">
            <text:p>Fluker</text:p>
          </table:table-cell>
          <table:table-cell office:value-type="string">
            <text:p>D.J. Fluker</text:p>
          </table:table-cell>
          <table:table-cell office:value-type="string">
            <text:p>OT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5">
            <text:p>15</text:p>
          </table:table-cell>
          <table:table-cell office:value-type="string">
            <text:p>DJ</text:p>
          </table:table-cell>
          <table:table-cell office:value-type="string">
            <text:p>Fluker</text:p>
          </table:table-cell>
          <table:table-cell office:value-type="string">
            <text:p>DJ Fluker</text:p>
          </table:table-cell>
          <table:table-cell office:value-type="string">
            <text:p><text:s/>O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2">
            <text:p>12</text:p>
          </table:table-cell>
          <table:table-cell office:value-type="string">
            <text:p>DJ</text:p>
          </table:table-cell>
          <table:table-cell office:value-type="string">
            <text:p>Fluker</text:p>
          </table:table-cell>
          <table:table-cell office:value-type="string">
            <text:p>Fluker</text:p>
          </table:table-cell>
          <table:table-cell office:value-type="string">
            <text:p>OT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8">
            <text:p>188</text:p>
          </table:table-cell>
          <table:table-cell office:value-type="string">
            <text:p>Michael</text:p>
          </table:table-cell>
          <table:table-cell office:value-type="string">
            <text:p>Ford</text:p>
          </table:table-cell>
          <table:table-cell office:value-type="string">
            <text:p>Michael Ford</text:p>
          </table:table-cell>
          <table:table-cell office:value-type="string">
            <text:p>RB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111">
            <text:p>111</text:p>
          </table:table-cell>
          <table:table-cell office:value-type="string">
            <text:p>Reid</text:p>
          </table:table-cell>
          <table:table-cell office:value-type="string">
            <text:p>Fragel</text:p>
          </table:table-cell>
          <table:table-cell office:value-type="string">
            <text:p>Reid Fragel</text:p>
          </table:table-cell>
          <table:table-cell office:value-type="string">
            <text:p>OT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47">
            <text:p>147</text:p>
          </table:table-cell>
          <table:table-cell office:value-type="string">
            <text:p>Reid</text:p>
          </table:table-cell>
          <table:table-cell office:value-type="string">
            <text:p>Fragel</text:p>
          </table:table-cell>
          <table:table-cell office:value-type="string">
            <text:p>Reid Fragel</text:p>
          </table:table-cell>
          <table:table-cell office:value-type="string">
            <text:p>OT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71">
            <text:p>71</text:p>
          </table:table-cell>
          <table:table-cell office:value-type="string">
            <text:p>Johnathan</text:p>
          </table:table-cell>
          <table:table-cell office:value-type="string">
            <text:p>Franklin</text:p>
          </table:table-cell>
          <table:table-cell office:value-type="string">
            <text:p>Johnathan Franklin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1">
            <text:p>51</text:p>
          </table:table-cell>
          <table:table-cell office:value-type="string">
            <text:p>Johnathan</text:p>
          </table:table-cell>
          <table:table-cell office:value-type="string">
            <text:p>Franklin</text:p>
          </table:table-cell>
          <table:table-cell office:value-type="string">
            <text:p>Johnathan Franklin</text:p>
          </table:table-cell>
          <table:table-cell office:value-type="string">
            <text:p>R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00">
            <text:p>100</text:p>
          </table:table-cell>
          <table:table-cell office:value-type="string">
            <text:p>Johnathan</text:p>
          </table:table-cell>
          <table:table-cell office:value-type="string">
            <text:p>Franklin</text:p>
          </table:table-cell>
          <table:table-cell office:value-type="string">
            <text:p><text:s/>Johnathan Franklin</text:p>
          </table:table-cell>
          <table:table-cell office:value-type="string">
            <text:p><text:s/>R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3">
            <text:p>73</text:p>
          </table:table-cell>
          <table:table-cell office:value-type="string">
            <text:p>Johnathan</text:p>
          </table:table-cell>
          <table:table-cell office:value-type="string">
            <text:p>Franklin</text:p>
          </table:table-cell>
          <table:table-cell office:value-type="string">
            <text:p>Johnathan Franklin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6">
            <text:p>56</text:p>
          </table:table-cell>
          <table:table-cell office:value-type="string">
            <text:p>Johnathan</text:p>
          </table:table-cell>
          <table:table-cell table:number-columns-repeated="2" office:value-type="string">
            <text:p>Franklin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BNation</text:p>
          </table:table-cell>
          <table:table-cell office:value-type="float" office:value="65">
            <text:p>65</text:p>
          </table:table-cell>
          <table:table-cell office:value-type="string">
            <text:p>Travis</text:p>
          </table:table-cell>
          <table:table-cell office:value-type="string">
            <text:p>Frederick</text:p>
          </table:table-cell>
          <table:table-cell office:value-type="string">
            <text:p>Travis Frederick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3">
            <text:p>53</text:p>
          </table:table-cell>
          <table:table-cell office:value-type="string">
            <text:p>Travis</text:p>
          </table:table-cell>
          <table:table-cell office:value-type="string">
            <text:p>Frederick</text:p>
          </table:table-cell>
          <table:table-cell office:value-type="string">
            <text:p>Travis Frederick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2">
            <text:p>92</text:p>
          </table:table-cell>
          <table:table-cell office:value-type="string">
            <text:p>Travis</text:p>
          </table:table-cell>
          <table:table-cell office:value-type="string">
            <text:p>Frederick</text:p>
          </table:table-cell>
          <table:table-cell office:value-type="string">
            <text:p><text:s/>Travis Frederick</text:p>
          </table:table-cell>
          <table:table-cell office:value-type="string">
            <text:p><text:s/>C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66">
            <text:p>66</text:p>
          </table:table-cell>
          <table:table-cell office:value-type="string">
            <text:p>Travis</text:p>
          </table:table-cell>
          <table:table-cell office:value-type="string">
            <text:p>Frederick</text:p>
          </table:table-cell>
          <table:table-cell office:value-type="string">
            <text:p>Travis Frederick</text:p>
          </table:table-cell>
          <table:table-cell office:value-type="string">
            <text:p>OG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5">
            <text:p>65</text:p>
          </table:table-cell>
          <table:table-cell office:value-type="string">
            <text:p>Travis</text:p>
          </table:table-cell>
          <table:table-cell table:number-columns-repeated="2" office:value-type="string">
            <text:p>Frederick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72">
            <text:p>172</text:p>
          </table:table-cell>
          <table:table-cell office:value-type="string">
            <text:p>Corey</text:p>
          </table:table-cell>
          <table:table-cell office:value-type="string">
            <text:p>Fuller</text:p>
          </table:table-cell>
          <table:table-cell office:value-type="string">
            <text:p>Corey Fuller</text:p>
          </table:table-cell>
          <table:table-cell office:value-type="string">
            <text:p>WR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6">
            <text:p>116</text:p>
          </table:table-cell>
          <table:table-cell office:value-type="string">
            <text:p>Kwame</text:p>
          </table:table-cell>
          <table:table-cell office:value-type="string">
            <text:p>Geathers</text:p>
          </table:table-cell>
          <table:table-cell office:value-type="string">
            <text:p>Kwame Geathers</text:p>
          </table:table-cell>
          <table:table-cell office:value-type="string">
            <text:p>D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8">
            <text:p>78</text:p>
          </table:table-cell>
          <table:table-cell office:value-type="string">
            <text:p>William</text:p>
          </table:table-cell>
          <table:table-cell office:value-type="string">
            <text:p>Gholston</text:p>
          </table:table-cell>
          <table:table-cell office:value-type="string">
            <text:p>William Gholston</text:p>
          </table:table-cell>
          <table:table-cell office:value-type="string">
            <text:p>D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8">
            <text:p>118</text:p>
          </table:table-cell>
          <table:table-cell office:value-type="string">
            <text:p>William</text:p>
          </table:table-cell>
          <table:table-cell office:value-type="string">
            <text:p>Gholston</text:p>
          </table:table-cell>
          <table:table-cell office:value-type="string">
            <text:p>William Gholston</text:p>
          </table:table-cell>
          <table:table-cell office:value-type="string">
            <text:p>D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77">
            <text:p>77</text:p>
          </table:table-cell>
          <table:table-cell office:value-type="string">
            <text:p>William</text:p>
          </table:table-cell>
          <table:table-cell office:value-type="string">
            <text:p>Gholston</text:p>
          </table:table-cell>
          <table:table-cell office:value-type="string">
            <text:p><text:s/>William Gholston</text:p>
          </table:table-cell>
          <table:table-cell office:value-type="string">
            <text:p><text:s/>D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72">
            <text:p>72</text:p>
          </table:table-cell>
          <table:table-cell office:value-type="string">
            <text:p>William</text:p>
          </table:table-cell>
          <table:table-cell office:value-type="string">
            <text:p>Gholston</text:p>
          </table:table-cell>
          <table:table-cell office:value-type="string">
            <text:p>William Gholston</text:p>
          </table:table-cell>
          <table:table-cell office:value-type="string">
            <text:p>D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8">
            <text:p>148</text:p>
          </table:table-cell>
          <table:table-cell office:value-type="string">
            <text:p>Mike</text:p>
          </table:table-cell>
          <table:table-cell office:value-type="string">
            <text:p>Gillislee</text:p>
          </table:table-cell>
          <table:table-cell office:value-type="string">
            <text:p>Mike Gillislee</text:p>
          </table:table-cell>
          <table:table-cell office:value-type="string">
            <text:p>R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6">
            <text:p>146</text:p>
          </table:table-cell>
          <table:table-cell office:value-type="string">
            <text:p>Mike</text:p>
          </table:table-cell>
          <table:table-cell office:value-type="string">
            <text:p>Gillislee</text:p>
          </table:table-cell>
          <table:table-cell office:value-type="string">
            <text:p>Mike Gillislee</text:p>
          </table:table-cell>
          <table:table-cell office:value-type="string">
            <text:p>R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7">
            <text:p>77</text:p>
          </table:table-cell>
          <table:table-cell office:value-type="string">
            <text:p>Mike</text:p>
          </table:table-cell>
          <table:table-cell office:value-type="string">
            <text:p>Glennon</text:p>
          </table:table-cell>
          <table:table-cell office:value-type="string">
            <text:p>Mike Glennon</text:p>
          </table:table-cell>
          <table:table-cell office:value-type="string">
            <text:p>Q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7">
            <text:p>77</text:p>
          </table:table-cell>
          <table:table-cell office:value-type="string">
            <text:p>Mike</text:p>
          </table:table-cell>
          <table:table-cell office:value-type="string">
            <text:p>Glennon</text:p>
          </table:table-cell>
          <table:table-cell office:value-type="string">
            <text:p>Mike Glennon</text:p>
          </table:table-cell>
          <table:table-cell office:value-type="string">
            <text:p>Q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81">
            <text:p>81</text:p>
          </table:table-cell>
          <table:table-cell office:value-type="string">
            <text:p>Mike</text:p>
          </table:table-cell>
          <table:table-cell office:value-type="string">
            <text:p>Glennon</text:p>
          </table:table-cell>
          <table:table-cell office:value-type="string">
            <text:p><text:s/>Mike Glennon</text:p>
          </table:table-cell>
          <table:table-cell office:value-type="string">
            <text:p><text:s/>QB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3">
            <text:p>93</text:p>
          </table:table-cell>
          <table:table-cell office:value-type="string">
            <text:p>Mike</text:p>
          </table:table-cell>
          <table:table-cell office:value-type="string">
            <text:p>Glennon</text:p>
          </table:table-cell>
          <table:table-cell office:value-type="string">
            <text:p>Mike Glennon</text:p>
          </table:table-cell>
          <table:table-cell office:value-type="string">
            <text:p>Q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7">
            <text:p>77</text:p>
          </table:table-cell>
          <table:table-cell office:value-type="string">
            <text:p>Mike</text:p>
          </table:table-cell>
          <table:table-cell office:value-type="string">
            <text:p>Glennon</text:p>
          </table:table-cell>
          <table:table-cell office:value-type="string">
            <text:p>Glennon</text:p>
          </table:table-cell>
          <table:table-cell office:value-type="string">
            <text:p>Q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0">
            <text:p>180</text:p>
          </table:table-cell>
          <table:table-cell office:value-type="string">
            <text:p>Zaviar</text:p>
          </table:table-cell>
          <table:table-cell office:value-type="string">
            <text:p>Gooden</text:p>
          </table:table-cell>
          <table:table-cell office:value-type="string">
            <text:p>Zaviar Gooden</text:p>
          </table:table-cell>
          <table:table-cell office:value-type="string">
            <text:p>OLB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30">
            <text:p>130</text:p>
          </table:table-cell>
          <table:table-cell office:value-type="string">
            <text:p>Zaviar</text:p>
          </table:table-cell>
          <table:table-cell office:value-type="string">
            <text:p>Gooden</text:p>
          </table:table-cell>
          <table:table-cell office:value-type="string">
            <text:p>Zaviar Gooden</text:p>
          </table:table-cell>
          <table:table-cell office:value-type="string">
            <text:p>OL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9">
            <text:p>129</text:p>
          </table:table-cell>
          <table:table-cell office:value-type="string">
            <text:p>Malliciah</text:p>
          </table:table-cell>
          <table:table-cell office:value-type="string">
            <text:p>Goodman</text:p>
          </table:table-cell>
          <table:table-cell office:value-type="string">
            <text:p>Malliciah Goodman</text:p>
          </table:table-cell>
          <table:table-cell office:value-type="string">
            <text:p>D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63">
            <text:p>163</text:p>
          </table:table-cell>
          <table:table-cell office:value-type="string">
            <text:p>Malliciah</text:p>
          </table:table-cell>
          <table:table-cell office:value-type="string">
            <text:p>Goodman</text:p>
          </table:table-cell>
          <table:table-cell office:value-type="string">
            <text:p>Malliciah Goodman</text:p>
          </table:table-cell>
          <table:table-cell office:value-type="string">
            <text:p>D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93">
            <text:p>93</text:p>
          </table:table-cell>
          <table:table-cell office:value-type="string">
            <text:p>Marquise</text:p>
          </table:table-cell>
          <table:table-cell office:value-type="string">
            <text:p>Goodwin</text:p>
          </table:table-cell>
          <table:table-cell office:value-type="string">
            <text:p>Marquise Goodwin</text:p>
          </table:table-cell>
          <table:table-cell office:value-type="string">
            <text:p>WR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3">
            <text:p>93</text:p>
          </table:table-cell>
          <table:table-cell office:value-type="string">
            <text:p>Marquise</text:p>
          </table:table-cell>
          <table:table-cell office:value-type="string">
            <text:p>Goodwin</text:p>
          </table:table-cell>
          <table:table-cell office:value-type="string">
            <text:p><text:s/>Marquise Goodwin</text:p>
          </table:table-cell>
          <table:table-cell office:value-type="string">
            <text:p><text:s/>WR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2">
            <text:p>62</text:p>
          </table:table-cell>
          <table:table-cell office:value-type="string">
            <text:p>Marquise</text:p>
          </table:table-cell>
          <table:table-cell table:number-columns-repeated="2" office:value-type="string">
            <text:p>Goodwin</text:p>
          </table:table-cell>
          <table:table-cell office:value-type="string">
            <text:p>W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9">
            <text:p>169</text:p>
          </table:table-cell>
          <table:table-cell office:value-type="string">
            <text:p>Chris</text:p>
          </table:table-cell>
          <table:table-cell office:value-type="string">
            <text:p>Gragg</text:p>
          </table:table-cell>
          <table:table-cell office:value-type="string">
            <text:p>Chris Gragg</text:p>
          </table:table-cell>
          <table:table-cell office:value-type="string">
            <text:p>T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5">
            <text:p>195</text:p>
          </table:table-cell>
          <table:table-cell office:value-type="string">
            <text:p>Chris</text:p>
          </table:table-cell>
          <table:table-cell office:value-type="string">
            <text:p>Gragg</text:p>
          </table:table-cell>
          <table:table-cell office:value-type="string">
            <text:p>Chris Gragg</text:p>
          </table:table-cell>
          <table:table-cell office:value-type="string">
            <text:p>T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8">
            <text:p>168</text:p>
          </table:table-cell>
          <table:table-cell office:value-type="string">
            <text:p>Ray</text:p>
          </table:table-cell>
          <table:table-cell office:value-type="string">
            <text:p>Graham</text:p>
          </table:table-cell>
          <table:table-cell office:value-type="string">
            <text:p>Ray Graham</text:p>
          </table:table-cell>
          <table:table-cell office:value-type="string">
            <text:p>RB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0">
            <text:p>190</text:p>
          </table:table-cell>
          <table:table-cell office:value-type="string">
            <text:p>Dwayne</text:p>
          </table:table-cell>
          <table:table-cell office:value-type="string">
            <text:p>Gratz</text:p>
          </table:table-cell>
          <table:table-cell office:value-type="string">
            <text:p>Dwayne Gratz</text:p>
          </table:table-cell>
          <table:table-cell office:value-type="string">
            <text:p>CB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55">
            <text:p>55</text:p>
          </table:table-cell>
          <table:table-cell office:value-type="string">
            <text:p>Dwayne</text:p>
          </table:table-cell>
          <table:table-cell office:value-type="string">
            <text:p>Gratz</text:p>
          </table:table-cell>
          <table:table-cell office:value-type="string">
            <text:p>Dwayne Gratz</text:p>
          </table:table-cell>
          <table:table-cell office:value-type="string">
            <text:p>C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72">
            <text:p>72</text:p>
          </table:table-cell>
          <table:table-cell office:value-type="string">
            <text:p>Dwayne</text:p>
          </table:table-cell>
          <table:table-cell office:value-type="string">
            <text:p>Gratz</text:p>
          </table:table-cell>
          <table:table-cell office:value-type="string">
            <text:p><text:s/>Dwayne Gratz</text:p>
          </table:table-cell>
          <table:table-cell office:value-type="string">
            <text:p><text:s/>C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4">
            <text:p>84</text:p>
          </table:table-cell>
          <table:table-cell office:value-type="string">
            <text:p>Dwayne</text:p>
          </table:table-cell>
          <table:table-cell office:value-type="string">
            <text:p>Gratz</text:p>
          </table:table-cell>
          <table:table-cell office:value-type="string">
            <text:p>Gratz</text:p>
          </table:table-cell>
          <table:table-cell office:value-type="string">
            <text:p>C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3">
            <text:p>43</text:p>
          </table:table-cell>
          <table:table-cell office:value-type="string">
            <text:p>Khaseem</text:p>
          </table:table-cell>
          <table:table-cell office:value-type="string">
            <text:p>Greene</text:p>
          </table:table-cell>
          <table:table-cell office:value-type="string">
            <text:p>Khaseem Greene</text:p>
          </table:table-cell>
          <table:table-cell office:value-type="string">
            <text:p>O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05">
            <text:p>105</text:p>
          </table:table-cell>
          <table:table-cell office:value-type="string">
            <text:p>Khaseem</text:p>
          </table:table-cell>
          <table:table-cell office:value-type="string">
            <text:p>Greene</text:p>
          </table:table-cell>
          <table:table-cell office:value-type="string">
            <text:p>Khaseem Greene</text:p>
          </table:table-cell>
          <table:table-cell office:value-type="string">
            <text:p>OL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69">
            <text:p>69</text:p>
          </table:table-cell>
          <table:table-cell office:value-type="string">
            <text:p>Khaseem</text:p>
          </table:table-cell>
          <table:table-cell office:value-type="string">
            <text:p>Greene</text:p>
          </table:table-cell>
          <table:table-cell office:value-type="string">
            <text:p><text:s/>Khaseem Greene</text:p>
          </table:table-cell>
          <table:table-cell office:value-type="string">
            <text:p><text:s/>OL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61">
            <text:p>61</text:p>
          </table:table-cell>
          <table:table-cell office:value-type="string">
            <text:p>Khaseem</text:p>
          </table:table-cell>
          <table:table-cell office:value-type="string">
            <text:p>Greene</text:p>
          </table:table-cell>
          <table:table-cell office:value-type="string">
            <text:p>Khaseem Greene</text:p>
          </table:table-cell>
          <table:table-cell office:value-type="string">
            <text:p>O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2">
            <text:p>72</text:p>
          </table:table-cell>
          <table:table-cell office:value-type="string">
            <text:p>Khaseem</text:p>
          </table:table-cell>
          <table:table-cell table:number-columns-repeated="2" office:value-type="string">
            <text:p>Greene</text:p>
          </table:table-cell>
          <table:table-cell office:value-type="string">
            <text:p>L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5">
            <text:p>155</text:p>
          </table:table-cell>
          <table:table-cell office:value-type="string">
            <text:p>Ryan</text:p>
          </table:table-cell>
          <table:table-cell office:value-type="string">
            <text:p>Griffin</text:p>
          </table:table-cell>
          <table:table-cell office:value-type="string">
            <text:p>Ryan Griffin</text:p>
          </table:table-cell>
          <table:table-cell office:value-type="string">
            <text:p>T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00">
            <text:p>200</text:p>
          </table:table-cell>
          <table:table-cell office:value-type="string">
            <text:p>Cory</text:p>
          </table:table-cell>
          <table:table-cell office:value-type="string">
            <text:p>Grissom</text:p>
          </table:table-cell>
          <table:table-cell office:value-type="string">
            <text:p>Cory Grissom</text:p>
          </table:table-cell>
          <table:table-cell office:value-type="string">
            <text:p>DT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2">
            <text:p>172</text:p>
          </table:table-cell>
          <table:table-cell office:value-type="string">
            <text:p>Cobi</text:p>
          </table:table-cell>
          <table:table-cell office:value-type="string">
            <text:p>Hamilton</text:p>
          </table:table-cell>
          <table:table-cell office:value-type="string">
            <text:p>Cobi Hamilton</text:p>
          </table:table-cell>
          <table:table-cell office:value-type="string">
            <text:p>WR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52">
            <text:p>152</text:p>
          </table:table-cell>
          <table:table-cell office:value-type="string">
            <text:p>Cobi</text:p>
          </table:table-cell>
          <table:table-cell office:value-type="string">
            <text:p>Hamilton</text:p>
          </table:table-cell>
          <table:table-cell office:value-type="string">
            <text:p>Cobi Hamilton</text:p>
          </table:table-cell>
          <table:table-cell office:value-type="string">
            <text:p>WR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9">
            <text:p>29</text:p>
          </table:table-cell>
          <table:table-cell office:value-type="string">
            <text:p>Jonathan</text:p>
          </table:table-cell>
          <table:table-cell office:value-type="string">
            <text:p>Hankins</text:p>
          </table:table-cell>
          <table:table-cell office:value-type="string">
            <text:p>Johnathan Hankins</text:p>
          </table:table-cell>
          <table:table-cell office:value-type="string">
            <text:p>D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50">
            <text:p>50</text:p>
          </table:table-cell>
          <table:table-cell office:value-type="string">
            <text:p>Jonathan</text:p>
          </table:table-cell>
          <table:table-cell office:value-type="string">
            <text:p>Hankins</text:p>
          </table:table-cell>
          <table:table-cell office:value-type="string">
            <text:p>Johnathan Hankins</text:p>
          </table:table-cell>
          <table:table-cell office:value-type="string">
            <text:p>D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16">
            <text:p>16</text:p>
          </table:table-cell>
          <table:table-cell office:value-type="string">
            <text:p>Jonathan</text:p>
          </table:table-cell>
          <table:table-cell office:value-type="string">
            <text:p>Hankins</text:p>
          </table:table-cell>
          <table:table-cell office:value-type="string">
            <text:p>Johnathan Hankins</text:p>
          </table:table-cell>
          <table:table-cell office:value-type="string">
            <text:p>D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58">
            <text:p>58</text:p>
          </table:table-cell>
          <table:table-cell office:value-type="string">
            <text:p>Jonathan</text:p>
          </table:table-cell>
          <table:table-cell office:value-type="string">
            <text:p>Hankins</text:p>
          </table:table-cell>
          <table:table-cell office:value-type="string">
            <text:p><text:s/>Jonathan Hankins</text:p>
          </table:table-cell>
          <table:table-cell office:value-type="string">
            <text:p><text:s/>D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9">
            <text:p>59</text:p>
          </table:table-cell>
          <table:table-cell office:value-type="string">
            <text:p>Jonathan</text:p>
          </table:table-cell>
          <table:table-cell office:value-type="string">
            <text:p>Hankins</text:p>
          </table:table-cell>
          <table:table-cell office:value-type="string">
            <text:p>Hankins</text:p>
          </table:table-cell>
          <table:table-cell office:value-type="string">
            <text:p>D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6">
            <text:p>166</text:p>
          </table:table-cell>
          <table:table-cell office:value-type="string">
            <text:p>Chris</text:p>
          </table:table-cell>
          <table:table-cell office:value-type="string">
            <text:p>Harper_C</text:p>
          </table:table-cell>
          <table:table-cell office:value-type="string">
            <text:p>Chris Harper</text:p>
          </table:table-cell>
          <table:table-cell office:value-type="string">
            <text:p>WR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22">
            <text:p>122</text:p>
          </table:table-cell>
          <table:table-cell office:value-type="string">
            <text:p>Chris</text:p>
          </table:table-cell>
          <table:table-cell office:value-type="string">
            <text:p>Harper_C</text:p>
          </table:table-cell>
          <table:table-cell office:value-type="string">
            <text:p>Chris Harper</text:p>
          </table:table-cell>
          <table:table-cell office:value-type="string">
            <text:p>WR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9">
            <text:p>199</text:p>
          </table:table-cell>
          <table:table-cell office:value-type="string">
            <text:p>DJ</text:p>
          </table:table-cell>
          <table:table-cell office:value-type="string">
            <text:p>Harper_D</text:p>
          </table:table-cell>
          <table:table-cell office:value-type="string">
            <text:p>D.J. Harper</text:p>
          </table:table-cell>
          <table:table-cell office:value-type="string">
            <text:p>RB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2">
            <text:p>152</text:p>
          </table:table-cell>
          <table:table-cell office:value-type="string">
            <text:p>Mark</text:p>
          </table:table-cell>
          <table:table-cell office:value-type="string">
            <text:p>Harrison</text:p>
          </table:table-cell>
          <table:table-cell office:value-type="string">
            <text:p>Mark Harrison</text:p>
          </table:table-cell>
          <table:table-cell office:value-type="string">
            <text:p>WR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77">
            <text:p>177</text:p>
          </table:table-cell>
          <table:table-cell office:value-type="string">
            <text:p>Terry</text:p>
          </table:table-cell>
          <table:table-cell office:value-type="string">
            <text:p>Hawthorne</text:p>
          </table:table-cell>
          <table:table-cell office:value-type="string">
            <text:p>Terry Hawthorne</text:p>
          </table:table-cell>
          <table:table-cell office:value-type="string">
            <text:p>CB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6">
            <text:p>76</text:p>
          </table:table-cell>
          <table:table-cell office:value-type="string">
            <text:p>DJ</text:p>
          </table:table-cell>
          <table:table-cell office:value-type="string">
            <text:p>Hayden</text:p>
          </table:table-cell>
          <table:table-cell office:value-type="string">
            <text:p>D.J. Hayden</text:p>
          </table:table-cell>
          <table:table-cell office:value-type="string">
            <text:p>C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4">
            <text:p>24</text:p>
          </table:table-cell>
          <table:table-cell office:value-type="string">
            <text:p>DJ</text:p>
          </table:table-cell>
          <table:table-cell office:value-type="string">
            <text:p>Hayden</text:p>
          </table:table-cell>
          <table:table-cell office:value-type="string">
            <text:p>D.J. Hayden</text:p>
          </table:table-cell>
          <table:table-cell office:value-type="string">
            <text:p>C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4">
            <text:p>14</text:p>
          </table:table-cell>
          <table:table-cell office:value-type="string">
            <text:p>DJ</text:p>
          </table:table-cell>
          <table:table-cell office:value-type="string">
            <text:p>Hayden</text:p>
          </table:table-cell>
          <table:table-cell office:value-type="string">
            <text:p>DJ Hayden</text:p>
          </table:table-cell>
          <table:table-cell office:value-type="string">
            <text:p><text:s/>C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3">
            <text:p>33</text:p>
          </table:table-cell>
          <table:table-cell office:value-type="string">
            <text:p>DJ</text:p>
          </table:table-cell>
          <table:table-cell office:value-type="string">
            <text:p>Hayden</text:p>
          </table:table-cell>
          <table:table-cell office:value-type="string">
            <text:p>DJ Hayden</text:p>
          </table:table-cell>
          <table:table-cell office:value-type="string">
            <text:p>C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2">
            <text:p>32</text:p>
          </table:table-cell>
          <table:table-cell office:value-type="string">
            <text:p>DJ</text:p>
          </table:table-cell>
          <table:table-cell table:number-columns-repeated="2" office:value-type="string">
            <text:p>Hayden</text:p>
          </table:table-cell>
          <table:table-cell office:value-type="string">
            <text:p>C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2">
            <text:p>112</text:p>
          </table:table-cell>
          <table:table-cell office:value-type="string">
            <text:p>Jordan</text:p>
          </table:table-cell>
          <table:table-cell office:value-type="string">
            <text:p>Hill</text:p>
          </table:table-cell>
          <table:table-cell office:value-type="string">
            <text:p>Jordan Hill</text:p>
          </table:table-cell>
          <table:table-cell office:value-type="string">
            <text:p>DT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9">
            <text:p>149</text:p>
          </table:table-cell>
          <table:table-cell office:value-type="string">
            <text:p>Jordan</text:p>
          </table:table-cell>
          <table:table-cell office:value-type="string">
            <text:p>Hill</text:p>
          </table:table-cell>
          <table:table-cell office:value-type="string">
            <text:p>Jordan Hill</text:p>
          </table:table-cell>
          <table:table-cell office:value-type="string">
            <text:p>D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6">
            <text:p>106</text:p>
          </table:table-cell>
          <table:table-cell office:value-type="string">
            <text:p>Gerald</text:p>
          </table:table-cell>
          <table:table-cell office:value-type="string">
            <text:p>Hodges</text:p>
          </table:table-cell>
          <table:table-cell office:value-type="string">
            <text:p>Gerald Hodges</text:p>
          </table:table-cell>
          <table:table-cell office:value-type="string">
            <text:p>OL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34">
            <text:p>134</text:p>
          </table:table-cell>
          <table:table-cell office:value-type="string">
            <text:p>Gerald</text:p>
          </table:table-cell>
          <table:table-cell office:value-type="string">
            <text:p>Hodges</text:p>
          </table:table-cell>
          <table:table-cell office:value-type="string">
            <text:p>Gerald Hodges</text:p>
          </table:table-cell>
          <table:table-cell office:value-type="string">
            <text:p>OLB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3">
            <text:p>173</text:p>
          </table:table-cell>
          <table:table-cell office:value-type="string">
            <text:p>DeVonte</text:p>
          </table:table-cell>
          <table:table-cell office:value-type="string">
            <text:p>Holloman</text:p>
          </table:table-cell>
          <table:table-cell office:value-type="string">
            <text:p>DeVonte Holloman</text:p>
          </table:table-cell>
          <table:table-cell office:value-type="string">
            <text:p>OL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37">
            <text:p>137</text:p>
          </table:table-cell>
          <table:table-cell office:value-type="string">
            <text:p>DeVonte</text:p>
          </table:table-cell>
          <table:table-cell office:value-type="string">
            <text:p>Holloman</text:p>
          </table:table-cell>
          <table:table-cell office:value-type="string">
            <text:p>DeVonte Holloman</text:p>
          </table:table-cell>
          <table:table-cell office:value-type="string">
            <text:p>OLB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51">
            <text:p>151</text:p>
          </table:table-cell>
          <table:table-cell office:value-type="string">
            <text:p>Khaled</text:p>
          </table:table-cell>
          <table:table-cell office:value-type="string">
            <text:p>Holmes</text:p>
          </table:table-cell>
          <table:table-cell office:value-type="string">
            <text:p>Khaled Holme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">
            <text:p>16</text:p>
          </table:table-cell>
          <table:table-cell office:value-type="string">
            <text:p>DeAndre</text:p>
          </table:table-cell>
          <table:table-cell office:value-type="string">
            <text:p>Hopkins</text:p>
          </table:table-cell>
          <table:table-cell office:value-type="string">
            <text:p>DeAndre Hopkins</text:p>
          </table:table-cell>
          <table:table-cell office:value-type="string">
            <text:p>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43">
            <text:p>43</text:p>
          </table:table-cell>
          <table:table-cell office:value-type="string">
            <text:p>DeAndre</text:p>
          </table:table-cell>
          <table:table-cell office:value-type="string">
            <text:p>Hopkins</text:p>
          </table:table-cell>
          <table:table-cell office:value-type="string">
            <text:p>DeAndre Hopkins</text:p>
          </table:table-cell>
          <table:table-cell office:value-type="string">
            <text:p>W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42">
            <text:p>42</text:p>
          </table:table-cell>
          <table:table-cell office:value-type="string">
            <text:p>DeAndre</text:p>
          </table:table-cell>
          <table:table-cell office:value-type="string">
            <text:p>Hopkins</text:p>
          </table:table-cell>
          <table:table-cell office:value-type="string">
            <text:p><text:s/>DeAndre Hopkins</text:p>
          </table:table-cell>
          <table:table-cell office:value-type="string">
            <text:p><text:s/>WR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0">
            <text:p>50</text:p>
          </table:table-cell>
          <table:table-cell office:value-type="string">
            <text:p>DeAndre</text:p>
          </table:table-cell>
          <table:table-cell office:value-type="string">
            <text:p>Hopkins</text:p>
          </table:table-cell>
          <table:table-cell office:value-type="string">
            <text:p>Deandre Hopkins</text:p>
          </table:table-cell>
          <table:table-cell office:value-type="string">
            <text:p>W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5">
            <text:p>25</text:p>
          </table:table-cell>
          <table:table-cell office:value-type="string">
            <text:p>DeAndre</text:p>
          </table:table-cell>
          <table:table-cell table:number-columns-repeated="2" office:value-type="string">
            <text:p>Hopkins</text:p>
          </table:table-cell>
          <table:table-cell office:value-type="string">
            <text:p>W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21">
            <text:p>121</text:p>
          </table:table-cell>
          <table:table-cell office:value-type="string">
            <text:p>Montori</text:p>
          </table:table-cell>
          <table:table-cell office:value-type="string">
            <text:p>Hughes</text:p>
          </table:table-cell>
          <table:table-cell office:value-type="string">
            <text:p>Montori Hughes</text:p>
          </table:table-cell>
          <table:table-cell office:value-type="string">
            <text:p>DT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0">
            <text:p>70</text:p>
          </table:table-cell>
          <table:table-cell office:value-type="string">
            <text:p>Margus</text:p>
          </table:table-cell>
          <table:table-cell office:value-type="string">
            <text:p>Hunt</text:p>
          </table:table-cell>
          <table:table-cell office:value-type="string">
            <text:p>Margus Hunt</text:p>
          </table:table-cell>
          <table:table-cell office:value-type="string">
            <text:p>D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4">
            <text:p>34</text:p>
          </table:table-cell>
          <table:table-cell office:value-type="string">
            <text:p>Margus</text:p>
          </table:table-cell>
          <table:table-cell office:value-type="string">
            <text:p>Hunt</text:p>
          </table:table-cell>
          <table:table-cell office:value-type="string">
            <text:p>Margus Hunt</text:p>
          </table:table-cell>
          <table:table-cell office:value-type="string">
            <text:p>D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39">
            <text:p>39</text:p>
          </table:table-cell>
          <table:table-cell office:value-type="string">
            <text:p>Margus</text:p>
          </table:table-cell>
          <table:table-cell office:value-type="string">
            <text:p>Hunt</text:p>
          </table:table-cell>
          <table:table-cell office:value-type="string">
            <text:p><text:s/>Margus Hunt</text:p>
          </table:table-cell>
          <table:table-cell office:value-type="string">
            <text:p><text:s/>D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8">
            <text:p>38</text:p>
          </table:table-cell>
          <table:table-cell office:value-type="string">
            <text:p>Margus</text:p>
          </table:table-cell>
          <table:table-cell office:value-type="string">
            <text:p>Hunt</text:p>
          </table:table-cell>
          <table:table-cell office:value-type="string">
            <text:p>Margus Hunt</text:p>
          </table:table-cell>
          <table:table-cell office:value-type="string">
            <text:p>D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0">
            <text:p>40</text:p>
          </table:table-cell>
          <table:table-cell office:value-type="string">
            <text:p>Margus</text:p>
          </table:table-cell>
          <table:table-cell table:number-columns-repeated="2" office:value-type="string">
            <text:p>Hunt</text:p>
          </table:table-cell>
          <table:table-cell office:value-type="string">
            <text:p>D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1">
            <text:p>51</text:p>
          </table:table-cell>
          <table:table-cell office:value-type="string">
            <text:p>Justin</text:p>
          </table:table-cell>
          <table:table-cell office:value-type="string">
            <text:p>Hunter</text:p>
          </table:table-cell>
          <table:table-cell office:value-type="string">
            <text:p>Justin Hunter</text:p>
          </table:table-cell>
          <table:table-cell office:value-type="string">
            <text:p>W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6">
            <text:p>26</text:p>
          </table:table-cell>
          <table:table-cell office:value-type="string">
            <text:p>Justin</text:p>
          </table:table-cell>
          <table:table-cell office:value-type="string">
            <text:p>Hunter</text:p>
          </table:table-cell>
          <table:table-cell office:value-type="string">
            <text:p>Justin Hunter</text:p>
          </table:table-cell>
          <table:table-cell office:value-type="string">
            <text:p>W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2">
            <text:p>32</text:p>
          </table:table-cell>
          <table:table-cell office:value-type="string">
            <text:p>Justin</text:p>
          </table:table-cell>
          <table:table-cell office:value-type="string">
            <text:p>Hunter</text:p>
          </table:table-cell>
          <table:table-cell office:value-type="string">
            <text:p><text:s/>Justin Hunter</text:p>
          </table:table-cell>
          <table:table-cell office:value-type="string">
            <text:p><text:s/>W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3">
            <text:p>43</text:p>
          </table:table-cell>
          <table:table-cell office:value-type="string">
            <text:p>Justin</text:p>
          </table:table-cell>
          <table:table-cell office:value-type="string">
            <text:p>Hunter</text:p>
          </table:table-cell>
          <table:table-cell office:value-type="string">
            <text:p>Justin Hunter</text:p>
          </table:table-cell>
          <table:table-cell office:value-type="string">
            <text:p>W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7">
            <text:p>27</text:p>
          </table:table-cell>
          <table:table-cell office:value-type="string">
            <text:p>Justin</text:p>
          </table:table-cell>
          <table:table-cell table:number-columns-repeated="2" office:value-type="string">
            <text:p>Hunter</text:p>
          </table:table-cell>
          <table:table-cell office:value-type="string">
            <text:p>W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0">
            <text:p>170</text:p>
          </table:table-cell>
          <table:table-cell office:value-type="string">
            <text:p>Alex</text:p>
          </table:table-cell>
          <table:table-cell office:value-type="string">
            <text:p>Hurst</text:p>
          </table:table-cell>
          <table:table-cell office:value-type="string">
            <text:p>Alex Hurst</text:p>
          </table:table-cell>
          <table:table-cell office:value-type="string">
            <text:p>OT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7">
            <text:p>127</text:p>
          </table:table-cell>
          <table:table-cell office:value-type="string">
            <text:p>Jawan</text:p>
          </table:table-cell>
          <table:table-cell office:value-type="string">
            <text:p>Jamison</text:p>
          </table:table-cell>
          <table:table-cell office:value-type="string">
            <text:p>Jawan Jamison</text:p>
          </table:table-cell>
          <table:table-cell office:value-type="string">
            <text:p>R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7">
            <text:p>137</text:p>
          </table:table-cell>
          <table:table-cell office:value-type="string">
            <text:p>Tony</text:p>
          </table:table-cell>
          <table:table-cell office:value-type="string">
            <text:p>Jefferson</text:p>
          </table:table-cell>
          <table:table-cell office:value-type="string">
            <text:p>Tony Jefferson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60">
            <text:p>160</text:p>
          </table:table-cell>
          <table:table-cell office:value-type="string">
            <text:p>Tony</text:p>
          </table:table-cell>
          <table:table-cell office:value-type="string">
            <text:p>Jefferson</text:p>
          </table:table-cell>
          <table:table-cell office:value-type="string">
            <text:p>Tony Jefferson</text:p>
          </table:table-cell>
          <table:table-cell office:value-type="string">
            <text:p>F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1">
            <text:p>81</text:p>
          </table:table-cell>
          <table:table-cell office:value-type="string">
            <text:p>Brandon</text:p>
          </table:table-cell>
          <table:table-cell office:value-type="string">
            <text:p>Jenkins_B</text:p>
          </table:table-cell>
          <table:table-cell office:value-type="string">
            <text:p>Brandon Jenkins</text:p>
          </table:table-cell>
          <table:table-cell office:value-type="string">
            <text:p>OL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4">
            <text:p>104</text:p>
          </table:table-cell>
          <table:table-cell office:value-type="string">
            <text:p>Jelani</text:p>
          </table:table-cell>
          <table:table-cell office:value-type="string">
            <text:p>Jenkins_Je</text:p>
          </table:table-cell>
          <table:table-cell office:value-type="string">
            <text:p>Jelani Jenkins</text:p>
          </table:table-cell>
          <table:table-cell office:value-type="string">
            <text:p>OL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58">
            <text:p>158</text:p>
          </table:table-cell>
          <table:table-cell office:value-type="string">
            <text:p>Jelani</text:p>
          </table:table-cell>
          <table:table-cell office:value-type="string">
            <text:p>Jenkins_Je</text:p>
          </table:table-cell>
          <table:table-cell office:value-type="string">
            <text:p>Jelani Jenkins</text:p>
          </table:table-cell>
          <table:table-cell office:value-type="string">
            <text:p>IL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7">
            <text:p>37</text:p>
          </table:table-cell>
          <table:table-cell office:value-type="string">
            <text:p>John</text:p>
          </table:table-cell>
          <table:table-cell office:value-type="string">
            <text:p>Jenkins_Jo</text:p>
          </table:table-cell>
          <table:table-cell office:value-type="string">
            <text:p>John Jenkins</text:p>
          </table:table-cell>
          <table:table-cell office:value-type="string">
            <text:p>D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4">
            <text:p>74</text:p>
          </table:table-cell>
          <table:table-cell office:value-type="string">
            <text:p>John</text:p>
          </table:table-cell>
          <table:table-cell office:value-type="string">
            <text:p>Jenkins_Jo</text:p>
          </table:table-cell>
          <table:table-cell office:value-type="string">
            <text:p>John Jenkins</text:p>
          </table:table-cell>
          <table:table-cell office:value-type="string">
            <text:p>DT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1">
            <text:p>71</text:p>
          </table:table-cell>
          <table:table-cell office:value-type="string">
            <text:p>John</text:p>
          </table:table-cell>
          <table:table-cell office:value-type="string">
            <text:p>Jenkins_Jo</text:p>
          </table:table-cell>
          <table:table-cell office:value-type="string">
            <text:p><text:s/>John Jenkins</text:p>
          </table:table-cell>
          <table:table-cell office:value-type="string">
            <text:p><text:s/>D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83">
            <text:p>83</text:p>
          </table:table-cell>
          <table:table-cell office:value-type="string">
            <text:p>John</text:p>
          </table:table-cell>
          <table:table-cell office:value-type="string">
            <text:p>Jenkins_Jo</text:p>
          </table:table-cell>
          <table:table-cell office:value-type="string">
            <text:p>John Jenkins</text:p>
          </table:table-cell>
          <table:table-cell office:value-type="string">
            <text:p>DT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7">
            <text:p>57</text:p>
          </table:table-cell>
          <table:table-cell office:value-type="string">
            <text:p>John</text:p>
          </table:table-cell>
          <table:table-cell office:value-type="string">
            <text:p>Jenkins_Jo</text:p>
          </table:table-cell>
          <table:table-cell office:value-type="string">
            <text:p>Jenkins</text:p>
          </table:table-cell>
          <table:table-cell office:value-type="string">
            <text:p>D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string">
            <text:p>Joeckel</text:p>
          </table:table-cell>
          <table:table-cell office:value-type="string">
            <text:p>Luke Joeckel</text:p>
          </table:table-cell>
          <table:table-cell office:value-type="string">
            <text:p>O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string">
            <text:p>Joeckel</text:p>
          </table:table-cell>
          <table:table-cell office:value-type="string">
            <text:p>Luke Joeckel</text:p>
          </table:table-cell>
          <table:table-cell office:value-type="string">
            <text:p>O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3">
            <text:p>3</text:p>
          </table:table-cell>
          <table:table-cell office:value-type="string">
            <text:p>Luke</text:p>
          </table:table-cell>
          <table:table-cell office:value-type="string">
            <text:p>Joeckel</text:p>
          </table:table-cell>
          <table:table-cell office:value-type="string">
            <text:p><text:s/>Luke Joeckel</text:p>
          </table:table-cell>
          <table:table-cell office:value-type="string">
            <text:p><text:s/>O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">
            <text:p>2</text:p>
          </table:table-cell>
          <table:table-cell office:value-type="string">
            <text:p>Luke</text:p>
          </table:table-cell>
          <table:table-cell office:value-type="string">
            <text:p>Joeckel</text:p>
          </table:table-cell>
          <table:table-cell office:value-type="string">
            <text:p>Luke Joeckel</text:p>
          </table:table-cell>
          <table:table-cell office:value-type="string">
            <text:p>O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">
            <text:p>1</text:p>
          </table:table-cell>
          <table:table-cell office:value-type="string">
            <text:p>Luke</text:p>
          </table:table-cell>
          <table:table-cell office:value-type="string">
            <text:p>Joeckel</text:p>
          </table:table-cell>
          <table:table-cell office:value-type="string">
            <text:p>Joeckel</text:p>
          </table:table-cell>
          <table:table-cell office:value-type="string">
            <text:p>O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5">
            <text:p>195</text:p>
          </table:table-cell>
          <table:table-cell office:value-type="string">
            <text:p>Dennis</text:p>
          </table:table-cell>
          <table:table-cell office:value-type="string">
            <text:p>Johnson_D</text:p>
          </table:table-cell>
          <table:table-cell office:value-type="string">
            <text:p>Dennis Johnson</text:p>
          </table:table-cell>
          <table:table-cell office:value-type="string">
            <text:p>RB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79">
            <text:p>179</text:p>
          </table:table-cell>
          <table:table-cell office:value-type="string">
            <text:p>Dennis</text:p>
          </table:table-cell>
          <table:table-cell office:value-type="string">
            <text:p>Johnson_D</text:p>
          </table:table-cell>
          <table:table-cell office:value-type="string">
            <text:p>Dennis Johnson</text:p>
          </table:table-cell>
          <table:table-cell office:value-type="string">
            <text:p>RB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7">
            <text:p>197</text:p>
          </table:table-cell>
          <table:table-cell office:value-type="string">
            <text:p>Josh</text:p>
          </table:table-cell>
          <table:table-cell office:value-type="string">
            <text:p>Johnson_J</text:p>
          </table:table-cell>
          <table:table-cell office:value-type="string">
            <text:p>Josh Johnson</text:p>
          </table:table-cell>
          <table:table-cell office:value-type="string">
            <text:p>CB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">
            <text:p>11</text:p>
          </table:table-cell>
          <table:table-cell office:value-type="string">
            <text:p>Lane</text:p>
          </table:table-cell>
          <table:table-cell office:value-type="string">
            <text:p>Johnson_L</text:p>
          </table:table-cell>
          <table:table-cell office:value-type="string">
            <text:p>Lane Johnson</text:p>
          </table:table-cell>
          <table:table-cell office:value-type="string">
            <text:p>O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4">
            <text:p>4</text:p>
          </table:table-cell>
          <table:table-cell office:value-type="string">
            <text:p>Lane</text:p>
          </table:table-cell>
          <table:table-cell office:value-type="string">
            <text:p>Johnson_L</text:p>
          </table:table-cell>
          <table:table-cell office:value-type="string">
            <text:p>Lane Johnson</text:p>
          </table:table-cell>
          <table:table-cell office:value-type="string">
            <text:p>O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">
            <text:p>6</text:p>
          </table:table-cell>
          <table:table-cell office:value-type="string">
            <text:p>Lane</text:p>
          </table:table-cell>
          <table:table-cell office:value-type="string">
            <text:p>Johnson_L</text:p>
          </table:table-cell>
          <table:table-cell office:value-type="string">
            <text:p><text:s/>Lane Johnson</text:p>
          </table:table-cell>
          <table:table-cell office:value-type="string">
            <text:p><text:s/>OT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14">
            <text:p>14</text:p>
          </table:table-cell>
          <table:table-cell office:value-type="string">
            <text:p>Lane</text:p>
          </table:table-cell>
          <table:table-cell office:value-type="string">
            <text:p>Johnson_L</text:p>
          </table:table-cell>
          <table:table-cell office:value-type="string">
            <text:p>Lane Johnson</text:p>
          </table:table-cell>
          <table:table-cell office:value-type="string">
            <text:p>O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9">
            <text:p>89</text:p>
          </table:table-cell>
          <table:table-cell office:value-type="string">
            <text:p>Nico</text:p>
          </table:table-cell>
          <table:table-cell office:value-type="string">
            <text:p>Johnson_N</text:p>
          </table:table-cell>
          <table:table-cell office:value-type="string">
            <text:p>Nico Johnson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8">
            <text:p>148</text:p>
          </table:table-cell>
          <table:table-cell office:value-type="string">
            <text:p>Nico</text:p>
          </table:table-cell>
          <table:table-cell office:value-type="string">
            <text:p>Johnson_N</text:p>
          </table:table-cell>
          <table:table-cell office:value-type="string">
            <text:p>Nico Johnson</text:p>
          </table:table-cell>
          <table:table-cell office:value-type="string">
            <text:p>IL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">
            <text:p>7</text:p>
          </table:table-cell>
          <table:table-cell office:value-type="string">
            <text:p>Lane</text:p>
          </table:table-cell>
          <table:table-cell office:value-type="string">
            <text:p>Johnson_L</text:p>
          </table:table-cell>
          <table:table-cell office:value-type="string">
            <text:p>Johnson</text:p>
          </table:table-cell>
          <table:table-cell office:value-type="string">
            <text:p>O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3">
            <text:p>63</text:p>
          </table:table-cell>
          <table:table-cell office:value-type="string">
            <text:p>Barrett</text:p>
          </table:table-cell>
          <table:table-cell office:value-type="string">
            <text:p>Jones_B</text:p>
          </table:table-cell>
          <table:table-cell office:value-type="string">
            <text:p>Barrett Jone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00">
            <text:p>100</text:p>
          </table:table-cell>
          <table:table-cell office:value-type="string">
            <text:p>Barrett</text:p>
          </table:table-cell>
          <table:table-cell office:value-type="string">
            <text:p>Jones_B</text:p>
          </table:table-cell>
          <table:table-cell office:value-type="string">
            <text:p>Barrett Jone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1">
            <text:p>91</text:p>
          </table:table-cell>
          <table:table-cell office:value-type="string">
            <text:p>Barrett</text:p>
          </table:table-cell>
          <table:table-cell office:value-type="string">
            <text:p>Jones_B</text:p>
          </table:table-cell>
          <table:table-cell office:value-type="string">
            <text:p><text:s/>Barrett Jones</text:p>
          </table:table-cell>
          <table:table-cell office:value-type="string">
            <text:p><text:s/>OG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6">
            <text:p>26</text:p>
          </table:table-cell>
          <table:table-cell office:value-type="string">
            <text:p>Barrett</text:p>
          </table:table-cell>
          <table:table-cell office:value-type="string">
            <text:p>Jones_B</text:p>
          </table:table-cell>
          <table:table-cell office:value-type="string">
            <text:p>Barrett Jone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9">
            <text:p>179</text:p>
          </table:table-cell>
          <table:table-cell office:value-type="string">
            <text:p>Chris</text:p>
          </table:table-cell>
          <table:table-cell office:value-type="string">
            <text:p>Jones_C</text:p>
          </table:table-cell>
          <table:table-cell office:value-type="string">
            <text:p>Chris Jones</text:p>
          </table:table-cell>
          <table:table-cell office:value-type="string">
            <text:p>DT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2">
            <text:p>32</text:p>
          </table:table-cell>
          <table:table-cell office:value-type="string">
            <text:p>Datone</text:p>
          </table:table-cell>
          <table:table-cell office:value-type="string">
            <text:p>Jones_D</text:p>
          </table:table-cell>
          <table:table-cell office:value-type="string">
            <text:p>Datone Jones</text:p>
          </table:table-cell>
          <table:table-cell office:value-type="string">
            <text:p>D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7">
            <text:p>27</text:p>
          </table:table-cell>
          <table:table-cell office:value-type="string">
            <text:p>Datone</text:p>
          </table:table-cell>
          <table:table-cell office:value-type="string">
            <text:p>Jones_D</text:p>
          </table:table-cell>
          <table:table-cell office:value-type="string">
            <text:p>Datone Jones</text:p>
          </table:table-cell>
          <table:table-cell office:value-type="string">
            <text:p>D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27">
            <text:p>27</text:p>
          </table:table-cell>
          <table:table-cell office:value-type="string">
            <text:p>Datone</text:p>
          </table:table-cell>
          <table:table-cell office:value-type="string">
            <text:p>Jones_D</text:p>
          </table:table-cell>
          <table:table-cell office:value-type="string">
            <text:p><text:s/>Datone Jones</text:p>
          </table:table-cell>
          <table:table-cell office:value-type="string">
            <text:p><text:s/>D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5">
            <text:p>35</text:p>
          </table:table-cell>
          <table:table-cell office:value-type="string">
            <text:p>Datone</text:p>
          </table:table-cell>
          <table:table-cell office:value-type="string">
            <text:p>Jones_D</text:p>
          </table:table-cell>
          <table:table-cell office:value-type="string">
            <text:p>Datone Jones</text:p>
          </table:table-cell>
          <table:table-cell office:value-type="string">
            <text:p>D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">
            <text:p>12</text:p>
          </table:table-cell>
          <table:table-cell office:value-type="string">
            <text:p>Jarvis</text:p>
          </table:table-cell>
          <table:table-cell office:value-type="string">
            <text:p>Jones_J</text:p>
          </table:table-cell>
          <table:table-cell office:value-type="string">
            <text:p>Jarvis Jones</text:p>
          </table:table-cell>
          <table:table-cell office:value-type="string">
            <text:p>O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8">
            <text:p>18</text:p>
          </table:table-cell>
          <table:table-cell office:value-type="string">
            <text:p>Jarvis</text:p>
          </table:table-cell>
          <table:table-cell office:value-type="string">
            <text:p>Jones_J</text:p>
          </table:table-cell>
          <table:table-cell office:value-type="string">
            <text:p>Jarvis Jones</text:p>
          </table:table-cell>
          <table:table-cell office:value-type="string">
            <text:p>OL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9">
            <text:p>19</text:p>
          </table:table-cell>
          <table:table-cell office:value-type="string">
            <text:p>Jarvis</text:p>
          </table:table-cell>
          <table:table-cell office:value-type="string">
            <text:p>Jones_J</text:p>
          </table:table-cell>
          <table:table-cell office:value-type="string">
            <text:p><text:s/>Jarvis Jones</text:p>
          </table:table-cell>
          <table:table-cell office:value-type="string">
            <text:p><text:s/>O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1">
            <text:p>1</text:p>
          </table:table-cell>
          <table:table-cell office:value-type="string">
            <text:p>Jarvis</text:p>
          </table:table-cell>
          <table:table-cell office:value-type="string">
            <text:p>Jones_J</text:p>
          </table:table-cell>
          <table:table-cell office:value-type="string">
            <text:p>Jarvis Jones</text:p>
          </table:table-cell>
          <table:table-cell office:value-type="string">
            <text:p>DE/O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8">
            <text:p>118</text:p>
          </table:table-cell>
          <table:table-cell office:value-type="string">
            <text:p>Landry</text:p>
          </table:table-cell>
          <table:table-cell office:value-type="string">
            <text:p>Jones_L</text:p>
          </table:table-cell>
          <table:table-cell office:value-type="string">
            <text:p>Landry Jones</text:p>
          </table:table-cell>
          <table:table-cell office:value-type="string">
            <text:p>Q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1">
            <text:p>111</text:p>
          </table:table-cell>
          <table:table-cell office:value-type="string">
            <text:p>Landry</text:p>
          </table:table-cell>
          <table:table-cell office:value-type="string">
            <text:p>Jones_L</text:p>
          </table:table-cell>
          <table:table-cell office:value-type="string">
            <text:p>Landry Jones</text:p>
          </table:table-cell>
          <table:table-cell office:value-type="string">
            <text:p>Q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3">
            <text:p>23</text:p>
          </table:table-cell>
          <table:table-cell office:value-type="string">
            <text:p>Datone</text:p>
          </table:table-cell>
          <table:table-cell office:value-type="string">
            <text:p>Jones_D</text:p>
          </table:table-cell>
          <table:table-cell office:value-type="string">
            <text:p>Jones</text:p>
          </table:table-cell>
          <table:table-cell office:value-type="string">
            <text:p>D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9">
            <text:p>29</text:p>
          </table:table-cell>
          <table:table-cell office:value-type="string">
            <text:p>Jarvis</text:p>
          </table:table-cell>
          <table:table-cell office:value-type="string">
            <text:p>Jones_J</text:p>
          </table:table-cell>
          <table:table-cell office:value-type="string">
            <text:p>Jones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0">
            <text:p>90</text:p>
          </table:table-cell>
          <table:table-cell office:value-type="string">
            <text:p>Barrett</text:p>
          </table:table-cell>
          <table:table-cell office:value-type="string">
            <text:p>Jones_B</text:p>
          </table:table-cell>
          <table:table-cell office:value-type="string">
            <text:p>Jone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">
            <text:p>9</text:p>
          </table:table-cell>
          <table:table-cell office:value-type="string">
            <text:p>Dion</text:p>
          </table:table-cell>
          <table:table-cell office:value-type="string">
            <text:p>Jordan</text:p>
          </table:table-cell>
          <table:table-cell office:value-type="string">
            <text:p>Dion Jordan</text:p>
          </table:table-cell>
          <table:table-cell office:value-type="string">
            <text:p>D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">
            <text:p>3</text:p>
          </table:table-cell>
          <table:table-cell office:value-type="string">
            <text:p>Dion</text:p>
          </table:table-cell>
          <table:table-cell office:value-type="string">
            <text:p>Jordan</text:p>
          </table:table-cell>
          <table:table-cell office:value-type="string">
            <text:p>Dion Jordan</text:p>
          </table:table-cell>
          <table:table-cell office:value-type="string">
            <text:p>OL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">
            <text:p>5</text:p>
          </table:table-cell>
          <table:table-cell office:value-type="string">
            <text:p>Dion</text:p>
          </table:table-cell>
          <table:table-cell office:value-type="string">
            <text:p>Jordan</text:p>
          </table:table-cell>
          <table:table-cell office:value-type="string">
            <text:p><text:s/>Dion Jordan</text:p>
          </table:table-cell>
          <table:table-cell office:value-type="string">
            <text:p>D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">
            <text:p>9</text:p>
          </table:table-cell>
          <table:table-cell office:value-type="string">
            <text:p>Dion</text:p>
          </table:table-cell>
          <table:table-cell office:value-type="string">
            <text:p>Jordan</text:p>
          </table:table-cell>
          <table:table-cell office:value-type="string">
            <text:p>Dion Jordan</text:p>
          </table:table-cell>
          <table:table-cell office:value-type="string">
            <text:p>D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">
            <text:p>4</text:p>
          </table:table-cell>
          <table:table-cell office:value-type="string">
            <text:p>Dion</text:p>
          </table:table-cell>
          <table:table-cell table:number-columns-repeated="2" office:value-type="string">
            <text:p>Jordan</text:p>
          </table:table-cell>
          <table:table-cell office:value-type="string">
            <text:p>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23">
            <text:p>123</text:p>
          </table:table-cell>
          <table:table-cell office:value-type="string">
            <text:p>Kyle</text:p>
          </table:table-cell>
          <table:table-cell office:value-type="string">
            <text:p>Juszczyk</text:p>
          </table:table-cell>
          <table:table-cell office:value-type="string">
            <text:p>Kyle Juszczyk</text:p>
          </table:table-cell>
          <table:table-cell office:value-type="string">
            <text:p>F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2">
            <text:p>122</text:p>
          </table:table-cell>
          <table:table-cell office:value-type="string">
            <text:p>Nick</text:p>
          </table:table-cell>
          <table:table-cell office:value-type="string">
            <text:p>Kasa</text:p>
          </table:table-cell>
          <table:table-cell office:value-type="string">
            <text:p>Nick Kasa</text:p>
          </table:table-cell>
          <table:table-cell office:value-type="string">
            <text:p>T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83">
            <text:p>183</text:p>
          </table:table-cell>
          <table:table-cell office:value-type="string">
            <text:p>Nick</text:p>
          </table:table-cell>
          <table:table-cell office:value-type="string">
            <text:p>Kasa</text:p>
          </table:table-cell>
          <table:table-cell office:value-type="string">
            <text:p>Nick Kasa</text:p>
          </table:table-cell>
          <table:table-cell office:value-type="string">
            <text:p>T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3">
            <text:p>53</text:p>
          </table:table-cell>
          <table:table-cell office:value-type="string">
            <text:p>Travis</text:p>
          </table:table-cell>
          <table:table-cell office:value-type="string">
            <text:p>Kelce</text:p>
          </table:table-cell>
          <table:table-cell office:value-type="string">
            <text:p>Travis Kelce</text:p>
          </table:table-cell>
          <table:table-cell office:value-type="string">
            <text:p>T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66">
            <text:p>66</text:p>
          </table:table-cell>
          <table:table-cell office:value-type="string">
            <text:p>Travis</text:p>
          </table:table-cell>
          <table:table-cell office:value-type="string">
            <text:p>Kelce</text:p>
          </table:table-cell>
          <table:table-cell office:value-type="string">
            <text:p>Travis Kelce</text:p>
          </table:table-cell>
          <table:table-cell office:value-type="string">
            <text:p>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80">
            <text:p>80</text:p>
          </table:table-cell>
          <table:table-cell office:value-type="string">
            <text:p>Travis</text:p>
          </table:table-cell>
          <table:table-cell office:value-type="string">
            <text:p>Kelce</text:p>
          </table:table-cell>
          <table:table-cell office:value-type="string">
            <text:p><text:s/>Travis Kelce</text:p>
          </table:table-cell>
          <table:table-cell office:value-type="string">
            <text:p><text:s/>TE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9">
            <text:p>79</text:p>
          </table:table-cell>
          <table:table-cell office:value-type="string">
            <text:p>Travis</text:p>
          </table:table-cell>
          <table:table-cell office:value-type="string">
            <text:p>Kelce</text:p>
          </table:table-cell>
          <table:table-cell office:value-type="string">
            <text:p>Kelce</text:p>
          </table:table-cell>
          <table:table-cell office:value-type="string">
            <text:p>T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65">
            <text:p>165</text:p>
          </table:table-cell>
          <table:table-cell office:value-type="string">
            <text:p>Tavarres</text:p>
          </table:table-cell>
          <table:table-cell office:value-type="string">
            <text:p>King</text:p>
          </table:table-cell>
          <table:table-cell office:value-type="string">
            <text:p>Tavarres King</text:p>
          </table:table-cell>
          <table:table-cell office:value-type="string">
            <text:p>WR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8">
            <text:p>188</text:p>
          </table:table-cell>
          <table:table-cell office:value-type="string">
            <text:p>AJ</text:p>
          </table:table-cell>
          <table:table-cell office:value-type="string">
            <text:p>Klein</text:p>
          </table:table-cell>
          <table:table-cell office:value-type="string">
            <text:p>A.J. Klein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09">
            <text:p>109</text:p>
          </table:table-cell>
          <table:table-cell office:value-type="string">
            <text:p>AJ</text:p>
          </table:table-cell>
          <table:table-cell office:value-type="string">
            <text:p>Klein</text:p>
          </table:table-cell>
          <table:table-cell office:value-type="string">
            <text:p>A.J. Klein</text:p>
          </table:table-cell>
          <table:table-cell office:value-type="string">
            <text:p>IL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7">
            <text:p>177</text:p>
          </table:table-cell>
          <table:table-cell office:value-type="string">
            <text:p>Jake</text:p>
          </table:table-cell>
          <table:table-cell office:value-type="string">
            <text:p>Knott</text:p>
          </table:table-cell>
          <table:table-cell office:value-type="string">
            <text:p>Jake Knott</text:p>
          </table:table-cell>
          <table:table-cell office:value-type="string">
            <text:p>OL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87">
            <text:p>187</text:p>
          </table:table-cell>
          <table:table-cell office:value-type="string">
            <text:p>Jake</text:p>
          </table:table-cell>
          <table:table-cell office:value-type="string">
            <text:p>Knott</text:p>
          </table:table-cell>
          <table:table-cell office:value-type="string">
            <text:p>Jake Knott</text:p>
          </table:table-cell>
          <table:table-cell office:value-type="string">
            <text:p>OLB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1">
            <text:p>121</text:p>
          </table:table-cell>
          <table:table-cell office:value-type="string">
            <text:p>Joe</text:p>
          </table:table-cell>
          <table:table-cell office:value-type="string">
            <text:p>Kruger</text:p>
          </table:table-cell>
          <table:table-cell office:value-type="string">
            <text:p>Joe Kruger</text:p>
          </table:table-cell>
          <table:table-cell office:value-type="string">
            <text:p>D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4">
            <text:p>44</text:p>
          </table:table-cell>
          <table:table-cell office:value-type="string">
            <text:p>Eddie</text:p>
          </table:table-cell>
          <table:table-cell office:value-type="string">
            <text:p>Lacy</text:p>
          </table:table-cell>
          <table:table-cell office:value-type="string">
            <text:p>Eddie Lac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6">
            <text:p>36</text:p>
          </table:table-cell>
          <table:table-cell office:value-type="string">
            <text:p>Eddie</text:p>
          </table:table-cell>
          <table:table-cell office:value-type="string">
            <text:p>Lacy</text:p>
          </table:table-cell>
          <table:table-cell office:value-type="string">
            <text:p>Eddie Lac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8">
            <text:p>18</text:p>
          </table:table-cell>
          <table:table-cell office:value-type="string">
            <text:p>Eddie</text:p>
          </table:table-cell>
          <table:table-cell office:value-type="string">
            <text:p>Lacy</text:p>
          </table:table-cell>
          <table:table-cell office:value-type="string">
            <text:p><text:s/>Eddie Lacy</text:p>
          </table:table-cell>
          <table:table-cell office:value-type="string">
            <text:p><text:s/>R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2">
            <text:p>52</text:p>
          </table:table-cell>
          <table:table-cell office:value-type="string">
            <text:p>Eddie</text:p>
          </table:table-cell>
          <table:table-cell office:value-type="string">
            <text:p>Lacy</text:p>
          </table:table-cell>
          <table:table-cell office:value-type="string">
            <text:p>Eddie Lacy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9">
            <text:p>39</text:p>
          </table:table-cell>
          <table:table-cell office:value-type="string">
            <text:p>Eddie</text:p>
          </table:table-cell>
          <table:table-cell table:number-columns-repeated="2" office:value-type="string">
            <text:p>Lacy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8">
            <text:p>58</text:p>
          </table:table-cell>
          <table:table-cell office:value-type="string">
            <text:p>Marcus</text:p>
          </table:table-cell>
          <table:table-cell office:value-type="string">
            <text:p>Lattimore</text:p>
          </table:table-cell>
          <table:table-cell office:value-type="string">
            <text:p>Marcus Lattimore</text:p>
          </table:table-cell>
          <table:table-cell office:value-type="string">
            <text:p>R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8">
            <text:p>138</text:p>
          </table:table-cell>
          <table:table-cell office:value-type="string">
            <text:p>Marcus</text:p>
          </table:table-cell>
          <table:table-cell office:value-type="string">
            <text:p>Lattimore</text:p>
          </table:table-cell>
          <table:table-cell office:value-type="string">
            <text:p>Marcus Lattimore</text:p>
          </table:table-cell>
          <table:table-cell office:value-type="string">
            <text:p>RB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96">
            <text:p>96</text:p>
          </table:table-cell>
          <table:table-cell office:value-type="string">
            <text:p>Marcus</text:p>
          </table:table-cell>
          <table:table-cell office:value-type="string">
            <text:p>Lattimore</text:p>
          </table:table-cell>
          <table:table-cell office:value-type="string">
            <text:p>Marcus Lattimore</text:p>
          </table:table-cell>
          <table:table-cell office:value-type="string">
            <text:p>R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8">
            <text:p>68</text:p>
          </table:table-cell>
          <table:table-cell office:value-type="string">
            <text:p>Corey</text:p>
          </table:table-cell>
          <table:table-cell office:value-type="string">
            <text:p>Lemonier</text:p>
          </table:table-cell>
          <table:table-cell office:value-type="string">
            <text:p>Corey Lemonier</text:p>
          </table:table-cell>
          <table:table-cell office:value-type="string">
            <text:p>D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8">
            <text:p>98</text:p>
          </table:table-cell>
          <table:table-cell office:value-type="string">
            <text:p>Corey</text:p>
          </table:table-cell>
          <table:table-cell office:value-type="string">
            <text:p>Lemonier</text:p>
          </table:table-cell>
          <table:table-cell office:value-type="string">
            <text:p>Corey Lemonier</text:p>
          </table:table-cell>
          <table:table-cell office:value-type="string">
            <text:p>D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8">
            <text:p>88</text:p>
          </table:table-cell>
          <table:table-cell office:value-type="string">
            <text:p>Corey</text:p>
          </table:table-cell>
          <table:table-cell office:value-type="string">
            <text:p>Lemonier</text:p>
          </table:table-cell>
          <table:table-cell office:value-type="string">
            <text:p>Corey Lemonier</text:p>
          </table:table-cell>
          <table:table-cell office:value-type="string">
            <text:p>DE/OL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5">
            <text:p>85</text:p>
          </table:table-cell>
          <table:table-cell office:value-type="string">
            <text:p>Corey</text:p>
          </table:table-cell>
          <table:table-cell office:value-type="string">
            <text:p>Lemonier</text:p>
          </table:table-cell>
          <table:table-cell office:value-type="string">
            <text:p>Lemonier</text:p>
          </table:table-cell>
          <table:table-cell office:value-type="string">
            <text:p>D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2">
            <text:p>192</text:p>
          </table:table-cell>
          <table:table-cell office:value-type="string">
            <text:p>Robert</text:p>
          </table:table-cell>
          <table:table-cell office:value-type="string">
            <text:p>Lester</text:p>
          </table:table-cell>
          <table:table-cell office:value-type="string">
            <text:p>Robert Lester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94">
            <text:p>194</text:p>
          </table:table-cell>
          <table:table-cell office:value-type="string">
            <text:p>Zach</text:p>
          </table:table-cell>
          <table:table-cell office:value-type="string">
            <text:p>Line</text:p>
          </table:table-cell>
          <table:table-cell office:value-type="string">
            <text:p>Zach Line</text:p>
          </table:table-cell>
          <table:table-cell office:value-type="string">
            <text:p>F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9">
            <text:p>99</text:p>
          </table:table-cell>
          <table:table-cell office:value-type="string">
            <text:p>Jeff</text:p>
          </table:table-cell>
          <table:table-cell office:value-type="string">
            <text:p>Locke</text:p>
          </table:table-cell>
          <table:table-cell office:value-type="string">
            <text:p>Jeff Locke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5">
            <text:p>75</text:p>
          </table:table-cell>
          <table:table-cell office:value-type="string">
            <text:p>Bennie</text:p>
          </table:table-cell>
          <table:table-cell office:value-type="string">
            <text:p>Logan</text:p>
          </table:table-cell>
          <table:table-cell office:value-type="string">
            <text:p>Bennie Logan</text:p>
          </table:table-cell>
          <table:table-cell office:value-type="string">
            <text:p>DT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6">
            <text:p>96</text:p>
          </table:table-cell>
          <table:table-cell office:value-type="string">
            <text:p>Bennie</text:p>
          </table:table-cell>
          <table:table-cell office:value-type="string">
            <text:p>Logan</text:p>
          </table:table-cell>
          <table:table-cell office:value-type="string">
            <text:p>Bennie Logan</text:p>
          </table:table-cell>
          <table:table-cell office:value-type="string">
            <text:p>DT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2">
            <text:p>62</text:p>
          </table:table-cell>
          <table:table-cell office:value-type="string">
            <text:p>Bennie</text:p>
          </table:table-cell>
          <table:table-cell office:value-type="string">
            <text:p>Logan</text:p>
          </table:table-cell>
          <table:table-cell office:value-type="string">
            <text:p><text:s/>Bennie Logan</text:p>
          </table:table-cell>
          <table:table-cell office:value-type="string">
            <text:p><text:s/>DT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0">
            <text:p>60</text:p>
          </table:table-cell>
          <table:table-cell office:value-type="string">
            <text:p>Bennie</text:p>
          </table:table-cell>
          <table:table-cell office:value-type="string">
            <text:p>Logan</text:p>
          </table:table-cell>
          <table:table-cell office:value-type="string">
            <text:p>Bennie Logan</text:p>
          </table:table-cell>
          <table:table-cell office:value-type="string">
            <text:p>D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1">
            <text:p>91</text:p>
          </table:table-cell>
          <table:table-cell office:value-type="string">
            <text:p>Bennie</text:p>
          </table:table-cell>
          <table:table-cell table:number-columns-repeated="2" office:value-type="string">
            <text:p>Logan</text:p>
          </table:table-cell>
          <table:table-cell office:value-type="string">
            <text:p>DT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97">
            <text:p>197</text:p>
          </table:table-cell>
          <table:table-cell office:value-type="string">
            <text:p>P.J.</text:p>
          </table:table-cell>
          <table:table-cell office:value-type="string">
            <text:p>Lonergan</text:p>
          </table:table-cell>
          <table:table-cell office:value-type="string">
            <text:p>P.J. Lonerga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4">
            <text:p>94</text:p>
          </table:table-cell>
          <table:table-cell office:value-type="string">
            <text:p>Kyle</text:p>
          </table:table-cell>
          <table:table-cell office:value-type="string">
            <text:p>Long</text:p>
          </table:table-cell>
          <table:table-cell office:value-type="string">
            <text:p>Kyle Long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6">
            <text:p>56</text:p>
          </table:table-cell>
          <table:table-cell office:value-type="string">
            <text:p>Kyle</text:p>
          </table:table-cell>
          <table:table-cell office:value-type="string">
            <text:p>Long</text:p>
          </table:table-cell>
          <table:table-cell office:value-type="string">
            <text:p>Kyle Long</text:p>
          </table:table-cell>
          <table:table-cell office:value-type="string">
            <text:p>OG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9">
            <text:p>29</text:p>
          </table:table-cell>
          <table:table-cell office:value-type="string">
            <text:p>Kyle</text:p>
          </table:table-cell>
          <table:table-cell office:value-type="string">
            <text:p>Long</text:p>
          </table:table-cell>
          <table:table-cell office:value-type="string">
            <text:p><text:s/>Kyle Long</text:p>
          </table:table-cell>
          <table:table-cell office:value-type="string">
            <text:p><text:s/>OG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6">
            <text:p>86</text:p>
          </table:table-cell>
          <table:table-cell office:value-type="string">
            <text:p>Kyle</text:p>
          </table:table-cell>
          <table:table-cell office:value-type="string">
            <text:p>Long</text:p>
          </table:table-cell>
          <table:table-cell office:value-type="string">
            <text:p>Kyle Long</text:p>
          </table:table-cell>
          <table:table-cell office:value-type="string">
            <text:p>OG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1">
            <text:p>71</text:p>
          </table:table-cell>
          <table:table-cell office:value-type="string">
            <text:p>Kyle</text:p>
          </table:table-cell>
          <table:table-cell table:number-columns-repeated="2" office:value-type="string">
            <text:p>Long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">
            <text:p>2</text:p>
          </table:table-cell>
          <table:table-cell office:value-type="string">
            <text:p>Star</text:p>
          </table:table-cell>
          <table:table-cell office:value-type="string">
            <text:p>Lotulelei</text:p>
          </table:table-cell>
          <table:table-cell office:value-type="string">
            <text:p>Star Lotulelei</text:p>
          </table:table-cell>
          <table:table-cell office:value-type="string">
            <text:p>D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">
            <text:p>5</text:p>
          </table:table-cell>
          <table:table-cell office:value-type="string">
            <text:p>Star</text:p>
          </table:table-cell>
          <table:table-cell office:value-type="string">
            <text:p>Lotulelei</text:p>
          </table:table-cell>
          <table:table-cell office:value-type="string">
            <text:p>Star Lotulelei</text:p>
          </table:table-cell>
          <table:table-cell office:value-type="string">
            <text:p>D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1">
            <text:p>11</text:p>
          </table:table-cell>
          <table:table-cell office:value-type="string">
            <text:p>Star</text:p>
          </table:table-cell>
          <table:table-cell office:value-type="string">
            <text:p>Lotulelei</text:p>
          </table:table-cell>
          <table:table-cell office:value-type="string">
            <text:p><text:s/>Star Lotulelei</text:p>
          </table:table-cell>
          <table:table-cell office:value-type="string">
            <text:p><text:s/>D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5">
            <text:p>5</text:p>
          </table:table-cell>
          <table:table-cell office:value-type="string">
            <text:p>Star</text:p>
          </table:table-cell>
          <table:table-cell office:value-type="string">
            <text:p>Lotulelei</text:p>
          </table:table-cell>
          <table:table-cell office:value-type="string">
            <text:p>Star Lotulelei</text:p>
          </table:table-cell>
          <table:table-cell office:value-type="string">
            <text:p>D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">
            <text:p>8</text:p>
          </table:table-cell>
          <table:table-cell office:value-type="string">
            <text:p>Star</text:p>
          </table:table-cell>
          <table:table-cell office:value-type="string">
            <text:p>Lotulelei</text:p>
          </table:table-cell>
          <table:table-cell office:value-type="string">
            <text:p>Lotulelei</text:p>
          </table:table-cell>
          <table:table-cell office:value-type="string">
            <text:p>D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00">
            <text:p>100</text:p>
          </table:table-cell>
          <table:table-cell office:value-type="string">
            <text:p>EJ</text:p>
          </table:table-cell>
          <table:table-cell office:value-type="string">
            <text:p>Manuel</text:p>
          </table:table-cell>
          <table:table-cell office:value-type="string">
            <text:p>E.J Manuel</text:p>
          </table:table-cell>
          <table:table-cell office:value-type="string">
            <text:p>Q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9">
            <text:p>99</text:p>
          </table:table-cell>
          <table:table-cell office:value-type="string">
            <text:p>EJ</text:p>
          </table:table-cell>
          <table:table-cell office:value-type="string">
            <text:p>Manuel</text:p>
          </table:table-cell>
          <table:table-cell office:value-type="string">
            <text:p>E.J. Manuel</text:p>
          </table:table-cell>
          <table:table-cell office:value-type="string">
            <text:p>Q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40">
            <text:p>40</text:p>
          </table:table-cell>
          <table:table-cell office:value-type="string">
            <text:p>EJ</text:p>
          </table:table-cell>
          <table:table-cell office:value-type="string">
            <text:p>Manuel</text:p>
          </table:table-cell>
          <table:table-cell office:value-type="string">
            <text:p>EJ Manuel</text:p>
          </table:table-cell>
          <table:table-cell office:value-type="string">
            <text:p>Q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1">
            <text:p>41</text:p>
          </table:table-cell>
          <table:table-cell office:value-type="string">
            <text:p>EJ</text:p>
          </table:table-cell>
          <table:table-cell office:value-type="string">
            <text:p>Manuel</text:p>
          </table:table-cell>
          <table:table-cell office:value-type="string">
            <text:p><text:s/>EJ Manuel</text:p>
          </table:table-cell>
          <table:table-cell office:value-type="string">
            <text:p><text:s/>QB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5">
            <text:p>35</text:p>
          </table:table-cell>
          <table:table-cell office:value-type="string">
            <text:p>EJ</text:p>
          </table:table-cell>
          <table:table-cell table:number-columns-repeated="2" office:value-type="string">
            <text:p>Manuel</text:p>
          </table:table-cell>
          <table:table-cell office:value-type="string">
            <text:p>Q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6">
            <text:p>176</text:p>
          </table:table-cell>
          <table:table-cell office:value-type="string">
            <text:p>Stansly</text:p>
          </table:table-cell>
          <table:table-cell office:value-type="string">
            <text:p>Maponga</text:p>
          </table:table-cell>
          <table:table-cell office:value-type="string">
            <text:p>Stansly Maponga</text:p>
          </table:table-cell>
          <table:table-cell office:value-type="string">
            <text:p>DE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1">
            <text:p>131</text:p>
          </table:table-cell>
          <table:table-cell office:value-type="string">
            <text:p>Tyrann</text:p>
          </table:table-cell>
          <table:table-cell office:value-type="string">
            <text:p>Mathieu</text:p>
          </table:table-cell>
          <table:table-cell office:value-type="string">
            <text:p>Tyrann Mathieu</text:p>
          </table:table-cell>
          <table:table-cell office:value-type="string">
            <text:p>CB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9">
            <text:p>69</text:p>
          </table:table-cell>
          <table:table-cell office:value-type="string">
            <text:p>Tyrann</text:p>
          </table:table-cell>
          <table:table-cell office:value-type="string">
            <text:p>Mathieu</text:p>
          </table:table-cell>
          <table:table-cell office:value-type="string">
            <text:p>Tyrann Mathieu</text:p>
          </table:table-cell>
          <table:table-cell office:value-type="string">
            <text:p>CB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8">
            <text:p>98</text:p>
          </table:table-cell>
          <table:table-cell office:value-type="string">
            <text:p>Tyrann</text:p>
          </table:table-cell>
          <table:table-cell office:value-type="string">
            <text:p>Mathieu</text:p>
          </table:table-cell>
          <table:table-cell office:value-type="string">
            <text:p><text:s/>Tyrann Mathieu</text:p>
          </table:table-cell>
          <table:table-cell office:value-type="string">
            <text:p><text:s/>C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9">
            <text:p>69</text:p>
          </table:table-cell>
          <table:table-cell office:value-type="string">
            <text:p>Tyrann</text:p>
          </table:table-cell>
          <table:table-cell office:value-type="string">
            <text:p>Mathieu</text:p>
          </table:table-cell>
          <table:table-cell office:value-type="string">
            <text:p>Tyrann Mathieu</text:p>
          </table:table-cell>
          <table:table-cell office:value-type="string">
            <text:p>C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9">
            <text:p>89</text:p>
          </table:table-cell>
          <table:table-cell office:value-type="string">
            <text:p>Tyrann</text:p>
          </table:table-cell>
          <table:table-cell table:number-columns-repeated="2" office:value-type="string">
            <text:p>Mathieu</text:p>
          </table:table-cell>
          <table:table-cell office:value-type="string">
            <text:p>CB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0">
            <text:p>170</text:p>
          </table:table-cell>
          <table:table-cell office:value-type="string">
            <text:p>Michael</text:p>
          </table:table-cell>
          <table:table-cell office:value-type="string">
            <text:p>Mauti</text:p>
          </table:table-cell>
          <table:table-cell office:value-type="string">
            <text:p>Michael Mauti</text:p>
          </table:table-cell>
          <table:table-cell office:value-type="string">
            <text:p>OLB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2">
            <text:p>132</text:p>
          </table:table-cell>
          <table:table-cell office:value-type="string">
            <text:p>Lerentee</text:p>
          </table:table-cell>
          <table:table-cell office:value-type="string">
            <text:p>McCray</text:p>
          </table:table-cell>
          <table:table-cell office:value-type="string">
            <text:p>Lerentee McCray</text:p>
          </table:table-cell>
          <table:table-cell office:value-type="string">
            <text:p>OLB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8">
            <text:p>168</text:p>
          </table:table-cell>
          <table:table-cell office:value-type="string">
            <text:p>Lerentee</text:p>
          </table:table-cell>
          <table:table-cell office:value-type="string">
            <text:p>McCray</text:p>
          </table:table-cell>
          <table:table-cell office:value-type="string">
            <text:p>Lerentee McCray</text:p>
          </table:table-cell>
          <table:table-cell office:value-type="string">
            <text:p>OLB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1">
            <text:p>181</text:p>
          </table:table-cell>
          <table:table-cell office:value-type="string">
            <text:p>TJ</text:p>
          </table:table-cell>
          <table:table-cell office:value-type="string">
            <text:p>McDonald_T</text:p>
          </table:table-cell>
          <table:table-cell office:value-type="string">
            <text:p>T.J. McDonald</text:p>
          </table:table-cell>
          <table:table-cell office:value-type="string">
            <text:p>S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12">
            <text:p>112</text:p>
          </table:table-cell>
          <table:table-cell office:value-type="string">
            <text:p>TJ</text:p>
          </table:table-cell>
          <table:table-cell office:value-type="string">
            <text:p>McDonald_T</text:p>
          </table:table-cell>
          <table:table-cell office:value-type="string">
            <text:p>T.J. McDonald</text:p>
          </table:table-cell>
          <table:table-cell office:value-type="string">
            <text:p>F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7">
            <text:p>87</text:p>
          </table:table-cell>
          <table:table-cell office:value-type="string">
            <text:p>Vance</text:p>
          </table:table-cell>
          <table:table-cell office:value-type="string">
            <text:p>McDonald_V</text:p>
          </table:table-cell>
          <table:table-cell office:value-type="string">
            <text:p>Vance McDonald</text:p>
          </table:table-cell>
          <table:table-cell office:value-type="string">
            <text:p>T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0">
            <text:p>70</text:p>
          </table:table-cell>
          <table:table-cell office:value-type="string">
            <text:p>Vance</text:p>
          </table:table-cell>
          <table:table-cell office:value-type="string">
            <text:p>McDonald_V</text:p>
          </table:table-cell>
          <table:table-cell office:value-type="string">
            <text:p>Vance McDonald</text:p>
          </table:table-cell>
          <table:table-cell office:value-type="string">
            <text:p>TE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6">
            <text:p>96</text:p>
          </table:table-cell>
          <table:table-cell office:value-type="string">
            <text:p>Vance</text:p>
          </table:table-cell>
          <table:table-cell office:value-type="string">
            <text:p>McDonald_V</text:p>
          </table:table-cell>
          <table:table-cell office:value-type="string">
            <text:p><text:s/>Vance McDonald</text:p>
          </table:table-cell>
          <table:table-cell office:value-type="string">
            <text:p><text:s/>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6">
            <text:p>86</text:p>
          </table:table-cell>
          <table:table-cell office:value-type="string">
            <text:p>Vance</text:p>
          </table:table-cell>
          <table:table-cell office:value-type="string">
            <text:p>McDonald_V</text:p>
          </table:table-cell>
          <table:table-cell office:value-type="string">
            <text:p>McDonald</text:p>
          </table:table-cell>
          <table:table-cell office:value-type="string">
            <text:p>T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8">
            <text:p>128</text:p>
          </table:table-cell>
          <table:table-cell office:value-type="string">
            <text:p>Leon</text:p>
          </table:table-cell>
          <table:table-cell office:value-type="string">
            <text:p>McFadden</text:p>
          </table:table-cell>
          <table:table-cell office:value-type="string">
            <text:p>Leon McFadden</text:p>
          </table:table-cell>
          <table:table-cell office:value-type="string">
            <text:p>CB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7">
            <text:p>107</text:p>
          </table:table-cell>
          <table:table-cell office:value-type="string">
            <text:p>Leon</text:p>
          </table:table-cell>
          <table:table-cell office:value-type="string">
            <text:p>McFadden</text:p>
          </table:table-cell>
          <table:table-cell office:value-type="string">
            <text:p>Leon McFadden</text:p>
          </table:table-cell>
          <table:table-cell office:value-type="string">
            <text:p>CB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2">
            <text:p>82</text:p>
          </table:table-cell>
          <table:table-cell office:value-type="string">
            <text:p>Leon</text:p>
          </table:table-cell>
          <table:table-cell office:value-type="string">
            <text:p>McFadden</text:p>
          </table:table-cell>
          <table:table-cell office:value-type="string">
            <text:p>Leon McFadden</text:p>
          </table:table-cell>
          <table:table-cell office:value-type="string">
            <text:p>CB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4">
            <text:p>164</text:p>
          </table:table-cell>
          <table:table-cell office:value-type="string">
            <text:p>Brandon</text:p>
          </table:table-cell>
          <table:table-cell office:value-type="string">
            <text:p>McGee</text:p>
          </table:table-cell>
          <table:table-cell office:value-type="string">
            <text:p>Brandon McGee</text:p>
          </table:table-cell>
          <table:table-cell office:value-type="string">
            <text:p>CB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8">
            <text:p>178</text:p>
          </table:table-cell>
          <table:table-cell office:value-type="string">
            <text:p>Aaron</text:p>
          </table:table-cell>
          <table:table-cell office:value-type="string">
            <text:p>Mellette</text:p>
          </table:table-cell>
          <table:table-cell office:value-type="string">
            <text:p>Aaron Mellette</text:p>
          </table:table-cell>
          <table:table-cell office:value-type="string">
            <text:p>WR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3">
            <text:p>93</text:p>
          </table:table-cell>
          <table:table-cell office:value-type="string">
            <text:p>Christine</text:p>
          </table:table-cell>
          <table:table-cell office:value-type="string">
            <text:p>Michael</text:p>
          </table:table-cell>
          <table:table-cell office:value-type="string">
            <text:p>Christine Michael</text:p>
          </table:table-cell>
          <table:table-cell office:value-type="string">
            <text:p>R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4">
            <text:p>94</text:p>
          </table:table-cell>
          <table:table-cell office:value-type="string">
            <text:p>Christine</text:p>
          </table:table-cell>
          <table:table-cell office:value-type="string">
            <text:p>Michael</text:p>
          </table:table-cell>
          <table:table-cell office:value-type="string">
            <text:p>Christine Michael</text:p>
          </table:table-cell>
          <table:table-cell office:value-type="string">
            <text:p>R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7">
            <text:p>87</text:p>
          </table:table-cell>
          <table:table-cell office:value-type="string">
            <text:p>Christine</text:p>
          </table:table-cell>
          <table:table-cell office:value-type="string">
            <text:p>Michael</text:p>
          </table:table-cell>
          <table:table-cell office:value-type="string">
            <text:p><text:s/>Christine Michael</text:p>
          </table:table-cell>
          <table:table-cell office:value-type="string">
            <text:p><text:s/>RB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98">
            <text:p>98</text:p>
          </table:table-cell>
          <table:table-cell office:value-type="string">
            <text:p>Christine</text:p>
          </table:table-cell>
          <table:table-cell office:value-type="string">
            <text:p>Michael</text:p>
          </table:table-cell>
          <table:table-cell office:value-type="string">
            <text:p>Christine Michael</text:p>
          </table:table-cell>
          <table:table-cell office:value-type="string">
            <text:p>R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8">
            <text:p>68</text:p>
          </table:table-cell>
          <table:table-cell office:value-type="string">
            <text:p>Christine</text:p>
          </table:table-cell>
          <table:table-cell table:number-columns-repeated="2" office:value-type="string">
            <text:p>Michael</text:p>
          </table:table-cell>
          <table:table-cell office:value-type="string">
            <text:p>R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">
            <text:p>6</text:p>
          </table:table-cell>
          <table:table-cell office:value-type="string">
            <text:p>Dee</text:p>
          </table:table-cell>
          <table:table-cell office:value-type="string">
            <text:p>Milliner</text:p>
          </table:table-cell>
          <table:table-cell office:value-type="string">
            <text:p>Dee Milliner</text:p>
          </table:table-cell>
          <table:table-cell office:value-type="string">
            <text:p>C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">
            <text:p>6</text:p>
          </table:table-cell>
          <table:table-cell office:value-type="string">
            <text:p>Dee</text:p>
          </table:table-cell>
          <table:table-cell office:value-type="string">
            <text:p>Milliner</text:p>
          </table:table-cell>
          <table:table-cell office:value-type="string">
            <text:p>Dee Milliner</text:p>
          </table:table-cell>
          <table:table-cell office:value-type="string">
            <text:p>C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6">
            <text:p>16</text:p>
          </table:table-cell>
          <table:table-cell office:value-type="string">
            <text:p>Dee</text:p>
          </table:table-cell>
          <table:table-cell office:value-type="string">
            <text:p>Milliner</text:p>
          </table:table-cell>
          <table:table-cell office:value-type="string">
            <text:p><text:s/>Dee Milliner</text:p>
          </table:table-cell>
          <table:table-cell office:value-type="string">
            <text:p><text:s/>C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">
            <text:p>4</text:p>
          </table:table-cell>
          <table:table-cell office:value-type="string">
            <text:p>Dee</text:p>
          </table:table-cell>
          <table:table-cell office:value-type="string">
            <text:p>Milliner</text:p>
          </table:table-cell>
          <table:table-cell office:value-type="string">
            <text:p>Demarcus Milliner</text:p>
          </table:table-cell>
          <table:table-cell office:value-type="string">
            <text:p>C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">
            <text:p>6</text:p>
          </table:table-cell>
          <table:table-cell office:value-type="string">
            <text:p>Dee</text:p>
          </table:table-cell>
          <table:table-cell table:number-columns-repeated="2" office:value-type="string">
            <text:p>Milliner</text:p>
          </table:table-cell>
          <table:table-cell office:value-type="string">
            <text:p>C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0">
            <text:p>100</text:p>
          </table:table-cell>
          <table:table-cell office:value-type="string">
            <text:p>Jordan</text:p>
          </table:table-cell>
          <table:table-cell office:value-type="string">
            <text:p>Mills</text:p>
          </table:table-cell>
          <table:table-cell office:value-type="string">
            <text:p>Jordan Mills</text:p>
          </table:table-cell>
          <table:table-cell office:value-type="string">
            <text:p>OT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1">
            <text:p>181</text:p>
          </table:table-cell>
          <table:table-cell office:value-type="string">
            <text:p>Jordan</text:p>
          </table:table-cell>
          <table:table-cell office:value-type="string">
            <text:p>Mills</text:p>
          </table:table-cell>
          <table:table-cell office:value-type="string">
            <text:p>Jordan Mills</text:p>
          </table:table-cell>
          <table:table-cell office:value-type="string">
            <text:p>OT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">
            <text:p>7</text:p>
          </table:table-cell>
          <table:table-cell office:value-type="string">
            <text:p>Barkevious</text:p>
          </table:table-cell>
          <table:table-cell office:value-type="string">
            <text:p>Mingo</text:p>
          </table:table-cell>
          <table:table-cell office:value-type="string">
            <text:p>Barkevious Mingo</text:p>
          </table:table-cell>
          <table:table-cell office:value-type="string">
            <text:p>D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">
            <text:p>10</text:p>
          </table:table-cell>
          <table:table-cell office:value-type="string">
            <text:p>Barkevious</text:p>
          </table:table-cell>
          <table:table-cell office:value-type="string">
            <text:p>Mingo</text:p>
          </table:table-cell>
          <table:table-cell office:value-type="string">
            <text:p>Barkevious Mingo</text:p>
          </table:table-cell>
          <table:table-cell office:value-type="string">
            <text:p>OL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0">
            <text:p>10</text:p>
          </table:table-cell>
          <table:table-cell office:value-type="string">
            <text:p>Barkevious</text:p>
          </table:table-cell>
          <table:table-cell office:value-type="string">
            <text:p>Mingo</text:p>
          </table:table-cell>
          <table:table-cell office:value-type="string">
            <text:p><text:s/>Barkevious Mingo</text:p>
          </table:table-cell>
          <table:table-cell office:value-type="string">
            <text:p><text:s/>D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">
            <text:p>8</text:p>
          </table:table-cell>
          <table:table-cell office:value-type="string">
            <text:p>Barkevious</text:p>
          </table:table-cell>
          <table:table-cell office:value-type="string">
            <text:p>Mingo</text:p>
          </table:table-cell>
          <table:table-cell office:value-type="string">
            <text:p>Barkevious Mingo</text:p>
          </table:table-cell>
          <table:table-cell office:value-type="string">
            <text:p>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3">
            <text:p>13</text:p>
          </table:table-cell>
          <table:table-cell office:value-type="string">
            <text:p>Barkevious</text:p>
          </table:table-cell>
          <table:table-cell office:value-type="string">
            <text:p>Mingo</text:p>
          </table:table-cell>
          <table:table-cell office:value-type="string">
            <text:p>Mingo</text:p>
          </table:table-cell>
          <table:table-cell office:value-type="string">
            <text:p>D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2">
            <text:p>62</text:p>
          </table:table-cell>
          <table:table-cell office:value-type="string">
            <text:p>Kevin</text:p>
          </table:table-cell>
          <table:table-cell office:value-type="string">
            <text:p>Minter</text:p>
          </table:table-cell>
          <table:table-cell office:value-type="string">
            <text:p>Kevin Minter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6">
            <text:p>46</text:p>
          </table:table-cell>
          <table:table-cell office:value-type="string">
            <text:p>Kevin</text:p>
          </table:table-cell>
          <table:table-cell office:value-type="string">
            <text:p>Minter</text:p>
          </table:table-cell>
          <table:table-cell office:value-type="string">
            <text:p>Kevin Minter</text:p>
          </table:table-cell>
          <table:table-cell office:value-type="string">
            <text:p>IL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4">
            <text:p>34</text:p>
          </table:table-cell>
          <table:table-cell office:value-type="string">
            <text:p>Kevin</text:p>
          </table:table-cell>
          <table:table-cell office:value-type="string">
            <text:p>Minter</text:p>
          </table:table-cell>
          <table:table-cell office:value-type="string">
            <text:p><text:s/>Kevin Minter</text:p>
          </table:table-cell>
          <table:table-cell office:value-type="string">
            <text:p><text:s/>IL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1">
            <text:p>31</text:p>
          </table:table-cell>
          <table:table-cell office:value-type="string">
            <text:p>Kevin</text:p>
          </table:table-cell>
          <table:table-cell office:value-type="string">
            <text:p>Minter</text:p>
          </table:table-cell>
          <table:table-cell office:value-type="string">
            <text:p>Kevin Minter</text:p>
          </table:table-cell>
          <table:table-cell office:value-type="string">
            <text:p>IL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8">
            <text:p>48</text:p>
          </table:table-cell>
          <table:table-cell office:value-type="string">
            <text:p>Kevin</text:p>
          </table:table-cell>
          <table:table-cell table:number-columns-repeated="2" office:value-type="string">
            <text:p>Minter</text:p>
          </table:table-cell>
          <table:table-cell office:value-type="string">
            <text:p>L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6">
            <text:p>66</text:p>
          </table:table-cell>
          <table:table-cell office:value-type="string">
            <text:p>Sam</text:p>
          </table:table-cell>
          <table:table-cell office:value-type="string">
            <text:p>Montgomery</text:p>
          </table:table-cell>
          <table:table-cell office:value-type="string">
            <text:p>Sam Montgomery</text:p>
          </table:table-cell>
          <table:table-cell office:value-type="string">
            <text:p>DE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4">
            <text:p>54</text:p>
          </table:table-cell>
          <table:table-cell office:value-type="string">
            <text:p>Sam</text:p>
          </table:table-cell>
          <table:table-cell office:value-type="string">
            <text:p>Montgomery</text:p>
          </table:table-cell>
          <table:table-cell office:value-type="string">
            <text:p>Sam Montgomery</text:p>
          </table:table-cell>
          <table:table-cell office:value-type="string">
            <text:p>DE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57">
            <text:p>57</text:p>
          </table:table-cell>
          <table:table-cell office:value-type="string">
            <text:p>Sam</text:p>
          </table:table-cell>
          <table:table-cell office:value-type="string">
            <text:p>Montgomery</text:p>
          </table:table-cell>
          <table:table-cell office:value-type="string">
            <text:p>Sam Montgomery</text:p>
          </table:table-cell>
          <table:table-cell office:value-type="string">
            <text:p>DE/OL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8">
            <text:p>38</text:p>
          </table:table-cell>
          <table:table-cell office:value-type="string">
            <text:p>Damontre</text:p>
          </table:table-cell>
          <table:table-cell office:value-type="string">
            <text:p>Moore_D</text:p>
          </table:table-cell>
          <table:table-cell office:value-type="string">
            <text:p>Damontre Moore</text:p>
          </table:table-cell>
          <table:table-cell office:value-type="string">
            <text:p>D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52">
            <text:p>52</text:p>
          </table:table-cell>
          <table:table-cell office:value-type="string">
            <text:p>Damontre</text:p>
          </table:table-cell>
          <table:table-cell office:value-type="string">
            <text:p>Moore_D</text:p>
          </table:table-cell>
          <table:table-cell office:value-type="string">
            <text:p>Damontre Moore</text:p>
          </table:table-cell>
          <table:table-cell office:value-type="string">
            <text:p>D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33">
            <text:p>33</text:p>
          </table:table-cell>
          <table:table-cell office:value-type="string">
            <text:p>Damontre</text:p>
          </table:table-cell>
          <table:table-cell office:value-type="string">
            <text:p>Moore_D</text:p>
          </table:table-cell>
          <table:table-cell office:value-type="string">
            <text:p><text:s/>Damontre Moore</text:p>
          </table:table-cell>
          <table:table-cell office:value-type="string">
            <text:p><text:s/>D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7">
            <text:p>37</text:p>
          </table:table-cell>
          <table:table-cell office:value-type="string">
            <text:p>Damontre</text:p>
          </table:table-cell>
          <table:table-cell office:value-type="string">
            <text:p>Moore_D</text:p>
          </table:table-cell>
          <table:table-cell office:value-type="string">
            <text:p>Damontre Moore</text:p>
          </table:table-cell>
          <table:table-cell office:value-type="string">
            <text:p>D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9">
            <text:p>49</text:p>
          </table:table-cell>
          <table:table-cell office:value-type="string">
            <text:p>Sio</text:p>
          </table:table-cell>
          <table:table-cell office:value-type="string">
            <text:p>Moore_S</text:p>
          </table:table-cell>
          <table:table-cell office:value-type="string">
            <text:p>Sio Moore</text:p>
          </table:table-cell>
          <table:table-cell office:value-type="string">
            <text:p>OL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68">
            <text:p>68</text:p>
          </table:table-cell>
          <table:table-cell office:value-type="string">
            <text:p>Sio</text:p>
          </table:table-cell>
          <table:table-cell office:value-type="string">
            <text:p>Moore_S</text:p>
          </table:table-cell>
          <table:table-cell office:value-type="string">
            <text:p>Sio Moore</text:p>
          </table:table-cell>
          <table:table-cell office:value-type="string">
            <text:p>OL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64">
            <text:p>64</text:p>
          </table:table-cell>
          <table:table-cell office:value-type="string">
            <text:p>Sio</text:p>
          </table:table-cell>
          <table:table-cell office:value-type="string">
            <text:p>Moore_S</text:p>
          </table:table-cell>
          <table:table-cell office:value-type="string">
            <text:p><text:s/>Sio Moore</text:p>
          </table:table-cell>
          <table:table-cell office:value-type="string">
            <text:p>OL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77">
            <text:p>77</text:p>
          </table:table-cell>
          <table:table-cell office:value-type="string">
            <text:p>Sio</text:p>
          </table:table-cell>
          <table:table-cell office:value-type="string">
            <text:p>Moore_S</text:p>
          </table:table-cell>
          <table:table-cell office:value-type="string">
            <text:p>Sio Moore</text:p>
          </table:table-cell>
          <table:table-cell office:value-type="string">
            <text:p>O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4">
            <text:p>54</text:p>
          </table:table-cell>
          <table:table-cell office:value-type="string">
            <text:p>Damontre</text:p>
          </table:table-cell>
          <table:table-cell office:value-type="string">
            <text:p>Moore_D</text:p>
          </table:table-cell>
          <table:table-cell office:value-type="string">
            <text:p>Moore</text:p>
          </table:table-cell>
          <table:table-cell office:value-type="string">
            <text:p>D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0">
            <text:p>60</text:p>
          </table:table-cell>
          <table:table-cell office:value-type="string">
            <text:p>Sio</text:p>
          </table:table-cell>
          <table:table-cell office:value-type="string">
            <text:p>Moore_S</text:p>
          </table:table-cell>
          <table:table-cell office:value-type="string">
            <text:p>Moore</text:p>
          </table:table-cell>
          <table:table-cell office:value-type="string">
            <text:p>L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6">
            <text:p>96</text:p>
          </table:table-cell>
          <table:table-cell office:value-type="string">
            <text:p>Ryan</text:p>
          </table:table-cell>
          <table:table-cell office:value-type="string">
            <text:p>Nassib</text:p>
          </table:table-cell>
          <table:table-cell office:value-type="string">
            <text:p>Ryan Nassib</text:p>
          </table:table-cell>
          <table:table-cell office:value-type="string">
            <text:p>Q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1">
            <text:p>41</text:p>
          </table:table-cell>
          <table:table-cell office:value-type="string">
            <text:p>Ryan</text:p>
          </table:table-cell>
          <table:table-cell office:value-type="string">
            <text:p>Nassib</text:p>
          </table:table-cell>
          <table:table-cell office:value-type="string">
            <text:p>Ryan Nassib</text:p>
          </table:table-cell>
          <table:table-cell office:value-type="string">
            <text:p>Q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0">
            <text:p>50</text:p>
          </table:table-cell>
          <table:table-cell office:value-type="string">
            <text:p>Ryan</text:p>
          </table:table-cell>
          <table:table-cell office:value-type="string">
            <text:p>Nassib</text:p>
          </table:table-cell>
          <table:table-cell office:value-type="string">
            <text:p><text:s/>Ryan Nassib</text:p>
          </table:table-cell>
          <table:table-cell office:value-type="string">
            <text:p><text:s/>QB</text:p>
          </table:table-cell>
          <table:table-cell office:value-type="float" office:value="26">
            <text:p>26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99">
            <text:p>99</text:p>
          </table:table-cell>
          <table:table-cell office:value-type="string">
            <text:p>Ryan</text:p>
          </table:table-cell>
          <table:table-cell office:value-type="string">
            <text:p>Nassib</text:p>
          </table:table-cell>
          <table:table-cell office:value-type="string">
            <text:p>Ryan Nassib</text:p>
          </table:table-cell>
          <table:table-cell office:value-type="string">
            <text:p>Q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8">
            <text:p>38</text:p>
          </table:table-cell>
          <table:table-cell office:value-type="string">
            <text:p>Ryan</text:p>
          </table:table-cell>
          <table:table-cell office:value-type="string">
            <text:p>Nassib</text:p>
          </table:table-cell>
          <table:table-cell office:value-type="string">
            <text:p>Nassib</text:p>
          </table:table-cell>
          <table:table-cell office:value-type="string">
            <text:p>Q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4">
            <text:p>174</text:p>
          </table:table-cell>
          <table:table-cell office:value-type="string">
            <text:p>Xavier</text:p>
          </table:table-cell>
          <table:table-cell office:value-type="string">
            <text:p>Nixon</text:p>
          </table:table-cell>
          <table:table-cell office:value-type="string">
            <text:p>Xavier Nixon</text:p>
          </table:table-cell>
          <table:table-cell office:value-type="string">
            <text:p>OT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6">
            <text:p>166</text:p>
          </table:table-cell>
          <table:table-cell office:value-type="string">
            <text:p>Xavier</text:p>
          </table:table-cell>
          <table:table-cell office:value-type="string">
            <text:p>Nixon</text:p>
          </table:table-cell>
          <table:table-cell office:value-type="string">
            <text:p>Xavier Nixon</text:p>
          </table:table-cell>
          <table:table-cell office:value-type="string">
            <text:p>OT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0">
            <text:p>30</text:p>
          </table:table-cell>
          <table:table-cell office:value-type="string">
            <text:p>Alec</text:p>
          </table:table-cell>
          <table:table-cell office:value-type="string">
            <text:p>Ogletree</text:p>
          </table:table-cell>
          <table:table-cell office:value-type="string">
            <text:p>Alec Ogletree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31">
            <text:p>31</text:p>
          </table:table-cell>
          <table:table-cell office:value-type="string">
            <text:p>Alec</text:p>
          </table:table-cell>
          <table:table-cell office:value-type="string">
            <text:p>Ogletree</text:p>
          </table:table-cell>
          <table:table-cell office:value-type="string">
            <text:p>Alec Ogletree</text:p>
          </table:table-cell>
          <table:table-cell office:value-type="string">
            <text:p>OL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4">
            <text:p>44</text:p>
          </table:table-cell>
          <table:table-cell office:value-type="string">
            <text:p>Alec</text:p>
          </table:table-cell>
          <table:table-cell office:value-type="string">
            <text:p>Ogletree</text:p>
          </table:table-cell>
          <table:table-cell office:value-type="string">
            <text:p><text:s/>Alec Ogletree</text:p>
          </table:table-cell>
          <table:table-cell office:value-type="string">
            <text:p><text:s/>ILB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4">
            <text:p>74</text:p>
          </table:table-cell>
          <table:table-cell office:value-type="string">
            <text:p>Alec</text:p>
          </table:table-cell>
          <table:table-cell office:value-type="string">
            <text:p>Ogletree</text:p>
          </table:table-cell>
          <table:table-cell office:value-type="string">
            <text:p>Alec Ogletree</text:p>
          </table:table-cell>
          <table:table-cell office:value-type="string">
            <text:p>I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3">
            <text:p>33</text:p>
          </table:table-cell>
          <table:table-cell office:value-type="string">
            <text:p>Alec</text:p>
          </table:table-cell>
          <table:table-cell office:value-type="string">
            <text:p>Ogletree</text:p>
          </table:table-cell>
          <table:table-cell office:value-type="string">
            <text:p>Ogletree</text:p>
          </table:table-cell>
          <table:table-cell office:value-type="string">
            <text:p>L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0">
            <text:p>50</text:p>
          </table:table-cell>
          <table:table-cell office:value-type="string">
            <text:p>Alex</text:p>
          </table:table-cell>
          <table:table-cell office:value-type="string">
            <text:p>Okafor</text:p>
          </table:table-cell>
          <table:table-cell office:value-type="string">
            <text:p>Alex Okafor</text:p>
          </table:table-cell>
          <table:table-cell office:value-type="string">
            <text:p>DE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7">
            <text:p>57</text:p>
          </table:table-cell>
          <table:table-cell office:value-type="string">
            <text:p>Alex</text:p>
          </table:table-cell>
          <table:table-cell office:value-type="string">
            <text:p>Okafor</text:p>
          </table:table-cell>
          <table:table-cell office:value-type="string">
            <text:p>Alex Okafor</text:p>
          </table:table-cell>
          <table:table-cell office:value-type="string">
            <text:p>DE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9">
            <text:p>79</text:p>
          </table:table-cell>
          <table:table-cell office:value-type="string">
            <text:p>Alex</text:p>
          </table:table-cell>
          <table:table-cell office:value-type="string">
            <text:p>Okafor</text:p>
          </table:table-cell>
          <table:table-cell office:value-type="string">
            <text:p><text:s/>Alex Okafor</text:p>
          </table:table-cell>
          <table:table-cell office:value-type="string">
            <text:p><text:s/>D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2">
            <text:p>12</text:p>
          </table:table-cell>
          <table:table-cell office:value-type="string">
            <text:p>Alex</text:p>
          </table:table-cell>
          <table:table-cell office:value-type="string">
            <text:p>Okafor</text:p>
          </table:table-cell>
          <table:table-cell office:value-type="string">
            <text:p>Alex Okafor</text:p>
          </table:table-cell>
          <table:table-cell office:value-type="string">
            <text:p>D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5">
            <text:p>75</text:p>
          </table:table-cell>
          <table:table-cell office:value-type="string">
            <text:p>Alex</text:p>
          </table:table-cell>
          <table:table-cell office:value-type="string">
            <text:p>Okafor</text:p>
          </table:table-cell>
          <table:table-cell office:value-type="string">
            <text:p>Okafor</text:p>
          </table:table-cell>
          <table:table-cell office:value-type="string">
            <text:p>DE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6">
            <text:p>186</text:p>
          </table:table-cell>
          <table:table-cell office:value-type="string">
            <text:p>Lawrence</text:p>
          </table:table-cell>
          <table:table-cell office:value-type="string">
            <text:p>Okoye</text:p>
          </table:table-cell>
          <table:table-cell office:value-type="string">
            <text:p>Lawrence Okoye</text:p>
          </table:table-cell>
          <table:table-cell office:value-type="string">
            <text:p>DT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9">
            <text:p>119</text:p>
          </table:table-cell>
          <table:table-cell office:value-type="string">
            <text:p>Ryan</text:p>
          </table:table-cell>
          <table:table-cell office:value-type="string">
            <text:p>Otten</text:p>
          </table:table-cell>
          <table:table-cell office:value-type="string">
            <text:p>Ryan Otten</text:p>
          </table:table-cell>
          <table:table-cell office:value-type="string">
            <text:p>TE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6">
            <text:p>126</text:p>
          </table:table-cell>
          <table:table-cell office:value-type="string">
            <text:p>Vinston</text:p>
          </table:table-cell>
          <table:table-cell office:value-type="string">
            <text:p>Painter</text:p>
          </table:table-cell>
          <table:table-cell office:value-type="string">
            <text:p>Vinston Painter</text:p>
          </table:table-cell>
          <table:table-cell office:value-type="string">
            <text:p>OT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4">
            <text:p>84</text:p>
          </table:table-cell>
          <table:table-cell office:value-type="string">
            <text:p>Quinton</text:p>
          </table:table-cell>
          <table:table-cell office:value-type="string">
            <text:p>Patten</text:p>
          </table:table-cell>
          <table:table-cell office:value-type="string">
            <text:p>Quinton Patten</text:p>
          </table:table-cell>
          <table:table-cell office:value-type="string">
            <text:p>WR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7">
            <text:p>27</text:p>
          </table:table-cell>
          <table:table-cell office:value-type="string">
            <text:p>Cordarrelle</text:p>
          </table:table-cell>
          <table:table-cell office:value-type="string">
            <text:p>Patterson</text:p>
          </table:table-cell>
          <table:table-cell office:value-type="string">
            <text:p>Cordarrelle Patterson</text:p>
          </table:table-cell>
          <table:table-cell office:value-type="string">
            <text:p>W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33">
            <text:p>33</text:p>
          </table:table-cell>
          <table:table-cell office:value-type="string">
            <text:p>Cordarrelle</text:p>
          </table:table-cell>
          <table:table-cell office:value-type="string">
            <text:p>Patterson</text:p>
          </table:table-cell>
          <table:table-cell office:value-type="string">
            <text:p>Cordarrelle Patterson</text:p>
          </table:table-cell>
          <table:table-cell office:value-type="string">
            <text:p>W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0">
            <text:p>30</text:p>
          </table:table-cell>
          <table:table-cell office:value-type="string">
            <text:p>Cordarrelle</text:p>
          </table:table-cell>
          <table:table-cell office:value-type="string">
            <text:p>Patterson</text:p>
          </table:table-cell>
          <table:table-cell office:value-type="string">
            <text:p><text:s/>Cordarrelle Patterson</text:p>
          </table:table-cell>
          <table:table-cell office:value-type="string">
            <text:p><text:s/>W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21">
            <text:p>21</text:p>
          </table:table-cell>
          <table:table-cell office:value-type="string">
            <text:p>Cordarrelle</text:p>
          </table:table-cell>
          <table:table-cell office:value-type="string">
            <text:p>Patterson</text:p>
          </table:table-cell>
          <table:table-cell office:value-type="string">
            <text:p>Cordarrelle Patterson</text:p>
          </table:table-cell>
          <table:table-cell office:value-type="string">
            <text:p>W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9">
            <text:p>19</text:p>
          </table:table-cell>
          <table:table-cell office:value-type="string">
            <text:p>Cordarrelle</text:p>
          </table:table-cell>
          <table:table-cell table:number-columns-repeated="2" office:value-type="string">
            <text:p>Patterson</text:p>
          </table:table-cell>
          <table:table-cell office:value-type="string">
            <text:p>W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0">
            <text:p>60</text:p>
          </table:table-cell>
          <table:table-cell office:value-type="string">
            <text:p>Quinton</text:p>
          </table:table-cell>
          <table:table-cell office:value-type="string">
            <text:p>Patton</text:p>
          </table:table-cell>
          <table:table-cell office:value-type="string">
            <text:p>Quinton Patton</text:p>
          </table:table-cell>
          <table:table-cell office:value-type="string">
            <text:p>W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8">
            <text:p>58</text:p>
          </table:table-cell>
          <table:table-cell office:value-type="string">
            <text:p>Quinton</text:p>
          </table:table-cell>
          <table:table-cell office:value-type="string">
            <text:p>Patton</text:p>
          </table:table-cell>
          <table:table-cell office:value-type="string">
            <text:p>Quinton Patton</text:p>
          </table:table-cell>
          <table:table-cell office:value-type="string">
            <text:p>W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8">
            <text:p>78</text:p>
          </table:table-cell>
          <table:table-cell office:value-type="string">
            <text:p>Quinton</text:p>
          </table:table-cell>
          <table:table-cell office:value-type="string">
            <text:p>Patton</text:p>
          </table:table-cell>
          <table:table-cell office:value-type="string">
            <text:p><text:s/>Quinton Patton</text:p>
          </table:table-cell>
          <table:table-cell office:value-type="string">
            <text:p><text:s/>WR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3">
            <text:p>43</text:p>
          </table:table-cell>
          <table:table-cell office:value-type="string">
            <text:p>Quinton</text:p>
          </table:table-cell>
          <table:table-cell table:number-columns-repeated="2" office:value-type="string">
            <text:p>Patton</text:p>
          </table:table-cell>
          <table:table-cell office:value-type="string">
            <text:p>W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6">
            <text:p>146</text:p>
          </table:table-cell>
          <table:table-cell office:value-type="string">
            <text:p>Sean</text:p>
          </table:table-cell>
          <table:table-cell office:value-type="string">
            <text:p>Porter</text:p>
          </table:table-cell>
          <table:table-cell office:value-type="string">
            <text:p>Sean Porter</text:p>
          </table:table-cell>
          <table:table-cell office:value-type="string">
            <text:p>OLB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5">
            <text:p>135</text:p>
          </table:table-cell>
          <table:table-cell office:value-type="string">
            <text:p>Sean</text:p>
          </table:table-cell>
          <table:table-cell office:value-type="string">
            <text:p>Porter</text:p>
          </table:table-cell>
          <table:table-cell office:value-type="string">
            <text:p>Sean Porter</text:p>
          </table:table-cell>
          <table:table-cell office:value-type="string">
            <text:p>OLB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2">
            <text:p>182</text:p>
          </table:table-cell>
          <table:table-cell office:value-type="string">
            <text:p>Keith</text:p>
          </table:table-cell>
          <table:table-cell office:value-type="string">
            <text:p>Pough</text:p>
          </table:table-cell>
          <table:table-cell office:value-type="string">
            <text:p>Keith Pough</text:p>
          </table:table-cell>
          <table:table-cell office:value-type="string">
            <text:p>ILB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4">
            <text:p>154</text:p>
          </table:table-cell>
          <table:table-cell office:value-type="string">
            <text:p>Ty</text:p>
          </table:table-cell>
          <table:table-cell office:value-type="string">
            <text:p>Powell</text:p>
          </table:table-cell>
          <table:table-cell office:value-type="string">
            <text:p>Ty Powell</text:p>
          </table:table-cell>
          <table:table-cell office:value-type="string">
            <text:p>OLB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9">
            <text:p>59</text:p>
          </table:table-cell>
          <table:table-cell office:value-type="string">
            <text:p>Jordan</text:p>
          </table:table-cell>
          <table:table-cell office:value-type="string">
            <text:p>Poyer</text:p>
          </table:table-cell>
          <table:table-cell office:value-type="string">
            <text:p>Jordan Poyer</text:p>
          </table:table-cell>
          <table:table-cell office:value-type="string">
            <text:p>CB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19">
            <text:p>119</text:p>
          </table:table-cell>
          <table:table-cell office:value-type="string">
            <text:p>Jordan</text:p>
          </table:table-cell>
          <table:table-cell office:value-type="string">
            <text:p>Poyer</text:p>
          </table:table-cell>
          <table:table-cell office:value-type="string">
            <text:p>Jordan Poyer</text:p>
          </table:table-cell>
          <table:table-cell office:value-type="string">
            <text:p>CB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5">
            <text:p>85</text:p>
          </table:table-cell>
          <table:table-cell office:value-type="string">
            <text:p>Jordan</text:p>
          </table:table-cell>
          <table:table-cell office:value-type="string">
            <text:p>Poyer</text:p>
          </table:table-cell>
          <table:table-cell office:value-type="string">
            <text:p><text:s/>Jordan Poyer</text:p>
          </table:table-cell>
          <table:table-cell office:value-type="string">
            <text:p><text:s/>CB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49">
            <text:p>49</text:p>
          </table:table-cell>
          <table:table-cell office:value-type="string">
            <text:p>Jordan</text:p>
          </table:table-cell>
          <table:table-cell office:value-type="string">
            <text:p>Poyer</text:p>
          </table:table-cell>
          <table:table-cell office:value-type="string">
            <text:p>Jordan Poyer</text:p>
          </table:table-cell>
          <table:table-cell office:value-type="string">
            <text:p>C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5">
            <text:p>55</text:p>
          </table:table-cell>
          <table:table-cell office:value-type="string">
            <text:p>Jordan</text:p>
          </table:table-cell>
          <table:table-cell office:value-type="string">
            <text:p>Poyer</text:p>
          </table:table-cell>
          <table:table-cell office:value-type="string">
            <text:p>Poyer</text:p>
          </table:table-cell>
          <table:table-cell office:value-type="string">
            <text:p>CB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5">
            <text:p>175</text:p>
          </table:table-cell>
          <table:table-cell office:value-type="string">
            <text:p>Lonnie</text:p>
          </table:table-cell>
          <table:table-cell office:value-type="string">
            <text:p>Pryor</text:p>
          </table:table-cell>
          <table:table-cell office:value-type="string">
            <text:p>Lonnie Pryor</text:p>
          </table:table-cell>
          <table:table-cell office:value-type="string">
            <text:p>F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7">
            <text:p>57</text:p>
          </table:table-cell>
          <table:table-cell office:value-type="string">
            <text:p>Justin</text:p>
          </table:table-cell>
          <table:table-cell office:value-type="string">
            <text:p>Pugh</text:p>
          </table:table-cell>
          <table:table-cell office:value-type="string">
            <text:p>Justin Pugh</text:p>
          </table:table-cell>
          <table:table-cell office:value-type="string">
            <text:p>OT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45">
            <text:p>45</text:p>
          </table:table-cell>
          <table:table-cell office:value-type="string">
            <text:p>Justin</text:p>
          </table:table-cell>
          <table:table-cell office:value-type="string">
            <text:p>Pugh</text:p>
          </table:table-cell>
          <table:table-cell office:value-type="string">
            <text:p>Justin Pugh</text:p>
          </table:table-cell>
          <table:table-cell office:value-type="string">
            <text:p>OT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4">
            <text:p>24</text:p>
          </table:table-cell>
          <table:table-cell office:value-type="string">
            <text:p>Justin</text:p>
          </table:table-cell>
          <table:table-cell office:value-type="string">
            <text:p>Pugh</text:p>
          </table:table-cell>
          <table:table-cell office:value-type="string">
            <text:p><text:s/>Justin Pugh</text:p>
          </table:table-cell>
          <table:table-cell office:value-type="string">
            <text:p><text:s/>O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76">
            <text:p>76</text:p>
          </table:table-cell>
          <table:table-cell office:value-type="string">
            <text:p>Justin</text:p>
          </table:table-cell>
          <table:table-cell office:value-type="string">
            <text:p>Pugh</text:p>
          </table:table-cell>
          <table:table-cell office:value-type="string">
            <text:p>Justin Pugh</text:p>
          </table:table-cell>
          <table:table-cell office:value-type="string">
            <text:p>OG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8">
            <text:p>58</text:p>
          </table:table-cell>
          <table:table-cell office:value-type="string">
            <text:p>Justin</text:p>
          </table:table-cell>
          <table:table-cell table:number-columns-repeated="2" office:value-type="string">
            <text:p>Pugh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5">
            <text:p>165</text:p>
          </table:table-cell>
          <table:table-cell office:value-type="string">
            <text:p>David</text:p>
          </table:table-cell>
          <table:table-cell office:value-type="string">
            <text:p>Quessenberry</text:p>
          </table:table-cell>
          <table:table-cell office:value-type="string">
            <text:p>David Quessenberry</text:p>
          </table:table-cell>
          <table:table-cell office:value-type="string">
            <text:p>OT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1">
            <text:p>101</text:p>
          </table:table-cell>
          <table:table-cell office:value-type="string">
            <text:p>David</text:p>
          </table:table-cell>
          <table:table-cell office:value-type="string">
            <text:p>Quessenberry</text:p>
          </table:table-cell>
          <table:table-cell office:value-type="string">
            <text:p>David Quessenberry</text:p>
          </table:table-cell>
          <table:table-cell office:value-type="string">
            <text:p>OT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4">
            <text:p>84</text:p>
          </table:table-cell>
          <table:table-cell office:value-type="string">
            <text:p>David</text:p>
          </table:table-cell>
          <table:table-cell office:value-type="string">
            <text:p>Quessenberry</text:p>
          </table:table-cell>
          <table:table-cell office:value-type="string">
            <text:p><text:s/>David Quessenberry</text:p>
          </table:table-cell>
          <table:table-cell office:value-type="string">
            <text:p><text:s/>OT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4">
            <text:p>154</text:p>
          </table:table-cell>
          <table:table-cell office:value-type="string">
            <text:p>Bacarri</text:p>
          </table:table-cell>
          <table:table-cell office:value-type="string">
            <text:p>Rambo</text:p>
          </table:table-cell>
          <table:table-cell office:value-type="string">
            <text:p>Bacarri Rambo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4">
            <text:p>104</text:p>
          </table:table-cell>
          <table:table-cell office:value-type="string">
            <text:p>Bacarri</text:p>
          </table:table-cell>
          <table:table-cell office:value-type="string">
            <text:p>Rambo</text:p>
          </table:table-cell>
          <table:table-cell office:value-type="string">
            <text:p>Bacarri Rambo</text:p>
          </table:table-cell>
          <table:table-cell office:value-type="string">
            <text:p>F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0">
            <text:p>80</text:p>
          </table:table-cell>
          <table:table-cell office:value-type="string">
            <text:p>Bacarri</text:p>
          </table:table-cell>
          <table:table-cell table:number-columns-repeated="2" office:value-type="string">
            <text:p>Rambo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6">
            <text:p>86</text:p>
          </table:table-cell>
          <table:table-cell office:value-type="string">
            <text:p>Joseph</text:p>
          </table:table-cell>
          <table:table-cell office:value-type="string">
            <text:p>Randle</text:p>
          </table:table-cell>
          <table:table-cell office:value-type="string">
            <text:p>Joseph Randle</text:p>
          </table:table-cell>
          <table:table-cell office:value-type="string">
            <text:p>R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7">
            <text:p>127</text:p>
          </table:table-cell>
          <table:table-cell office:value-type="string">
            <text:p>Joseph</text:p>
          </table:table-cell>
          <table:table-cell office:value-type="string">
            <text:p>Randle</text:p>
          </table:table-cell>
          <table:table-cell office:value-type="string">
            <text:p>Joseph Randle</text:p>
          </table:table-cell>
          <table:table-cell office:value-type="string">
            <text:p>R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0">
            <text:p>160</text:p>
          </table:table-cell>
          <table:table-cell office:value-type="string">
            <text:p>Kevin</text:p>
          </table:table-cell>
          <table:table-cell office:value-type="string">
            <text:p>Reddick</text:p>
          </table:table-cell>
          <table:table-cell office:value-type="string">
            <text:p>Kevin Reddick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43">
            <text:p>143</text:p>
          </table:table-cell>
          <table:table-cell office:value-type="string">
            <text:p>Kevin</text:p>
          </table:table-cell>
          <table:table-cell office:value-type="string">
            <text:p>Reddick</text:p>
          </table:table-cell>
          <table:table-cell office:value-type="string">
            <text:p>Kevin Reddick</text:p>
          </table:table-cell>
          <table:table-cell office:value-type="string">
            <text:p>IL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1">
            <text:p>101</text:p>
          </table:table-cell>
          <table:table-cell office:value-type="string">
            <text:p>Jordan</text:p>
          </table:table-cell>
          <table:table-cell office:value-type="string">
            <text:p>Reed</text:p>
          </table:table-cell>
          <table:table-cell office:value-type="string">
            <text:p>Jordan Reed</text:p>
          </table:table-cell>
          <table:table-cell office:value-type="string">
            <text:p>TE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0">
            <text:p>120</text:p>
          </table:table-cell>
          <table:table-cell office:value-type="string">
            <text:p>Jordan</text:p>
          </table:table-cell>
          <table:table-cell office:value-type="string">
            <text:p>Reed</text:p>
          </table:table-cell>
          <table:table-cell office:value-type="string">
            <text:p>Jordan Reed</text:p>
          </table:table-cell>
          <table:table-cell office:value-type="string">
            <text:p>T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1">
            <text:p>41</text:p>
          </table:table-cell>
          <table:table-cell office:value-type="string">
            <text:p>Eric</text:p>
          </table:table-cell>
          <table:table-cell office:value-type="string">
            <text:p>Reid</text:p>
          </table:table-cell>
          <table:table-cell office:value-type="string">
            <text:p>Eric Reid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32">
            <text:p>32</text:p>
          </table:table-cell>
          <table:table-cell office:value-type="string">
            <text:p>Eric</text:p>
          </table:table-cell>
          <table:table-cell office:value-type="string">
            <text:p>Reid</text:p>
          </table:table-cell>
          <table:table-cell office:value-type="string">
            <text:p>Eric Reid</text:p>
          </table:table-cell>
          <table:table-cell office:value-type="string">
            <text:p>F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8">
            <text:p>28</text:p>
          </table:table-cell>
          <table:table-cell office:value-type="string">
            <text:p>Eric</text:p>
          </table:table-cell>
          <table:table-cell office:value-type="string">
            <text:p>Reid</text:p>
          </table:table-cell>
          <table:table-cell office:value-type="string">
            <text:p><text:s/>Eric Reid</text:p>
          </table:table-cell>
          <table:table-cell office:value-type="string">
            <text:p><text:s/>FS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62">
            <text:p>62</text:p>
          </table:table-cell>
          <table:table-cell office:value-type="string">
            <text:p>Eric</text:p>
          </table:table-cell>
          <table:table-cell office:value-type="string">
            <text:p>Reid</text:p>
          </table:table-cell>
          <table:table-cell office:value-type="string">
            <text:p>Eric Reid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6">
            <text:p>26</text:p>
          </table:table-cell>
          <table:table-cell office:value-type="string">
            <text:p>Eric</text:p>
          </table:table-cell>
          <table:table-cell table:number-columns-repeated="2" office:value-type="string">
            <text:p>Reid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6">
            <text:p>156</text:p>
          </table:table-cell>
          <table:table-cell office:value-type="string">
            <text:p>Sean</text:p>
          </table:table-cell>
          <table:table-cell office:value-type="string">
            <text:p>Renfree</text:p>
          </table:table-cell>
          <table:table-cell office:value-type="string">
            <text:p>Sean Renfree</text:p>
          </table:table-cell>
          <table:table-cell office:value-type="string">
            <text:p>Q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4">
            <text:p>194</text:p>
          </table:table-cell>
          <table:table-cell office:value-type="string">
            <text:p>Adam</text:p>
          </table:table-cell>
          <table:table-cell office:value-type="string">
            <text:p>Replogle</text:p>
          </table:table-cell>
          <table:table-cell office:value-type="string">
            <text:p>Adam Replogle</text:p>
          </table:table-cell>
          <table:table-cell office:value-type="string">
            <text:p>DT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2">
            <text:p>22</text:p>
          </table:table-cell>
          <table:table-cell office:value-type="string">
            <text:p>Xavier</text:p>
          </table:table-cell>
          <table:table-cell office:value-type="string">
            <text:p>Rhodes</text:p>
          </table:table-cell>
          <table:table-cell office:value-type="string">
            <text:p>Xavier Rhodes</text:p>
          </table:table-cell>
          <table:table-cell office:value-type="string">
            <text:p>C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">
            <text:p>17</text:p>
          </table:table-cell>
          <table:table-cell office:value-type="string">
            <text:p>Xavier</text:p>
          </table:table-cell>
          <table:table-cell office:value-type="string">
            <text:p>Rhodes</text:p>
          </table:table-cell>
          <table:table-cell office:value-type="string">
            <text:p>Xavier Rhodes</text:p>
          </table:table-cell>
          <table:table-cell office:value-type="string">
            <text:p>C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0">
            <text:p>20</text:p>
          </table:table-cell>
          <table:table-cell office:value-type="string">
            <text:p>Xavier</text:p>
          </table:table-cell>
          <table:table-cell office:value-type="string">
            <text:p>Rhodes</text:p>
          </table:table-cell>
          <table:table-cell office:value-type="string">
            <text:p><text:s/>Xavier Rhodes</text:p>
          </table:table-cell>
          <table:table-cell office:value-type="string">
            <text:p><text:s/>C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9">
            <text:p>19</text:p>
          </table:table-cell>
          <table:table-cell office:value-type="string">
            <text:p>Xavier</text:p>
          </table:table-cell>
          <table:table-cell office:value-type="string">
            <text:p>Rhodes</text:p>
          </table:table-cell>
          <table:table-cell office:value-type="string">
            <text:p>Xavier Rhodes</text:p>
          </table:table-cell>
          <table:table-cell office:value-type="string">
            <text:p>C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4">
            <text:p>14</text:p>
          </table:table-cell>
          <table:table-cell office:value-type="string">
            <text:p>Xavier</text:p>
          </table:table-cell>
          <table:table-cell table:number-columns-repeated="2" office:value-type="string">
            <text:p>Rhodes</text:p>
          </table:table-cell>
          <table:table-cell office:value-type="string">
            <text:p>C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">
            <text:p>5</text:p>
          </table:table-cell>
          <table:table-cell office:value-type="string">
            <text:p>Sheldon</text:p>
          </table:table-cell>
          <table:table-cell office:value-type="string">
            <text:p>Richardson</text:p>
          </table:table-cell>
          <table:table-cell office:value-type="string">
            <text:p>Sheldon Richardson</text:p>
          </table:table-cell>
          <table:table-cell office:value-type="string">
            <text:p>D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">
            <text:p>15</text:p>
          </table:table-cell>
          <table:table-cell office:value-type="string">
            <text:p>Sheldon</text:p>
          </table:table-cell>
          <table:table-cell office:value-type="string">
            <text:p>Richardson</text:p>
          </table:table-cell>
          <table:table-cell office:value-type="string">
            <text:p>Sheldon Richardson</text:p>
          </table:table-cell>
          <table:table-cell office:value-type="string">
            <text:p>D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">
            <text:p>7</text:p>
          </table:table-cell>
          <table:table-cell office:value-type="string">
            <text:p>Sheldon</text:p>
          </table:table-cell>
          <table:table-cell office:value-type="string">
            <text:p>Richardson</text:p>
          </table:table-cell>
          <table:table-cell office:value-type="string">
            <text:p><text:s/>Sheldon Richardson</text:p>
          </table:table-cell>
          <table:table-cell office:value-type="string">
            <text:p><text:s/>DT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7">
            <text:p>17</text:p>
          </table:table-cell>
          <table:table-cell office:value-type="string">
            <text:p>Sheldon</text:p>
          </table:table-cell>
          <table:table-cell office:value-type="string">
            <text:p>Richardson</text:p>
          </table:table-cell>
          <table:table-cell office:value-type="string">
            <text:p>Sheldon Richardson</text:p>
          </table:table-cell>
          <table:table-cell office:value-type="string">
            <text:p>D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1">
            <text:p>21</text:p>
          </table:table-cell>
          <table:table-cell office:value-type="string">
            <text:p>Sheldon</text:p>
          </table:table-cell>
          <table:table-cell table:number-columns-repeated="2" office:value-type="string">
            <text:p>Richardson</text:p>
          </table:table-cell>
          <table:table-cell office:value-type="string">
            <text:p>D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4">
            <text:p>184</text:p>
          </table:table-cell>
          <table:table-cell office:value-type="string">
            <text:p>Mychal</text:p>
          </table:table-cell>
          <table:table-cell office:value-type="string">
            <text:p>Rivera</text:p>
          </table:table-cell>
          <table:table-cell office:value-type="string">
            <text:p>Mychal Rivera</text:p>
          </table:table-cell>
          <table:table-cell office:value-type="string">
            <text:p>T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6">
            <text:p>186</text:p>
          </table:table-cell>
          <table:table-cell office:value-type="string">
            <text:p>Nickell</text:p>
          </table:table-cell>
          <table:table-cell office:value-type="string">
            <text:p>Robey</text:p>
          </table:table-cell>
          <table:table-cell office:value-type="string">
            <text:p>Nickell Robey</text:p>
          </table:table-cell>
          <table:table-cell office:value-type="string">
            <text:p>CB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0">
            <text:p>180</text:p>
          </table:table-cell>
          <table:table-cell office:value-type="string">
            <text:p>Nickell</text:p>
          </table:table-cell>
          <table:table-cell office:value-type="string">
            <text:p>Robey</text:p>
          </table:table-cell>
          <table:table-cell office:value-type="string">
            <text:p>Nickell Robey</text:p>
          </table:table-cell>
          <table:table-cell office:value-type="string">
            <text:p>CB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8">
            <text:p>108</text:p>
          </table:table-cell>
          <table:table-cell office:value-type="string">
            <text:p>Denard</text:p>
          </table:table-cell>
          <table:table-cell office:value-type="string">
            <text:p>Robinson</text:p>
          </table:table-cell>
          <table:table-cell office:value-type="string">
            <text:p>Denard Robinson</text:p>
          </table:table-cell>
          <table:table-cell office:value-type="string">
            <text:p>WR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92">
            <text:p>192</text:p>
          </table:table-cell>
          <table:table-cell office:value-type="string">
            <text:p>Denard</text:p>
          </table:table-cell>
          <table:table-cell office:value-type="string">
            <text:p>Robinson</text:p>
          </table:table-cell>
          <table:table-cell office:value-type="string">
            <text:p>Denard Robinson</text:p>
          </table:table-cell>
          <table:table-cell office:value-type="string">
            <text:p>WR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4">
            <text:p>64</text:p>
          </table:table-cell>
          <table:table-cell office:value-type="string">
            <text:p>Da'Rick</text:p>
          </table:table-cell>
          <table:table-cell office:value-type="string">
            <text:p>Rogers</text:p>
          </table:table-cell>
          <table:table-cell office:value-type="string">
            <text:p>Da'Rick Rogers</text:p>
          </table:table-cell>
          <table:table-cell office:value-type="string">
            <text:p>W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5">
            <text:p>95</text:p>
          </table:table-cell>
          <table:table-cell office:value-type="string">
            <text:p>Da'Rick</text:p>
          </table:table-cell>
          <table:table-cell office:value-type="string">
            <text:p>Rogers</text:p>
          </table:table-cell>
          <table:table-cell office:value-type="string">
            <text:p>Da'Rick Rogers</text:p>
          </table:table-cell>
          <table:table-cell office:value-type="string">
            <text:p>WR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6">
            <text:p>76</text:p>
          </table:table-cell>
          <table:table-cell office:value-type="string">
            <text:p>Da'Rick</text:p>
          </table:table-cell>
          <table:table-cell table:number-columns-repeated="2" office:value-type="string">
            <text:p>Rogers</text:p>
          </table:table-cell>
          <table:table-cell office:value-type="string">
            <text:p>WR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6">
            <text:p>46</text:p>
          </table:table-cell>
          <table:table-cell office:value-type="string">
            <text:p>Logan</text:p>
          </table:table-cell>
          <table:table-cell office:value-type="string">
            <text:p>Ryan</text:p>
          </table:table-cell>
          <table:table-cell office:value-type="string">
            <text:p>Logan Ryan</text:p>
          </table:table-cell>
          <table:table-cell office:value-type="string">
            <text:p>CB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0">
            <text:p>90</text:p>
          </table:table-cell>
          <table:table-cell office:value-type="string">
            <text:p>Logan</text:p>
          </table:table-cell>
          <table:table-cell office:value-type="string">
            <text:p>Ryan</text:p>
          </table:table-cell>
          <table:table-cell office:value-type="string">
            <text:p>Logan Ryan</text:p>
          </table:table-cell>
          <table:table-cell office:value-type="string">
            <text:p>C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6">
            <text:p>66</text:p>
          </table:table-cell>
          <table:table-cell office:value-type="string">
            <text:p>Logan</text:p>
          </table:table-cell>
          <table:table-cell table:number-columns-repeated="2" office:value-type="string">
            <text:p>Ryan</text:p>
          </table:table-cell>
          <table:table-cell office:value-type="string">
            <text:p>CB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5">
            <text:p>185</text:p>
          </table:table-cell>
          <table:table-cell office:value-type="string">
            <text:p>Etienne</text:p>
          </table:table-cell>
          <table:table-cell office:value-type="string">
            <text:p>Sabino</text:p>
          </table:table-cell>
          <table:table-cell office:value-type="string">
            <text:p>Etienne Sabino</text:p>
          </table:table-cell>
          <table:table-cell office:value-type="string">
            <text:p>OLB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4">
            <text:p>124</text:p>
          </table:table-cell>
          <table:table-cell office:value-type="string">
            <text:p>Ace</text:p>
          </table:table-cell>
          <table:table-cell office:value-type="string">
            <text:p>Sanders</text:p>
          </table:table-cell>
          <table:table-cell office:value-type="string">
            <text:p>Ace Sanders</text:p>
          </table:table-cell>
          <table:table-cell office:value-type="string">
            <text:p>WR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3">
            <text:p>133</text:p>
          </table:table-cell>
          <table:table-cell office:value-type="string">
            <text:p>Ace</text:p>
          </table:table-cell>
          <table:table-cell office:value-type="string">
            <text:p>Sanders</text:p>
          </table:table-cell>
          <table:table-cell office:value-type="string">
            <text:p>Ace Sanders</text:p>
          </table:table-cell>
          <table:table-cell office:value-type="string">
            <text:p>WR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0">
            <text:p>80</text:p>
          </table:table-cell>
          <table:table-cell office:value-type="string">
            <text:p>Brian</text:p>
          </table:table-cell>
          <table:table-cell office:value-type="string">
            <text:p>Schwenke</text:p>
          </table:table-cell>
          <table:table-cell office:value-type="string">
            <text:p>Brian Schwenke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0">
            <text:p>80</text:p>
          </table:table-cell>
          <table:table-cell office:value-type="string">
            <text:p>Brian</text:p>
          </table:table-cell>
          <table:table-cell office:value-type="string">
            <text:p>Schwenke</text:p>
          </table:table-cell>
          <table:table-cell office:value-type="string">
            <text:p>Brian Schwenk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5">
            <text:p>55</text:p>
          </table:table-cell>
          <table:table-cell office:value-type="string">
            <text:p>Brian</text:p>
          </table:table-cell>
          <table:table-cell office:value-type="string">
            <text:p>Schwenke</text:p>
          </table:table-cell>
          <table:table-cell office:value-type="string">
            <text:p><text:s/>Brian Schwenke</text:p>
          </table:table-cell>
          <table:table-cell office:value-type="string">
            <text:p><text:s/>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5">
            <text:p>95</text:p>
          </table:table-cell>
          <table:table-cell office:value-type="string">
            <text:p>Brian</text:p>
          </table:table-cell>
          <table:table-cell office:value-type="string">
            <text:p>Schwenke</text:p>
          </table:table-cell>
          <table:table-cell office:value-type="string">
            <text:p>Schwenke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0">
            <text:p>110</text:p>
          </table:table-cell>
          <table:table-cell office:value-type="string">
            <text:p>Matt</text:p>
          </table:table-cell>
          <table:table-cell office:value-type="string">
            <text:p>Scott</text:p>
          </table:table-cell>
          <table:table-cell office:value-type="string">
            <text:p>Matt Scott</text:p>
          </table:table-cell>
          <table:table-cell office:value-type="string">
            <text:p>Q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2">
            <text:p>102</text:p>
          </table:table-cell>
          <table:table-cell office:value-type="string">
            <text:p>Matt</text:p>
          </table:table-cell>
          <table:table-cell office:value-type="string">
            <text:p>Scott</text:p>
          </table:table-cell>
          <table:table-cell office:value-type="string">
            <text:p>Matt Scott</text:p>
          </table:table-cell>
          <table:table-cell office:value-type="string">
            <text:p>Q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9">
            <text:p>99</text:p>
          </table:table-cell>
          <table:table-cell office:value-type="string">
            <text:p>Matt</text:p>
          </table:table-cell>
          <table:table-cell table:number-columns-repeated="2" office:value-type="string">
            <text:p>Scott</text:p>
          </table:table-cell>
          <table:table-cell office:value-type="string">
            <text:p>Q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5">
            <text:p>45</text:p>
          </table:table-cell>
          <table:table-cell office:value-type="string">
            <text:p>Kawann</text:p>
          </table:table-cell>
          <table:table-cell office:value-type="string">
            <text:p>Short</text:p>
          </table:table-cell>
          <table:table-cell office:value-type="string">
            <text:p>Kawann Short</text:p>
          </table:table-cell>
          <table:table-cell office:value-type="string">
            <text:p>DT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59">
            <text:p>59</text:p>
          </table:table-cell>
          <table:table-cell office:value-type="string">
            <text:p>Kawann</text:p>
          </table:table-cell>
          <table:table-cell office:value-type="string">
            <text:p>Short</text:p>
          </table:table-cell>
          <table:table-cell office:value-type="string">
            <text:p>Kawann Short</text:p>
          </table:table-cell>
          <table:table-cell office:value-type="string">
            <text:p>DT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0">
            <text:p>40</text:p>
          </table:table-cell>
          <table:table-cell office:value-type="string">
            <text:p>Kawann</text:p>
          </table:table-cell>
          <table:table-cell office:value-type="string">
            <text:p>Short</text:p>
          </table:table-cell>
          <table:table-cell office:value-type="string">
            <text:p><text:s/>Kawann Short</text:p>
          </table:table-cell>
          <table:table-cell office:value-type="string">
            <text:p><text:s/>DT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5">
            <text:p>15</text:p>
          </table:table-cell>
          <table:table-cell office:value-type="string">
            <text:p>Kawann</text:p>
          </table:table-cell>
          <table:table-cell office:value-type="string">
            <text:p>Short</text:p>
          </table:table-cell>
          <table:table-cell office:value-type="string">
            <text:p>Kawann Short</text:p>
          </table:table-cell>
          <table:table-cell office:value-type="string">
            <text:p>D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1">
            <text:p>51</text:p>
          </table:table-cell>
          <table:table-cell office:value-type="string">
            <text:p>Kawann</text:p>
          </table:table-cell>
          <table:table-cell table:number-columns-repeated="2" office:value-type="string">
            <text:p>Short</text:p>
          </table:table-cell>
          <table:table-cell office:value-type="string">
            <text:p>D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0">
            <text:p>150</text:p>
          </table:table-cell>
          <table:table-cell office:value-type="string">
            <text:p>John</text:p>
          </table:table-cell>
          <table:table-cell office:value-type="string">
            <text:p>Simon_J</text:p>
          </table:table-cell>
          <table:table-cell office:value-type="string">
            <text:p>John Simon</text:p>
          </table:table-cell>
          <table:table-cell office:value-type="string">
            <text:p>D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3">
            <text:p>113</text:p>
          </table:table-cell>
          <table:table-cell office:value-type="string">
            <text:p>John</text:p>
          </table:table-cell>
          <table:table-cell office:value-type="string">
            <text:p>Simon_J</text:p>
          </table:table-cell>
          <table:table-cell office:value-type="string">
            <text:p>John Simon</text:p>
          </table:table-cell>
          <table:table-cell office:value-type="string">
            <text:p>OLB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9">
            <text:p>89</text:p>
          </table:table-cell>
          <table:table-cell office:value-type="string">
            <text:p>John</text:p>
          </table:table-cell>
          <table:table-cell office:value-type="string">
            <text:p>Simon_J</text:p>
          </table:table-cell>
          <table:table-cell office:value-type="string">
            <text:p><text:s/>John Simon</text:p>
          </table:table-cell>
          <table:table-cell office:value-type="string">
            <text:p><text:s/>DT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7">
            <text:p>147</text:p>
          </table:table-cell>
          <table:table-cell office:value-type="string">
            <text:p>Tharold</text:p>
          </table:table-cell>
          <table:table-cell office:value-type="string">
            <text:p>Simon_T</text:p>
          </table:table-cell>
          <table:table-cell office:value-type="string">
            <text:p>Tharold Simon</text:p>
          </table:table-cell>
          <table:table-cell office:value-type="string">
            <text:p>CB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44">
            <text:p>144</text:p>
          </table:table-cell>
          <table:table-cell office:value-type="string">
            <text:p>Tharold</text:p>
          </table:table-cell>
          <table:table-cell office:value-type="string">
            <text:p>Simon_T</text:p>
          </table:table-cell>
          <table:table-cell office:value-type="string">
            <text:p>Tharold Simon</text:p>
          </table:table-cell>
          <table:table-cell office:value-type="string">
            <text:p>CB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5">
            <text:p>95</text:p>
          </table:table-cell>
          <table:table-cell office:value-type="string">
            <text:p>Dion</text:p>
          </table:table-cell>
          <table:table-cell office:value-type="string">
            <text:p>Sims</text:p>
          </table:table-cell>
          <table:table-cell office:value-type="string">
            <text:p>Dion Sims</text:p>
          </table:table-cell>
          <table:table-cell office:value-type="string">
            <text:p>TE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9">
            <text:p>139</text:p>
          </table:table-cell>
          <table:table-cell office:value-type="string">
            <text:p>Dion</text:p>
          </table:table-cell>
          <table:table-cell office:value-type="string">
            <text:p>Sims</text:p>
          </table:table-cell>
          <table:table-cell office:value-type="string">
            <text:p>Dion Sims</text:p>
          </table:table-cell>
          <table:table-cell office:value-type="string">
            <text:p>TE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5">
            <text:p>85</text:p>
          </table:table-cell>
          <table:table-cell office:value-type="string">
            <text:p>Dion</text:p>
          </table:table-cell>
          <table:table-cell office:value-type="string">
            <text:p>Sims</text:p>
          </table:table-cell>
          <table:table-cell office:value-type="string">
            <text:p>Dion Sims</text:p>
          </table:table-cell>
          <table:table-cell office:value-type="string">
            <text:p>T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4">
            <text:p>74</text:p>
          </table:table-cell>
          <table:table-cell office:value-type="string">
            <text:p>Darius</text:p>
          </table:table-cell>
          <table:table-cell office:value-type="string">
            <text:p>Slay</text:p>
          </table:table-cell>
          <table:table-cell office:value-type="string">
            <text:p>Darius Slay</text:p>
          </table:table-cell>
          <table:table-cell office:value-type="string">
            <text:p>CB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3">
            <text:p>63</text:p>
          </table:table-cell>
          <table:table-cell office:value-type="string">
            <text:p>Darius</text:p>
          </table:table-cell>
          <table:table-cell office:value-type="string">
            <text:p>Slay</text:p>
          </table:table-cell>
          <table:table-cell office:value-type="string">
            <text:p>Darius Slay</text:p>
          </table:table-cell>
          <table:table-cell office:value-type="string">
            <text:p>CB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9">
            <text:p>59</text:p>
          </table:table-cell>
          <table:table-cell office:value-type="string">
            <text:p>Darius</text:p>
          </table:table-cell>
          <table:table-cell office:value-type="string">
            <text:p>Slay</text:p>
          </table:table-cell>
          <table:table-cell office:value-type="string">
            <text:p><text:s/>Darius Slay</text:p>
          </table:table-cell>
          <table:table-cell office:value-type="string">
            <text:p><text:s/>C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3">
            <text:p>13</text:p>
          </table:table-cell>
          <table:table-cell office:value-type="string">
            <text:p>Darius</text:p>
          </table:table-cell>
          <table:table-cell office:value-type="string">
            <text:p>Slay</text:p>
          </table:table-cell>
          <table:table-cell office:value-type="string">
            <text:p>Darius Slay</text:p>
          </table:table-cell>
          <table:table-cell office:value-type="string">
            <text:p>C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3">
            <text:p>63</text:p>
          </table:table-cell>
          <table:table-cell office:value-type="string">
            <text:p>Darius</text:p>
          </table:table-cell>
          <table:table-cell table:number-columns-repeated="2" office:value-type="string">
            <text:p>Slay</text:p>
          </table:table-cell>
          <table:table-cell office:value-type="string">
            <text:p>CB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0">
            <text:p>20</text:p>
          </table:table-cell>
          <table:table-cell office:value-type="string">
            <text:p>Geno</text:p>
          </table:table-cell>
          <table:table-cell office:value-type="string">
            <text:p>Smith_G</text:p>
          </table:table-cell>
          <table:table-cell office:value-type="string">
            <text:p>Geno Smith</text:p>
          </table:table-cell>
          <table:table-cell office:value-type="string">
            <text:p>Q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1">
            <text:p>21</text:p>
          </table:table-cell>
          <table:table-cell office:value-type="string">
            <text:p>Geno</text:p>
          </table:table-cell>
          <table:table-cell office:value-type="string">
            <text:p>Smith_G</text:p>
          </table:table-cell>
          <table:table-cell office:value-type="string">
            <text:p>Geno Smith</text:p>
          </table:table-cell>
          <table:table-cell office:value-type="string">
            <text:p>Q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1">
            <text:p>21</text:p>
          </table:table-cell>
          <table:table-cell office:value-type="string">
            <text:p>Geno</text:p>
          </table:table-cell>
          <table:table-cell office:value-type="string">
            <text:p>Smith_G</text:p>
          </table:table-cell>
          <table:table-cell office:value-type="string">
            <text:p><text:s/>Geno Smith</text:p>
          </table:table-cell>
          <table:table-cell office:value-type="string">
            <text:p><text:s/>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0">
            <text:p>40</text:p>
          </table:table-cell>
          <table:table-cell office:value-type="string">
            <text:p>Geno</text:p>
          </table:table-cell>
          <table:table-cell office:value-type="string">
            <text:p>Smith_G</text:p>
          </table:table-cell>
          <table:table-cell office:value-type="string">
            <text:p>Geno Smith</text:p>
          </table:table-cell>
          <table:table-cell office:value-type="string">
            <text:p>Q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4">
            <text:p>134</text:p>
          </table:table-cell>
          <table:table-cell office:value-type="string">
            <text:p>Quanterus</text:p>
          </table:table-cell>
          <table:table-cell office:value-type="string">
            <text:p>Smith_Q</text:p>
          </table:table-cell>
          <table:table-cell office:value-type="string">
            <text:p>Quanterus Smith</text:p>
          </table:table-cell>
          <table:table-cell office:value-type="string">
            <text:p>D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5">
            <text:p>15</text:p>
          </table:table-cell>
          <table:table-cell office:value-type="string">
            <text:p>Geno</text:p>
          </table:table-cell>
          <table:table-cell office:value-type="string">
            <text:p>Smith_G</text:p>
          </table:table-cell>
          <table:table-cell office:value-type="string">
            <text:p>Smith</text:p>
          </table:table-cell>
          <table:table-cell office:value-type="string">
            <text:p>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9">
            <text:p>109</text:p>
          </table:table-cell>
          <table:table-cell office:value-type="string">
            <text:p>Akeem</text:p>
          </table:table-cell>
          <table:table-cell office:value-type="string">
            <text:p>Spence</text:p>
          </table:table-cell>
          <table:table-cell office:value-type="string">
            <text:p>Akeem Spence</text:p>
          </table:table-cell>
          <table:table-cell office:value-type="string">
            <text:p>DT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1">
            <text:p>131</text:p>
          </table:table-cell>
          <table:table-cell office:value-type="string">
            <text:p>Akeem</text:p>
          </table:table-cell>
          <table:table-cell office:value-type="string">
            <text:p>Spence</text:p>
          </table:table-cell>
          <table:table-cell office:value-type="string">
            <text:p>Akeem Spence</text:p>
          </table:table-cell>
          <table:table-cell office:value-type="string">
            <text:p>DT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9">
            <text:p>189</text:p>
          </table:table-cell>
          <table:table-cell office:value-type="string">
            <text:p>Damion</text:p>
          </table:table-cell>
          <table:table-cell office:value-type="string">
            <text:p>Square</text:p>
          </table:table-cell>
          <table:table-cell office:value-type="string">
            <text:p>Damion Square</text:p>
          </table:table-cell>
          <table:table-cell office:value-type="string">
            <text:p>DE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2">
            <text:p>162</text:p>
          </table:table-cell>
          <table:table-cell office:value-type="string">
            <text:p>Zac</text:p>
          </table:table-cell>
          <table:table-cell office:value-type="string">
            <text:p>Stacy</text:p>
          </table:table-cell>
          <table:table-cell office:value-type="string">
            <text:p>Zac Stacy</text:p>
          </table:table-cell>
          <table:table-cell office:value-type="string">
            <text:p>RB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99">
            <text:p>199</text:p>
          </table:table-cell>
          <table:table-cell office:value-type="string">
            <text:p>Zac</text:p>
          </table:table-cell>
          <table:table-cell office:value-type="string">
            <text:p>Stacy</text:p>
          </table:table-cell>
          <table:table-cell office:value-type="string">
            <text:p>Zac Stacy</text:p>
          </table:table-cell>
          <table:table-cell office:value-type="string">
            <text:p>RB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2">
            <text:p>142</text:p>
          </table:table-cell>
          <table:table-cell office:value-type="string">
            <text:p>Kenny</text:p>
          </table:table-cell>
          <table:table-cell office:value-type="string">
            <text:p>Stills</text:p>
          </table:table-cell>
          <table:table-cell office:value-type="string">
            <text:p>Kenny Stills</text:p>
          </table:table-cell>
          <table:table-cell office:value-type="string">
            <text:p>WR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36">
            <text:p>136</text:p>
          </table:table-cell>
          <table:table-cell office:value-type="string">
            <text:p>Kenny</text:p>
          </table:table-cell>
          <table:table-cell office:value-type="string">
            <text:p>Stills</text:p>
          </table:table-cell>
          <table:table-cell office:value-type="string">
            <text:p>Kenny Stills</text:p>
          </table:table-cell>
          <table:table-cell office:value-type="string">
            <text:p>WR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0">
            <text:p>80</text:p>
          </table:table-cell>
          <table:table-cell office:value-type="string">
            <text:p>Kenny</text:p>
          </table:table-cell>
          <table:table-cell office:value-type="string">
            <text:p>Stills</text:p>
          </table:table-cell>
          <table:table-cell office:value-type="string">
            <text:p>Kenny Stills</text:p>
          </table:table-cell>
          <table:table-cell office:value-type="string">
            <text:p>WR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79">
            <text:p>79</text:p>
          </table:table-cell>
          <table:table-cell office:value-type="string">
            <text:p>DJ</text:p>
          </table:table-cell>
          <table:table-cell office:value-type="string">
            <text:p>Swearinger</text:p>
          </table:table-cell>
          <table:table-cell office:value-type="string">
            <text:p>D.J Swearinger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6">
            <text:p>26</text:p>
          </table:table-cell>
          <table:table-cell office:value-type="string">
            <text:p>DJ</text:p>
          </table:table-cell>
          <table:table-cell office:value-type="string">
            <text:p>Swearinger</text:p>
          </table:table-cell>
          <table:table-cell office:value-type="string">
            <text:p>D.J. Swearinger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1">
            <text:p>71</text:p>
          </table:table-cell>
          <table:table-cell office:value-type="string">
            <text:p>DJ</text:p>
          </table:table-cell>
          <table:table-cell office:value-type="string">
            <text:p>Swearinger</text:p>
          </table:table-cell>
          <table:table-cell office:value-type="string">
            <text:p>D.J. Swearinger</text:p>
          </table:table-cell>
          <table:table-cell office:value-type="string">
            <text:p>F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57">
            <text:p>57</text:p>
          </table:table-cell>
          <table:table-cell office:value-type="string">
            <text:p>DJ</text:p>
          </table:table-cell>
          <table:table-cell office:value-type="string">
            <text:p>Swearinger</text:p>
          </table:table-cell>
          <table:table-cell office:value-type="string">
            <text:p>DJ Swearinger</text:p>
          </table:table-cell>
          <table:table-cell office:value-type="string">
            <text:p><text:s/>S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2">
            <text:p>82</text:p>
          </table:table-cell>
          <table:table-cell office:value-type="string">
            <text:p>DJ</text:p>
          </table:table-cell>
          <table:table-cell office:value-type="string">
            <text:p>Swearinger</text:p>
          </table:table-cell>
          <table:table-cell office:value-type="string">
            <text:p>Swearinger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7">
            <text:p>117</text:p>
          </table:table-cell>
          <table:table-cell office:value-type="string">
            <text:p>Ryan</text:p>
          </table:table-cell>
          <table:table-cell office:value-type="string">
            <text:p>Swope</text:p>
          </table:table-cell>
          <table:table-cell office:value-type="string">
            <text:p>Ryan Swope</text:p>
          </table:table-cell>
          <table:table-cell office:value-type="string">
            <text:p>WR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8">
            <text:p>108</text:p>
          </table:table-cell>
          <table:table-cell office:value-type="string">
            <text:p>Ryan</text:p>
          </table:table-cell>
          <table:table-cell office:value-type="string">
            <text:p>Swope</text:p>
          </table:table-cell>
          <table:table-cell office:value-type="string">
            <text:p>Ryan Swope</text:p>
          </table:table-cell>
          <table:table-cell office:value-type="string">
            <text:p>W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3">
            <text:p>93</text:p>
          </table:table-cell>
          <table:table-cell office:value-type="string">
            <text:p>Ryan</text:p>
          </table:table-cell>
          <table:table-cell office:value-type="string">
            <text:p>Swope</text:p>
          </table:table-cell>
          <table:table-cell office:value-type="string">
            <text:p>Swope</text:p>
          </table:table-cell>
          <table:table-cell office:value-type="string">
            <text:p>WR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1">
            <text:p>171</text:p>
          </table:table-cell>
          <table:table-cell office:value-type="string">
            <text:p>Devin</text:p>
          </table:table-cell>
          <table:table-cell office:value-type="string">
            <text:p>Taylor</text:p>
          </table:table-cell>
          <table:table-cell office:value-type="string">
            <text:p>Devin Taylor</text:p>
          </table:table-cell>
          <table:table-cell office:value-type="string">
            <text:p>DE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5">
            <text:p>55</text:p>
          </table:table-cell>
          <table:table-cell office:value-type="string">
            <text:p>Jamar</text:p>
          </table:table-cell>
          <table:table-cell office:value-type="string">
            <text:p>Taylor_J</text:p>
          </table:table-cell>
          <table:table-cell office:value-type="string">
            <text:p>Jamar Taylor</text:p>
          </table:table-cell>
          <table:table-cell office:value-type="string">
            <text:p>C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28">
            <text:p>28</text:p>
          </table:table-cell>
          <table:table-cell office:value-type="string">
            <text:p>Jamar</text:p>
          </table:table-cell>
          <table:table-cell office:value-type="string">
            <text:p>Taylor_J</text:p>
          </table:table-cell>
          <table:table-cell office:value-type="string">
            <text:p>Jamar Taylor</text:p>
          </table:table-cell>
          <table:table-cell office:value-type="string">
            <text:p>CB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1">
            <text:p>51</text:p>
          </table:table-cell>
          <table:table-cell office:value-type="string">
            <text:p>Jamar</text:p>
          </table:table-cell>
          <table:table-cell office:value-type="string">
            <text:p>Taylor_J</text:p>
          </table:table-cell>
          <table:table-cell office:value-type="string">
            <text:p><text:s/>Jamar Taylor</text:p>
          </table:table-cell>
          <table:table-cell office:value-type="string">
            <text:p><text:s/>CB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65">
            <text:p>65</text:p>
          </table:table-cell>
          <table:table-cell office:value-type="string">
            <text:p>Jamar</text:p>
          </table:table-cell>
          <table:table-cell office:value-type="string">
            <text:p>Taylor_J</text:p>
          </table:table-cell>
          <table:table-cell office:value-type="string">
            <text:p>Jamar Taylor</text:p>
          </table:table-cell>
          <table:table-cell office:value-type="string">
            <text:p>C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1">
            <text:p>141</text:p>
          </table:table-cell>
          <table:table-cell office:value-type="string">
            <text:p>Stepfan</text:p>
          </table:table-cell>
          <table:table-cell office:value-type="string">
            <text:p>Taylor_S</text:p>
          </table:table-cell>
          <table:table-cell office:value-type="string">
            <text:p>Stepfan Taylor</text:p>
          </table:table-cell>
          <table:table-cell office:value-type="string">
            <text:p>RB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6">
            <text:p>116</text:p>
          </table:table-cell>
          <table:table-cell office:value-type="string">
            <text:p>Stepfan</text:p>
          </table:table-cell>
          <table:table-cell office:value-type="string">
            <text:p>Taylor_S</text:p>
          </table:table-cell>
          <table:table-cell office:value-type="string">
            <text:p>Stepfan Taylor</text:p>
          </table:table-cell>
          <table:table-cell office:value-type="string">
            <text:p>R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8">
            <text:p>28</text:p>
          </table:table-cell>
          <table:table-cell office:value-type="string">
            <text:p>Stepfan</text:p>
          </table:table-cell>
          <table:table-cell office:value-type="string">
            <text:p>Taylor_S</text:p>
          </table:table-cell>
          <table:table-cell office:value-type="string">
            <text:p>Taylor</text:p>
          </table:table-cell>
          <table:table-cell office:value-type="string">
            <text:p>C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2">
            <text:p>42</text:p>
          </table:table-cell>
          <table:table-cell office:value-type="string">
            <text:p>Manti</text:p>
          </table:table-cell>
          <table:table-cell office:value-type="string">
            <text:p>Te'o</text:p>
          </table:table-cell>
          <table:table-cell office:value-type="string">
            <text:p>Manti Te'o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5">
            <text:p>25</text:p>
          </table:table-cell>
          <table:table-cell office:value-type="string">
            <text:p>Manti</text:p>
          </table:table-cell>
          <table:table-cell office:value-type="string">
            <text:p>Te'o</text:p>
          </table:table-cell>
          <table:table-cell office:value-type="string">
            <text:p>Manti Te'o</text:p>
          </table:table-cell>
          <table:table-cell office:value-type="string">
            <text:p>IL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3">
            <text:p>23</text:p>
          </table:table-cell>
          <table:table-cell office:value-type="string">
            <text:p>Manti</text:p>
          </table:table-cell>
          <table:table-cell office:value-type="string">
            <text:p>Te'o</text:p>
          </table:table-cell>
          <table:table-cell office:value-type="string">
            <text:p><text:s/>Manti Te'o</text:p>
          </table:table-cell>
          <table:table-cell office:value-type="string">
            <text:p><text:s/>ILB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32">
            <text:p>32</text:p>
          </table:table-cell>
          <table:table-cell office:value-type="string">
            <text:p>Manti</text:p>
          </table:table-cell>
          <table:table-cell office:value-type="string">
            <text:p>Te'o</text:p>
          </table:table-cell>
          <table:table-cell office:value-type="string">
            <text:p>Manti Te'o</text:p>
          </table:table-cell>
          <table:table-cell office:value-type="string">
            <text:p>IL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1">
            <text:p>31</text:p>
          </table:table-cell>
          <table:table-cell office:value-type="string">
            <text:p>Manti</text:p>
          </table:table-cell>
          <table:table-cell office:value-type="string">
            <text:p>Te'o</text:p>
          </table:table-cell>
          <table:table-cell office:value-type="string">
            <text:p>Te'o</text:p>
          </table:table-cell>
          <table:table-cell office:value-type="string">
            <text:p>L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5">
            <text:p>85</text:p>
          </table:table-cell>
          <table:table-cell office:value-type="string">
            <text:p>Chase</text:p>
          </table:table-cell>
          <table:table-cell office:value-type="string">
            <text:p>Thomas_C</text:p>
          </table:table-cell>
          <table:table-cell office:value-type="string">
            <text:p>Chase Thomas</text:p>
          </table:table-cell>
          <table:table-cell office:value-type="string">
            <text:p>OL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0">
            <text:p>110</text:p>
          </table:table-cell>
          <table:table-cell office:value-type="string">
            <text:p>Chase</text:p>
          </table:table-cell>
          <table:table-cell office:value-type="string">
            <text:p>Thomas_C</text:p>
          </table:table-cell>
          <table:table-cell office:value-type="string">
            <text:p>Chase Thomas</text:p>
          </table:table-cell>
          <table:table-cell office:value-type="string">
            <text:p>OL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8">
            <text:p>88</text:p>
          </table:table-cell>
          <table:table-cell office:value-type="string">
            <text:p>Dallas</text:p>
          </table:table-cell>
          <table:table-cell office:value-type="string">
            <text:p>Thomas_D</text:p>
          </table:table-cell>
          <table:table-cell office:value-type="string">
            <text:p>Dallas Thoma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91">
            <text:p>91</text:p>
          </table:table-cell>
          <table:table-cell office:value-type="string">
            <text:p>Dallas</text:p>
          </table:table-cell>
          <table:table-cell office:value-type="string">
            <text:p>Thomas_D</text:p>
          </table:table-cell>
          <table:table-cell office:value-type="string">
            <text:p>Dallas Thomas</text:p>
          </table:table-cell>
          <table:table-cell office:value-type="string">
            <text:p>OT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0">
            <text:p>90</text:p>
          </table:table-cell>
          <table:table-cell office:value-type="string">
            <text:p>Dallas</text:p>
          </table:table-cell>
          <table:table-cell office:value-type="string">
            <text:p>Thomas_D</text:p>
          </table:table-cell>
          <table:table-cell office:value-type="string">
            <text:p><text:s/>Dallas Thomas</text:p>
          </table:table-cell>
          <table:table-cell office:value-type="string">
            <text:p><text:s/>OT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6">
            <text:p>46</text:p>
          </table:table-cell>
          <table:table-cell office:value-type="string">
            <text:p>Dallas</text:p>
          </table:table-cell>
          <table:table-cell office:value-type="string">
            <text:p>Thomas_D</text:p>
          </table:table-cell>
          <table:table-cell office:value-type="string">
            <text:p>Dallas Thomas</text:p>
          </table:table-cell>
          <table:table-cell office:value-type="string">
            <text:p>OG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85">
            <text:p>185</text:p>
          </table:table-cell>
          <table:table-cell office:value-type="string">
            <text:p>Phillip</text:p>
          </table:table-cell>
          <table:table-cell office:value-type="string">
            <text:p>Thomas_P</text:p>
          </table:table-cell>
          <table:table-cell office:value-type="string">
            <text:p>Phillip Thomas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64">
            <text:p>64</text:p>
          </table:table-cell>
          <table:table-cell office:value-type="string">
            <text:p>Phillip</text:p>
          </table:table-cell>
          <table:table-cell office:value-type="string">
            <text:p>Thomas_P</text:p>
          </table:table-cell>
          <table:table-cell office:value-type="string">
            <text:p>Phillip Thomas</text:p>
          </table:table-cell>
          <table:table-cell office:value-type="string">
            <text:p>F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1">
            <text:p>91</text:p>
          </table:table-cell>
          <table:table-cell office:value-type="string">
            <text:p>Phillip</text:p>
          </table:table-cell>
          <table:table-cell office:value-type="string">
            <text:p>Thomas_P</text:p>
          </table:table-cell>
          <table:table-cell office:value-type="string">
            <text:p>Phillip Thomas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72">
            <text:p>72</text:p>
          </table:table-cell>
          <table:table-cell office:value-type="string">
            <text:p>Shamarko</text:p>
          </table:table-cell>
          <table:table-cell office:value-type="string">
            <text:p>Thomas_S</text:p>
          </table:table-cell>
          <table:table-cell office:value-type="string">
            <text:p>Shamarko Thomas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4">
            <text:p>114</text:p>
          </table:table-cell>
          <table:table-cell office:value-type="string">
            <text:p>Shamarko</text:p>
          </table:table-cell>
          <table:table-cell office:value-type="string">
            <text:p>Thomas_S</text:p>
          </table:table-cell>
          <table:table-cell office:value-type="string">
            <text:p>Shamarko Thomas</text:p>
          </table:table-cell>
          <table:table-cell office:value-type="string">
            <text:p>S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95">
            <text:p>95</text:p>
          </table:table-cell>
          <table:table-cell office:value-type="string">
            <text:p>Shamarko</text:p>
          </table:table-cell>
          <table:table-cell office:value-type="string">
            <text:p>Thomas_S</text:p>
          </table:table-cell>
          <table:table-cell office:value-type="string">
            <text:p><text:s/>Shamarko Thomas</text:p>
          </table:table-cell>
          <table:table-cell office:value-type="string">
            <text:p><text:s/>S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70">
            <text:p>70</text:p>
          </table:table-cell>
          <table:table-cell office:value-type="string">
            <text:p>Shamarko</text:p>
          </table:table-cell>
          <table:table-cell office:value-type="string">
            <text:p>Thomas_S</text:p>
          </table:table-cell>
          <table:table-cell office:value-type="string">
            <text:p>Shamarko Thomas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8">
            <text:p>88</text:p>
          </table:table-cell>
          <table:table-cell office:value-type="string">
            <text:p>Shamarko</text:p>
          </table:table-cell>
          <table:table-cell office:value-type="string">
            <text:p>Thomas_S</text:p>
          </table:table-cell>
          <table:table-cell office:value-type="string">
            <text:p>Thomas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0">
            <text:p>120</text:p>
          </table:table-cell>
          <table:table-cell office:value-type="string">
            <text:p>Hugh</text:p>
          </table:table-cell>
          <table:table-cell office:value-type="string">
            <text:p>Thornton</text:p>
          </table:table-cell>
          <table:table-cell office:value-type="string">
            <text:p>Hugh Thornton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06">
            <text:p>106</text:p>
          </table:table-cell>
          <table:table-cell office:value-type="string">
            <text:p>Hugh</text:p>
          </table:table-cell>
          <table:table-cell office:value-type="string">
            <text:p>Thornton</text:p>
          </table:table-cell>
          <table:table-cell office:value-type="string">
            <text:p>Hugh Thornton</text:p>
          </table:table-cell>
          <table:table-cell office:value-type="string">
            <text:p>OG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0">
            <text:p>130</text:p>
          </table:table-cell>
          <table:table-cell office:value-type="string">
            <text:p>Levine</text:p>
          </table:table-cell>
          <table:table-cell office:value-type="string">
            <text:p>Toilolo</text:p>
          </table:table-cell>
          <table:table-cell office:value-type="string">
            <text:p>Levine Toilolo</text:p>
          </table:table-cell>
          <table:table-cell office:value-type="string">
            <text:p>T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5">
            <text:p>155</text:p>
          </table:table-cell>
          <table:table-cell office:value-type="string">
            <text:p>Levine</text:p>
          </table:table-cell>
          <table:table-cell office:value-type="string">
            <text:p>Toilolo</text:p>
          </table:table-cell>
          <table:table-cell office:value-type="string">
            <text:p>Levine Toilolo</text:p>
          </table:table-cell>
          <table:table-cell office:value-type="string">
            <text:p>T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5">
            <text:p>145</text:p>
          </table:table-cell>
          <table:table-cell office:value-type="string">
            <text:p>J.C.</text:p>
          </table:table-cell>
          <table:table-cell office:value-type="string">
            <text:p>Tretter</text:p>
          </table:table-cell>
          <table:table-cell office:value-type="string">
            <text:p>J.C. Tretter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89">
            <text:p>189</text:p>
          </table:table-cell>
          <table:table-cell office:value-type="string">
            <text:p>J.C.</text:p>
          </table:table-cell>
          <table:table-cell office:value-type="string">
            <text:p>Tretter</text:p>
          </table:table-cell>
          <table:table-cell office:value-type="string">
            <text:p>J.C. Tretter</text:p>
          </table:table-cell>
          <table:table-cell office:value-type="string">
            <text:p>OG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5">
            <text:p>25</text:p>
          </table:table-cell>
          <table:table-cell office:value-type="string">
            <text:p>Desmond</text:p>
          </table:table-cell>
          <table:table-cell office:value-type="string">
            <text:p>Trufant</text:p>
          </table:table-cell>
          <table:table-cell office:value-type="string">
            <text:p>Desmond Trufant</text:p>
          </table:table-cell>
          <table:table-cell office:value-type="string">
            <text:p>C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3">
            <text:p>23</text:p>
          </table:table-cell>
          <table:table-cell office:value-type="string">
            <text:p>Desmond</text:p>
          </table:table-cell>
          <table:table-cell office:value-type="string">
            <text:p>Trufant</text:p>
          </table:table-cell>
          <table:table-cell office:value-type="string">
            <text:p>Desmond Trufant</text:p>
          </table:table-cell>
          <table:table-cell office:value-type="string">
            <text:p>CB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5">
            <text:p>35</text:p>
          </table:table-cell>
          <table:table-cell office:value-type="string">
            <text:p>Desmond</text:p>
          </table:table-cell>
          <table:table-cell office:value-type="string">
            <text:p>Trufant</text:p>
          </table:table-cell>
          <table:table-cell office:value-type="string">
            <text:p><text:s/>Desmond Trufant</text:p>
          </table:table-cell>
          <table:table-cell office:value-type="string">
            <text:p><text:s/>CB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34">
            <text:p>34</text:p>
          </table:table-cell>
          <table:table-cell office:value-type="string">
            <text:p>Desmond</text:p>
          </table:table-cell>
          <table:table-cell office:value-type="string">
            <text:p>Trufant</text:p>
          </table:table-cell>
          <table:table-cell office:value-type="string">
            <text:p>Desmond Trufant</text:p>
          </table:table-cell>
          <table:table-cell office:value-type="string">
            <text:p>CB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22">
            <text:p>22</text:p>
          </table:table-cell>
          <table:table-cell office:value-type="string">
            <text:p>Desmond</text:p>
          </table:table-cell>
          <table:table-cell office:value-type="string">
            <text:p>Trufant</text:p>
          </table:table-cell>
          <table:table-cell office:value-type="string">
            <text:p>Trufant</text:p>
          </table:table-cell>
          <table:table-cell office:value-type="string">
            <text:p>C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6">
            <text:p>196</text:p>
          </table:table-cell>
          <table:table-cell office:value-type="string">
            <text:p>Omoregie</text:p>
          </table:table-cell>
          <table:table-cell office:value-type="string">
            <text:p>Uzzi</text:p>
          </table:table-cell>
          <table:table-cell office:value-type="string">
            <text:p>Omoregie Uzzi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">
            <text:p>17</text:p>
          </table:table-cell>
          <table:table-cell office:value-type="string">
            <text:p>Kenny</text:p>
          </table:table-cell>
          <table:table-cell office:value-type="string">
            <text:p>Vaccaro</text:p>
          </table:table-cell>
          <table:table-cell office:value-type="string">
            <text:p>Kenny Vaccaro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">
            <text:p>16</text:p>
          </table:table-cell>
          <table:table-cell office:value-type="string">
            <text:p>Kenny</text:p>
          </table:table-cell>
          <table:table-cell office:value-type="string">
            <text:p>Vaccaro</text:p>
          </table:table-cell>
          <table:table-cell office:value-type="string">
            <text:p>Kenny Vaccaro</text:p>
          </table:table-cell>
          <table:table-cell office:value-type="string">
            <text:p>F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17">
            <text:p>17</text:p>
          </table:table-cell>
          <table:table-cell office:value-type="string">
            <text:p>Kenny</text:p>
          </table:table-cell>
          <table:table-cell office:value-type="string">
            <text:p>Vaccaro</text:p>
          </table:table-cell>
          <table:table-cell office:value-type="string">
            <text:p><text:s/>Kenny Vaccaro</text:p>
          </table:table-cell>
          <table:table-cell office:value-type="string">
            <text:p><text:s/>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29">
            <text:p>29</text:p>
          </table:table-cell>
          <table:table-cell office:value-type="string">
            <text:p>Kenny</text:p>
          </table:table-cell>
          <table:table-cell office:value-type="string">
            <text:p>Vaccaro</text:p>
          </table:table-cell>
          <table:table-cell office:value-type="string">
            <text:p>Kenny Vaccaro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7">
            <text:p>17</text:p>
          </table:table-cell>
          <table:table-cell office:value-type="string">
            <text:p>Kenny</text:p>
          </table:table-cell>
          <table:table-cell office:value-type="string">
            <text:p>Vaccaro</text:p>
          </table:table-cell>
          <table:table-cell office:value-type="string">
            <text:p>Vaccaro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4">
            <text:p>144</text:p>
          </table:table-cell>
          <table:table-cell office:value-type="string">
            <text:p>Ricky</text:p>
          </table:table-cell>
          <table:table-cell office:value-type="string">
            <text:p>Wagner</text:p>
          </table:table-cell>
          <table:table-cell office:value-type="string">
            <text:p>Ricky Wagner</text:p>
          </table:table-cell>
          <table:table-cell office:value-type="string">
            <text:p>OT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2">
            <text:p>162</text:p>
          </table:table-cell>
          <table:table-cell office:value-type="string">
            <text:p>Ricky</text:p>
          </table:table-cell>
          <table:table-cell office:value-type="string">
            <text:p>Wagner</text:p>
          </table:table-cell>
          <table:table-cell office:value-type="string">
            <text:p>Ricky Wagner</text:p>
          </table:table-cell>
          <table:table-cell office:value-type="string">
            <text:p>OT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3">
            <text:p>33</text:p>
          </table:table-cell>
          <table:table-cell office:value-type="string">
            <text:p>Larry</text:p>
          </table:table-cell>
          <table:table-cell office:value-type="string">
            <text:p>Warford</text:p>
          </table:table-cell>
          <table:table-cell office:value-type="string">
            <text:p>Larry Warford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61">
            <text:p>61</text:p>
          </table:table-cell>
          <table:table-cell office:value-type="string">
            <text:p>Larry</text:p>
          </table:table-cell>
          <table:table-cell office:value-type="string">
            <text:p>Warford</text:p>
          </table:table-cell>
          <table:table-cell office:value-type="string">
            <text:p>Larry Warford</text:p>
          </table:table-cell>
          <table:table-cell office:value-type="string">
            <text:p>OG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7">
            <text:p>47</text:p>
          </table:table-cell>
          <table:table-cell office:value-type="string">
            <text:p>Larry</text:p>
          </table:table-cell>
          <table:table-cell office:value-type="string">
            <text:p>Warford</text:p>
          </table:table-cell>
          <table:table-cell office:value-type="string">
            <text:p><text:s/>Larry Warford</text:p>
          </table:table-cell>
          <table:table-cell office:value-type="string">
            <text:p><text:s/>OG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56">
            <text:p>56</text:p>
          </table:table-cell>
          <table:table-cell office:value-type="string">
            <text:p>Larry</text:p>
          </table:table-cell>
          <table:table-cell office:value-type="string">
            <text:p>Warford</text:p>
          </table:table-cell>
          <table:table-cell office:value-type="string">
            <text:p>Larry Warford</text:p>
          </table:table-cell>
          <table:table-cell office:value-type="string">
            <text:p>OG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4">
            <text:p>64</text:p>
          </table:table-cell>
          <table:table-cell office:value-type="string">
            <text:p>Larry</text:p>
          </table:table-cell>
          <table:table-cell office:value-type="string">
            <text:p>Warford</text:p>
          </table:table-cell>
          <table:table-cell office:value-type="string">
            <text:p>Warford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">
            <text:p>3</text:p>
          </table:table-cell>
          <table:table-cell office:value-type="string">
            <text:p>Chance</text:p>
          </table:table-cell>
          <table:table-cell office:value-type="string">
            <text:p>Warmack</text:p>
          </table:table-cell>
          <table:table-cell office:value-type="string">
            <text:p>Chance Warmack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">
            <text:p>8</text:p>
          </table:table-cell>
          <table:table-cell office:value-type="string">
            <text:p>Chance</text:p>
          </table:table-cell>
          <table:table-cell office:value-type="string">
            <text:p>Warmack</text:p>
          </table:table-cell>
          <table:table-cell office:value-type="string">
            <text:p>Chance Warmack</text:p>
          </table:table-cell>
          <table:table-cell office:value-type="string">
            <text:p>O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">
            <text:p>4</text:p>
          </table:table-cell>
          <table:table-cell office:value-type="string">
            <text:p>Chance</text:p>
          </table:table-cell>
          <table:table-cell office:value-type="string">
            <text:p>Warmack</text:p>
          </table:table-cell>
          <table:table-cell office:value-type="string">
            <text:p><text:s/>Chance Warmack</text:p>
          </table:table-cell>
          <table:table-cell office:value-type="string">
            <text:p><text:s/>O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">
            <text:p>3</text:p>
          </table:table-cell>
          <table:table-cell office:value-type="string">
            <text:p>Chance</text:p>
          </table:table-cell>
          <table:table-cell office:value-type="string">
            <text:p>Warmack</text:p>
          </table:table-cell>
          <table:table-cell office:value-type="string">
            <text:p>Chance Warmack</text:p>
          </table:table-cell>
          <table:table-cell office:value-type="string">
            <text:p>O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">
            <text:p>5</text:p>
          </table:table-cell>
          <table:table-cell office:value-type="string">
            <text:p>Chance</text:p>
          </table:table-cell>
          <table:table-cell office:value-type="string">
            <text:p>Warmack</text:p>
          </table:table-cell>
          <table:table-cell office:value-type="string">
            <text:p>Warmack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5">
            <text:p>135</text:p>
          </table:table-cell>
          <table:table-cell office:value-type="string">
            <text:p>Cornelius</text:p>
          </table:table-cell>
          <table:table-cell office:value-type="string">
            <text:p>Washington</text:p>
          </table:table-cell>
          <table:table-cell office:value-type="string">
            <text:p>Cornelius Washington</text:p>
          </table:table-cell>
          <table:table-cell office:value-type="string">
            <text:p>OLB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82">
            <text:p>82</text:p>
          </table:table-cell>
          <table:table-cell office:value-type="string">
            <text:p>Cornelius</text:p>
          </table:table-cell>
          <table:table-cell office:value-type="string">
            <text:p>Washington</text:p>
          </table:table-cell>
          <table:table-cell office:value-type="string">
            <text:p>Cornelius Washington</text:p>
          </table:table-cell>
          <table:table-cell office:value-type="string">
            <text:p>DE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4">
            <text:p>54</text:p>
          </table:table-cell>
          <table:table-cell office:value-type="string">
            <text:p>Cornelius</text:p>
          </table:table-cell>
          <table:table-cell office:value-type="string">
            <text:p>Washington</text:p>
          </table:table-cell>
          <table:table-cell office:value-type="string">
            <text:p><text:s/>Cornelius Washington</text:p>
          </table:table-cell>
          <table:table-cell office:value-type="string">
            <text:p><text:s/>OLB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8">
            <text:p>78</text:p>
          </table:table-cell>
          <table:table-cell office:value-type="string">
            <text:p>Cornelius</text:p>
          </table:table-cell>
          <table:table-cell office:value-type="string">
            <text:p>Washington</text:p>
          </table:table-cell>
          <table:table-cell office:value-type="string">
            <text:p>Cornelius Washington</text:p>
          </table:table-cell>
          <table:table-cell office:value-type="string">
            <text:p>DE/OL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6">
            <text:p>96</text:p>
          </table:table-cell>
          <table:table-cell office:value-type="string">
            <text:p>Cornelius</text:p>
          </table:table-cell>
          <table:table-cell table:number-columns-repeated="2" office:value-type="string">
            <text:p>Washington</text:p>
          </table:table-cell>
          <table:table-cell office:value-type="string">
            <text:p>D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40">
            <text:p>140</text:p>
          </table:table-cell>
          <table:table-cell office:value-type="string">
            <text:p>Earl</text:p>
          </table:table-cell>
          <table:table-cell office:value-type="string">
            <text:p>Watford</text:p>
          </table:table-cell>
          <table:table-cell office:value-type="string">
            <text:p>Earl Watford</text:p>
          </table:table-cell>
          <table:table-cell office:value-type="string">
            <text:p>OG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54">
            <text:p>54</text:p>
          </table:table-cell>
          <table:table-cell office:value-type="string">
            <text:p>Menelik</text:p>
          </table:table-cell>
          <table:table-cell office:value-type="string">
            <text:p>Watson</text:p>
          </table:table-cell>
          <table:table-cell office:value-type="string">
            <text:p>Menelik Watson</text:p>
          </table:table-cell>
          <table:table-cell office:value-type="string">
            <text:p>OT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2">
            <text:p>22</text:p>
          </table:table-cell>
          <table:table-cell office:value-type="string">
            <text:p>Menelik</text:p>
          </table:table-cell>
          <table:table-cell office:value-type="string">
            <text:p>Watson</text:p>
          </table:table-cell>
          <table:table-cell office:value-type="string">
            <text:p>Menelik Watson</text:p>
          </table:table-cell>
          <table:table-cell office:value-type="string">
            <text:p>OT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31">
            <text:p>31</text:p>
          </table:table-cell>
          <table:table-cell office:value-type="string">
            <text:p>Menelik</text:p>
          </table:table-cell>
          <table:table-cell office:value-type="string">
            <text:p>Watson</text:p>
          </table:table-cell>
          <table:table-cell office:value-type="string">
            <text:p><text:s/>Menelik Watson</text:p>
          </table:table-cell>
          <table:table-cell office:value-type="string">
            <text:p><text:s/>OT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71">
            <text:p>71</text:p>
          </table:table-cell>
          <table:table-cell office:value-type="string">
            <text:p>Menelik</text:p>
          </table:table-cell>
          <table:table-cell office:value-type="string">
            <text:p>Watson</text:p>
          </table:table-cell>
          <table:table-cell office:value-type="string">
            <text:p>Menelik Watson</text:p>
          </table:table-cell>
          <table:table-cell office:value-type="string">
            <text:p>O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2">
            <text:p>42</text:p>
          </table:table-cell>
          <table:table-cell office:value-type="string">
            <text:p>Menelik</text:p>
          </table:table-cell>
          <table:table-cell table:number-columns-repeated="2" office:value-type="string">
            <text:p>Watson</text:p>
          </table:table-cell>
          <table:table-cell office:value-type="string">
            <text:p>O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3">
            <text:p>113</text:p>
          </table:table-cell>
          <table:table-cell office:value-type="string">
            <text:p>BW</text:p>
          </table:table-cell>
          <table:table-cell office:value-type="string">
            <text:p>Webb</text:p>
          </table:table-cell>
          <table:table-cell office:value-type="string">
            <text:p>B.W. Webb</text:p>
          </table:table-cell>
          <table:table-cell office:value-type="string">
            <text:p>CB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28">
            <text:p>128</text:p>
          </table:table-cell>
          <table:table-cell office:value-type="string">
            <text:p>BW</text:p>
          </table:table-cell>
          <table:table-cell office:value-type="string">
            <text:p>Webb</text:p>
          </table:table-cell>
          <table:table-cell office:value-type="string">
            <text:p>B.W. Webb</text:p>
          </table:table-cell>
          <table:table-cell office:value-type="string">
            <text:p>CB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7">
            <text:p>67</text:p>
          </table:table-cell>
          <table:table-cell office:value-type="string">
            <text:p>BW</text:p>
          </table:table-cell>
          <table:table-cell office:value-type="string">
            <text:p>Webb</text:p>
          </table:table-cell>
          <table:table-cell office:value-type="string">
            <text:p>BW Webb</text:p>
          </table:table-cell>
          <table:table-cell office:value-type="string">
            <text:p><text:s/>CB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81">
            <text:p>81</text:p>
          </table:table-cell>
          <table:table-cell office:value-type="string">
            <text:p>BW</text:p>
          </table:table-cell>
          <table:table-cell office:value-type="string">
            <text:p>Webb</text:p>
          </table:table-cell>
          <table:table-cell office:value-type="string">
            <text:p>B.W Webb</text:p>
          </table:table-cell>
          <table:table-cell office:value-type="string">
            <text:p>CB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8">
            <text:p>28</text:p>
          </table:table-cell>
          <table:table-cell office:value-type="string">
            <text:p>Bjoern</text:p>
          </table:table-cell>
          <table:table-cell office:value-type="string">
            <text:p>Werner</text:p>
          </table:table-cell>
          <table:table-cell office:value-type="string">
            <text:p>Bjoern Werner</text:p>
          </table:table-cell>
          <table:table-cell office:value-type="string">
            <text:p>D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20">
            <text:p>20</text:p>
          </table:table-cell>
          <table:table-cell office:value-type="string">
            <text:p>Bjoern</text:p>
          </table:table-cell>
          <table:table-cell office:value-type="string">
            <text:p>Werner</text:p>
          </table:table-cell>
          <table:table-cell office:value-type="string">
            <text:p>Bjoern Werner</text:p>
          </table:table-cell>
          <table:table-cell office:value-type="string">
            <text:p>D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26">
            <text:p>26</text:p>
          </table:table-cell>
          <table:table-cell office:value-type="string">
            <text:p>Bjoern</text:p>
          </table:table-cell>
          <table:table-cell office:value-type="string">
            <text:p>Werner</text:p>
          </table:table-cell>
          <table:table-cell office:value-type="string">
            <text:p><text:s/>Bjoern Werner</text:p>
          </table:table-cell>
          <table:table-cell office:value-type="string">
            <text:p><text:s/>D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11">
            <text:p>11</text:p>
          </table:table-cell>
          <table:table-cell office:value-type="string">
            <text:p>Bjoern</text:p>
          </table:table-cell>
          <table:table-cell office:value-type="string">
            <text:p>Werner</text:p>
          </table:table-cell>
          <table:table-cell office:value-type="string">
            <text:p>Bjoern Werner</text:p>
          </table:table-cell>
          <table:table-cell office:value-type="string">
            <text:p>D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18">
            <text:p>18</text:p>
          </table:table-cell>
          <table:table-cell office:value-type="string">
            <text:p>Bjoern</text:p>
          </table:table-cell>
          <table:table-cell table:number-columns-repeated="2" office:value-type="string">
            <text:p>Werner</text:p>
          </table:table-cell>
          <table:table-cell office:value-type="string">
            <text:p>D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5">
            <text:p>105</text:p>
          </table:table-cell>
          <table:table-cell office:value-type="string">
            <text:p>Markus</text:p>
          </table:table-cell>
          <table:table-cell office:value-type="string">
            <text:p>Wheaton</text:p>
          </table:table-cell>
          <table:table-cell office:value-type="string">
            <text:p>Markus Wheaton</text:p>
          </table:table-cell>
          <table:table-cell office:value-type="string">
            <text:p>WR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79">
            <text:p>79</text:p>
          </table:table-cell>
          <table:table-cell office:value-type="string">
            <text:p>Markus</text:p>
          </table:table-cell>
          <table:table-cell office:value-type="string">
            <text:p>Wheaton</text:p>
          </table:table-cell>
          <table:table-cell office:value-type="string">
            <text:p>Markus Wheaton</text:p>
          </table:table-cell>
          <table:table-cell office:value-type="string">
            <text:p>W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8">
            <text:p>88</text:p>
          </table:table-cell>
          <table:table-cell office:value-type="string">
            <text:p>Markus</text:p>
          </table:table-cell>
          <table:table-cell office:value-type="string">
            <text:p>Wheaton</text:p>
          </table:table-cell>
          <table:table-cell office:value-type="string">
            <text:p><text:s/>Markus Wheaton</text:p>
          </table:table-cell>
          <table:table-cell office:value-type="string">
            <text:p><text:s/>WR</text:p>
          </table:table-cell>
          <table:table-cell office:value-type="float" office:value="26">
            <text:p>26</text:p>
          </table:table-cell>
        </table:table-row>
        <table:table-row table:style-name="ro4">
          <table:table-cell office:value-type="string">
            <text:p>ZachMistake</text:p>
          </table:table-cell>
          <table:table-cell office:value-type="float" office:value="51">
            <text:p>51</text:p>
          </table:table-cell>
          <table:table-cell office:value-type="string">
            <text:p>Markus</text:p>
          </table:table-cell>
          <table:table-cell office:value-type="string">
            <text:p>Wheaton</text:p>
          </table:table-cell>
          <table:table-cell office:value-type="string">
            <text:p>Markus Wheaton</text:p>
          </table:table-cell>
          <table:table-cell office:value-type="string">
            <text:p>WR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1">
            <text:p>61</text:p>
          </table:table-cell>
          <table:table-cell office:value-type="string">
            <text:p>Markus</text:p>
          </table:table-cell>
          <table:table-cell table:number-columns-repeated="2" office:value-type="string">
            <text:p>Wheaton</text:p>
          </table:table-cell>
          <table:table-cell office:value-type="string">
            <text:p>W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8">
            <text:p>178</text:p>
          </table:table-cell>
          <table:table-cell office:value-type="string">
            <text:p>JJ</text:p>
          </table:table-cell>
          <table:table-cell office:value-type="string">
            <text:p>Wilcox</text:p>
          </table:table-cell>
          <table:table-cell office:value-type="string">
            <text:p>JJ Wilcox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97">
            <text:p>97</text:p>
          </table:table-cell>
          <table:table-cell office:value-type="string">
            <text:p>JJ</text:p>
          </table:table-cell>
          <table:table-cell office:value-type="string">
            <text:p>Wilcox</text:p>
          </table:table-cell>
          <table:table-cell office:value-type="string">
            <text:p>JJ Wilcox</text:p>
          </table:table-cell>
          <table:table-cell office:value-type="string">
            <text:p>S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68">
            <text:p>68</text:p>
          </table:table-cell>
          <table:table-cell office:value-type="string">
            <text:p>JJ</text:p>
          </table:table-cell>
          <table:table-cell office:value-type="string">
            <text:p>Wilcox</text:p>
          </table:table-cell>
          <table:table-cell office:value-type="string">
            <text:p>JJ Wilcox</text:p>
          </table:table-cell>
          <table:table-cell office:value-type="string">
            <text:p><text:s/>F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94">
            <text:p>94</text:p>
          </table:table-cell>
          <table:table-cell office:value-type="string">
            <text:p>JJ</text:p>
          </table:table-cell>
          <table:table-cell table:number-columns-repeated="2" office:value-type="string">
            <text:p>Wilcox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2">
            <text:p>82</text:p>
          </table:table-cell>
          <table:table-cell office:value-type="string">
            <text:p>Brandon</text:p>
          </table:table-cell>
          <table:table-cell office:value-type="string">
            <text:p>Williams_Bra</text:p>
          </table:table-cell>
          <table:table-cell office:value-type="string">
            <text:p>Brandon Williams</text:p>
          </table:table-cell>
          <table:table-cell office:value-type="string">
            <text:p>DT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87">
            <text:p>87</text:p>
          </table:table-cell>
          <table:table-cell office:value-type="string">
            <text:p>Brandon</text:p>
          </table:table-cell>
          <table:table-cell office:value-type="string">
            <text:p>Williams_Bra</text:p>
          </table:table-cell>
          <table:table-cell office:value-type="string">
            <text:p>Brandon Williams</text:p>
          </table:table-cell>
          <table:table-cell office:value-type="string">
            <text:p>DT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83">
            <text:p>83</text:p>
          </table:table-cell>
          <table:table-cell office:value-type="string">
            <text:p>Brandon</text:p>
          </table:table-cell>
          <table:table-cell office:value-type="string">
            <text:p>Williams_Bra</text:p>
          </table:table-cell>
          <table:table-cell office:value-type="string">
            <text:p><text:s/>Brandon Williams</text:p>
          </table:table-cell>
          <table:table-cell office:value-type="string">
            <text:p><text:s/>DT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33">
            <text:p>133</text:p>
          </table:table-cell>
          <table:table-cell office:value-type="string">
            <text:p>Brennan</text:p>
          </table:table-cell>
          <table:table-cell office:value-type="string">
            <text:p>Williams_Bre</text:p>
          </table:table-cell>
          <table:table-cell office:value-type="string">
            <text:p>Brennan Williams</text:p>
          </table:table-cell>
          <table:table-cell office:value-type="string">
            <text:p>OT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03">
            <text:p>103</text:p>
          </table:table-cell>
          <table:table-cell office:value-type="string">
            <text:p>Brennan</text:p>
          </table:table-cell>
          <table:table-cell office:value-type="string">
            <text:p>Williams_Bre</text:p>
          </table:table-cell>
          <table:table-cell office:value-type="string">
            <text:p>Brennan Williams</text:p>
          </table:table-cell>
          <table:table-cell office:value-type="string">
            <text:p>OT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2">
            <text:p>92</text:p>
          </table:table-cell>
          <table:table-cell office:value-type="string">
            <text:p>Brennan</text:p>
          </table:table-cell>
          <table:table-cell office:value-type="string">
            <text:p>Williams_Bre</text:p>
          </table:table-cell>
          <table:table-cell office:value-type="string">
            <text:p>Brennan Williams</text:p>
          </table:table-cell>
          <table:table-cell office:value-type="string">
            <text:p>O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75">
            <text:p>175</text:p>
          </table:table-cell>
          <table:table-cell office:value-type="string">
            <text:p>Duke</text:p>
          </table:table-cell>
          <table:table-cell office:value-type="string">
            <text:p>Williams_D</text:p>
          </table:table-cell>
          <table:table-cell office:value-type="string">
            <text:p>Duke Williams</text:p>
          </table:table-cell>
          <table:table-cell office:value-type="string">
            <text:p>S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56">
            <text:p>156</text:p>
          </table:table-cell>
          <table:table-cell office:value-type="string">
            <text:p>Duke</text:p>
          </table:table-cell>
          <table:table-cell office:value-type="string">
            <text:p>Williams_D</text:p>
          </table:table-cell>
          <table:table-cell office:value-type="string">
            <text:p>Duke Williams</text:p>
          </table:table-cell>
          <table:table-cell office:value-type="string">
            <text:p>S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1">
            <text:p>31</text:p>
          </table:table-cell>
          <table:table-cell office:value-type="string">
            <text:p>Jesse</text:p>
          </table:table-cell>
          <table:table-cell office:value-type="string">
            <text:p>Williams_J</text:p>
          </table:table-cell>
          <table:table-cell office:value-type="string">
            <text:p>Jesse Williams</text:p>
          </table:table-cell>
          <table:table-cell office:value-type="string">
            <text:p>D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9">
            <text:p>39</text:p>
          </table:table-cell>
          <table:table-cell office:value-type="string">
            <text:p>Jesse</text:p>
          </table:table-cell>
          <table:table-cell office:value-type="string">
            <text:p>Williams_J</text:p>
          </table:table-cell>
          <table:table-cell office:value-type="string">
            <text:p>Jesse Williams</text:p>
          </table:table-cell>
          <table:table-cell office:value-type="string">
            <text:p>DT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97">
            <text:p>97</text:p>
          </table:table-cell>
          <table:table-cell office:value-type="string">
            <text:p>Jesse</text:p>
          </table:table-cell>
          <table:table-cell office:value-type="string">
            <text:p>Williams_J</text:p>
          </table:table-cell>
          <table:table-cell office:value-type="string">
            <text:p><text:s/>Jesse Williams</text:p>
          </table:table-cell>
          <table:table-cell office:value-type="string">
            <text:p><text:s/>D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8">
            <text:p>58</text:p>
          </table:table-cell>
          <table:table-cell office:value-type="string">
            <text:p>Jesse</text:p>
          </table:table-cell>
          <table:table-cell office:value-type="string">
            <text:p>Williams_J</text:p>
          </table:table-cell>
          <table:table-cell office:value-type="string">
            <text:p>Jesse Williams</text:p>
          </table:table-cell>
          <table:table-cell office:value-type="string">
            <text:p>DT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91">
            <text:p>191</text:p>
          </table:table-cell>
          <table:table-cell office:value-type="string">
            <text:p>Kerwynn</text:p>
          </table:table-cell>
          <table:table-cell office:value-type="string">
            <text:p>Williams_K</text:p>
          </table:table-cell>
          <table:table-cell office:value-type="string">
            <text:p>Kerwynn Williams</text:p>
          </table:table-cell>
          <table:table-cell office:value-type="string">
            <text:p>RB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59">
            <text:p>159</text:p>
          </table:table-cell>
          <table:table-cell office:value-type="string">
            <text:p>Kerwynn</text:p>
          </table:table-cell>
          <table:table-cell office:value-type="string">
            <text:p>Williams_K</text:p>
          </table:table-cell>
          <table:table-cell office:value-type="string">
            <text:p>Kerwynn Williams</text:p>
          </table:table-cell>
          <table:table-cell office:value-type="string">
            <text:p>RB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15">
            <text:p>115</text:p>
          </table:table-cell>
          <table:table-cell office:value-type="string">
            <text:p>Michael</text:p>
          </table:table-cell>
          <table:table-cell office:value-type="string">
            <text:p>Williams_M</text:p>
          </table:table-cell>
          <table:table-cell office:value-type="string">
            <text:p>Michael Williams</text:p>
          </table:table-cell>
          <table:table-cell office:value-type="string">
            <text:p>TE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61">
            <text:p>161</text:p>
          </table:table-cell>
          <table:table-cell office:value-type="string">
            <text:p>Nicholas</text:p>
          </table:table-cell>
          <table:table-cell office:value-type="string">
            <text:p>Williams_N</text:p>
          </table:table-cell>
          <table:table-cell office:value-type="string">
            <text:p>Nicholas Williams</text:p>
          </table:table-cell>
          <table:table-cell office:value-type="string">
            <text:p>DT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26">
            <text:p>126</text:p>
          </table:table-cell>
          <table:table-cell office:value-type="string">
            <text:p>Shawn</text:p>
          </table:table-cell>
          <table:table-cell office:value-type="string">
            <text:p>Williams_Sh</text:p>
          </table:table-cell>
          <table:table-cell office:value-type="string">
            <text:p>Shawn Williams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15">
            <text:p>115</text:p>
          </table:table-cell>
          <table:table-cell office:value-type="string">
            <text:p>Shawn</text:p>
          </table:table-cell>
          <table:table-cell office:value-type="string">
            <text:p>Williams_Sh</text:p>
          </table:table-cell>
          <table:table-cell office:value-type="string">
            <text:p>Shawn Williams</text:p>
          </table:table-cell>
          <table:table-cell office:value-type="string">
            <text:p>S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9">
            <text:p>59</text:p>
          </table:table-cell>
          <table:table-cell office:value-type="string">
            <text:p>Shawn</text:p>
          </table:table-cell>
          <table:table-cell office:value-type="string">
            <text:p>Williams_Sh</text:p>
          </table:table-cell>
          <table:table-cell office:value-type="string">
            <text:p>Shawn Williams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59">
            <text:p>159</text:p>
          </table:table-cell>
          <table:table-cell office:value-type="string">
            <text:p>Steve</text:p>
          </table:table-cell>
          <table:table-cell office:value-type="string">
            <text:p>Williams_St</text:p>
          </table:table-cell>
          <table:table-cell office:value-type="string">
            <text:p>Steve Williams</text:p>
          </table:table-cell>
          <table:table-cell office:value-type="string">
            <text:p>CB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1">
            <text:p>191</text:p>
          </table:table-cell>
          <table:table-cell office:value-type="string">
            <text:p>Steve</text:p>
          </table:table-cell>
          <table:table-cell office:value-type="string">
            <text:p>Williams_St</text:p>
          </table:table-cell>
          <table:table-cell office:value-type="string">
            <text:p>Steve Williams</text:p>
          </table:table-cell>
          <table:table-cell office:value-type="string">
            <text:p>CB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35">
            <text:p>35</text:p>
          </table:table-cell>
          <table:table-cell office:value-type="string">
            <text:p>Sylvester</text:p>
          </table:table-cell>
          <table:table-cell office:value-type="string">
            <text:p>Williams_Sy</text:p>
          </table:table-cell>
          <table:table-cell office:value-type="string">
            <text:p>Sylvester Williams</text:p>
          </table:table-cell>
          <table:table-cell office:value-type="string">
            <text:p>D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">
            <text:p>19</text:p>
          </table:table-cell>
          <table:table-cell office:value-type="string">
            <text:p>Sylvester</text:p>
          </table:table-cell>
          <table:table-cell office:value-type="string">
            <text:p>Williams_Sy</text:p>
          </table:table-cell>
          <table:table-cell office:value-type="string">
            <text:p>Sylvester Williams</text:p>
          </table:table-cell>
          <table:table-cell office:value-type="string">
            <text:p>D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22">
            <text:p>22</text:p>
          </table:table-cell>
          <table:table-cell office:value-type="string">
            <text:p>Sylvester</text:p>
          </table:table-cell>
          <table:table-cell office:value-type="string">
            <text:p>Williams_Sy</text:p>
          </table:table-cell>
          <table:table-cell office:value-type="string">
            <text:p><text:s/>Sylvester Williams</text:p>
          </table:table-cell>
          <table:table-cell office:value-type="string">
            <text:p><text:s/>D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48">
            <text:p>48</text:p>
          </table:table-cell>
          <table:table-cell office:value-type="string">
            <text:p>Sylvester</text:p>
          </table:table-cell>
          <table:table-cell office:value-type="string">
            <text:p>Williams_Sy</text:p>
          </table:table-cell>
          <table:table-cell office:value-type="string">
            <text:p>Sylvester Williams</text:p>
          </table:table-cell>
          <table:table-cell office:value-type="string">
            <text:p>D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02">
            <text:p>102</text:p>
          </table:table-cell>
          <table:table-cell office:value-type="string">
            <text:p>Terrance</text:p>
          </table:table-cell>
          <table:table-cell office:value-type="string">
            <text:p>Williams_Te</text:p>
          </table:table-cell>
          <table:table-cell office:value-type="string">
            <text:p>Terrance Williams</text:p>
          </table:table-cell>
          <table:table-cell office:value-type="string">
            <text:p>WR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3">
            <text:p>73</text:p>
          </table:table-cell>
          <table:table-cell office:value-type="string">
            <text:p>Terrance</text:p>
          </table:table-cell>
          <table:table-cell office:value-type="string">
            <text:p>Williams_Te</text:p>
          </table:table-cell>
          <table:table-cell office:value-type="string">
            <text:p>Terrance Williams</text:p>
          </table:table-cell>
          <table:table-cell office:value-type="string">
            <text:p>W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53">
            <text:p>53</text:p>
          </table:table-cell>
          <table:table-cell office:value-type="string">
            <text:p>Terrance</text:p>
          </table:table-cell>
          <table:table-cell office:value-type="string">
            <text:p>Williams_Te</text:p>
          </table:table-cell>
          <table:table-cell office:value-type="string">
            <text:p><text:s/>Terrance Williams</text:p>
          </table:table-cell>
          <table:table-cell office:value-type="string">
            <text:p><text:s/>WR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3">
            <text:p>53</text:p>
          </table:table-cell>
          <table:table-cell office:value-type="string">
            <text:p>Terrance</text:p>
          </table:table-cell>
          <table:table-cell office:value-type="string">
            <text:p>Williams_Te</text:p>
          </table:table-cell>
          <table:table-cell office:value-type="string">
            <text:p>Terrance Williams</text:p>
          </table:table-cell>
          <table:table-cell office:value-type="string">
            <text:p>W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BSSports</text:p>
          </table:table-cell>
          <table:table-cell office:value-type="float" office:value="174">
            <text:p>174</text:p>
          </table:table-cell>
          <table:table-cell office:value-type="string">
            <text:p>Tourek</text:p>
          </table:table-cell>
          <table:table-cell office:value-type="string">
            <text:p>Williams_To</text:p>
          </table:table-cell>
          <table:table-cell office:value-type="string">
            <text:p>Tourek Williams</text:p>
          </table:table-cell>
          <table:table-cell office:value-type="string">
            <text:p>D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200">
            <text:p>200</text:p>
          </table:table-cell>
          <table:table-cell office:value-type="string">
            <text:p>Trevardo</text:p>
          </table:table-cell>
          <table:table-cell office:value-type="string">
            <text:p>Williams_Tr</text:p>
          </table:table-cell>
          <table:table-cell office:value-type="string">
            <text:p>Trevardo Williams</text:p>
          </table:table-cell>
          <table:table-cell office:value-type="string">
            <text:p>DE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25">
            <text:p>125</text:p>
          </table:table-cell>
          <table:table-cell office:value-type="string">
            <text:p>Trevardo</text:p>
          </table:table-cell>
          <table:table-cell office:value-type="string">
            <text:p>Williams_Tr</text:p>
          </table:table-cell>
          <table:table-cell office:value-type="string">
            <text:p>Trevardo Williams</text:p>
          </table:table-cell>
          <table:table-cell office:value-type="string">
            <text:p>OL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95">
            <text:p>95</text:p>
          </table:table-cell>
          <table:table-cell office:value-type="string">
            <text:p>Trevardo</text:p>
          </table:table-cell>
          <table:table-cell office:value-type="string">
            <text:p>Williams_Tr</text:p>
          </table:table-cell>
          <table:table-cell office:value-type="string">
            <text:p>Trevardo Williams</text:p>
          </table:table-cell>
          <table:table-cell office:value-type="string">
            <text:p>DE/OLB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37">
            <text:p>37</text:p>
          </table:table-cell>
          <table:table-cell office:value-type="string">
            <text:p>Sylvester</text:p>
          </table:table-cell>
          <table:table-cell office:value-type="string">
            <text:p>Williams_Sy</text:p>
          </table:table-cell>
          <table:table-cell office:value-type="string">
            <text:p>Williams</text:p>
          </table:table-cell>
          <table:table-cell office:value-type="string">
            <text:p>D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53">
            <text:p>53</text:p>
          </table:table-cell>
          <table:table-cell office:value-type="string">
            <text:p>Jesse</text:p>
          </table:table-cell>
          <table:table-cell office:value-type="string">
            <text:p>Williams_J</text:p>
          </table:table-cell>
          <table:table-cell office:value-type="string">
            <text:p>Williams</text:p>
          </table:table-cell>
          <table:table-cell office:value-type="string">
            <text:p>DT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67">
            <text:p>67</text:p>
          </table:table-cell>
          <table:table-cell office:value-type="string">
            <text:p>Brandon</text:p>
          </table:table-cell>
          <table:table-cell office:value-type="string">
            <text:p>Williams_Bra</text:p>
          </table:table-cell>
          <table:table-cell office:value-type="string">
            <text:p>Williams</text:p>
          </table:table-cell>
          <table:table-cell office:value-type="string">
            <text:p>DT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7">
            <text:p>87</text:p>
          </table:table-cell>
          <table:table-cell office:value-type="string">
            <text:p>Terrance</text:p>
          </table:table-cell>
          <table:table-cell office:value-type="string">
            <text:p>Williams_Te</text:p>
          </table:table-cell>
          <table:table-cell office:value-type="string">
            <text:p>Williams</text:p>
          </table:table-cell>
          <table:table-cell office:value-type="string">
            <text:p>WR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64">
            <text:p>164</text:p>
          </table:table-cell>
          <table:table-cell office:value-type="string">
            <text:p>Marquess</text:p>
          </table:table-cell>
          <table:table-cell office:value-type="string">
            <text:p>Wilson_M</text:p>
          </table:table-cell>
          <table:table-cell office:value-type="string">
            <text:p>Marquess Wilson</text:p>
          </table:table-cell>
          <table:table-cell office:value-type="string">
            <text:p>WR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83">
            <text:p>83</text:p>
          </table:table-cell>
          <table:table-cell office:value-type="string">
            <text:p>Tyler</text:p>
          </table:table-cell>
          <table:table-cell office:value-type="string">
            <text:p>Wilson_T</text:p>
          </table:table-cell>
          <table:table-cell office:value-type="string">
            <text:p>Tyler Wilson</text:p>
          </table:table-cell>
          <table:table-cell office:value-type="string">
            <text:p>Q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2">
            <text:p>72</text:p>
          </table:table-cell>
          <table:table-cell office:value-type="string">
            <text:p>Tyler</text:p>
          </table:table-cell>
          <table:table-cell office:value-type="string">
            <text:p>Wilson_T</text:p>
          </table:table-cell>
          <table:table-cell office:value-type="string">
            <text:p>Tyler Wilson</text:p>
          </table:table-cell>
          <table:table-cell office:value-type="string">
            <text:p>Q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39">
            <text:p>39</text:p>
          </table:table-cell>
          <table:table-cell office:value-type="string">
            <text:p>Tyler</text:p>
          </table:table-cell>
          <table:table-cell office:value-type="string">
            <text:p>Wilson_T</text:p>
          </table:table-cell>
          <table:table-cell office:value-type="string">
            <text:p>Tyler Wilson</text:p>
          </table:table-cell>
          <table:table-cell office:value-type="string">
            <text:p>Q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70">
            <text:p>70</text:p>
          </table:table-cell>
          <table:table-cell office:value-type="string">
            <text:p>Tyler</text:p>
          </table:table-cell>
          <table:table-cell office:value-type="string">
            <text:p>Wilson_T</text:p>
          </table:table-cell>
          <table:table-cell office:value-type="string">
            <text:p>Wilson</text:p>
          </table:table-cell>
          <table:table-cell office:value-type="string">
            <text:p>QB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98">
            <text:p>98</text:p>
          </table:table-cell>
          <table:table-cell office:value-type="string">
            <text:p>Brian</text:p>
          </table:table-cell>
          <table:table-cell office:value-type="string">
            <text:p>Winters</text:p>
          </table:table-cell>
          <table:table-cell office:value-type="string">
            <text:p>Brian Winters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78">
            <text:p>78</text:p>
          </table:table-cell>
          <table:table-cell office:value-type="string">
            <text:p>Brian</text:p>
          </table:table-cell>
          <table:table-cell office:value-type="string">
            <text:p>Winters</text:p>
          </table:table-cell>
          <table:table-cell office:value-type="string">
            <text:p>Brian Winters</text:p>
          </table:table-cell>
          <table:table-cell office:value-type="string">
            <text:p>OG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70">
            <text:p>70</text:p>
          </table:table-cell>
          <table:table-cell office:value-type="string">
            <text:p>Brian</text:p>
          </table:table-cell>
          <table:table-cell office:value-type="string">
            <text:p>Winters</text:p>
          </table:table-cell>
          <table:table-cell office:value-type="string">
            <text:p><text:s/>Brian Winters</text:p>
          </table:table-cell>
          <table:table-cell office:value-type="string">
            <text:p><text:s/>OG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83">
            <text:p>83</text:p>
          </table:table-cell>
          <table:table-cell office:value-type="string">
            <text:p>Brian</text:p>
          </table:table-cell>
          <table:table-cell table:number-columns-repeated="2" office:value-type="string">
            <text:p>Winters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149">
            <text:p>149</text:p>
          </table:table-cell>
          <table:table-cell office:value-type="string">
            <text:p>Earl</text:p>
          </table:table-cell>
          <table:table-cell office:value-type="string">
            <text:p>Wolff</text:p>
          </table:table-cell>
          <table:table-cell office:value-type="string">
            <text:p>Earl Wolff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0">
            <text:p>190</text:p>
          </table:table-cell>
          <table:table-cell office:value-type="string">
            <text:p>Earl</text:p>
          </table:table-cell>
          <table:table-cell office:value-type="string">
            <text:p>Wolff</text:p>
          </table:table-cell>
          <table:table-cell office:value-type="string">
            <text:p>Earl Wolff</text:p>
          </table:table-cell>
          <table:table-cell office:value-type="string">
            <text:p>S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193">
            <text:p>193</text:p>
          </table:table-cell>
          <table:table-cell office:value-type="string">
            <text:p>Cierre</text:p>
          </table:table-cell>
          <table:table-cell office:value-type="string">
            <text:p>Wood</text:p>
          </table:table-cell>
          <table:table-cell office:value-type="string">
            <text:p>Cierre Wood</text:p>
          </table:table-cell>
          <table:table-cell office:value-type="string">
            <text:p>RB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48">
            <text:p>48</text:p>
          </table:table-cell>
          <table:table-cell office:value-type="string">
            <text:p>Robert</text:p>
          </table:table-cell>
          <table:table-cell office:value-type="string">
            <text:p>Woods</text:p>
          </table:table-cell>
          <table:table-cell office:value-type="string">
            <text:p>Robert Woods</text:p>
          </table:table-cell>
          <table:table-cell office:value-type="string">
            <text:p>W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35">
            <text:p>35</text:p>
          </table:table-cell>
          <table:table-cell office:value-type="string">
            <text:p>Robert</text:p>
          </table:table-cell>
          <table:table-cell office:value-type="string">
            <text:p>Woods</text:p>
          </table:table-cell>
          <table:table-cell office:value-type="string">
            <text:p>Robert Woods</text:p>
          </table:table-cell>
          <table:table-cell office:value-type="string">
            <text:p>W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NFL</text:p>
          </table:table-cell>
          <table:table-cell office:value-type="float" office:value="45">
            <text:p>45</text:p>
          </table:table-cell>
          <table:table-cell office:value-type="string">
            <text:p>Robert</text:p>
          </table:table-cell>
          <table:table-cell office:value-type="string">
            <text:p>Woods</text:p>
          </table:table-cell>
          <table:table-cell office:value-type="string">
            <text:p><text:s/>Robert Woods</text:p>
          </table:table-cell>
          <table:table-cell office:value-type="string">
            <text:p><text:s/>WR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23">
            <text:p>23</text:p>
          </table:table-cell>
          <table:table-cell office:value-type="string">
            <text:p>Robert</text:p>
          </table:table-cell>
          <table:table-cell office:value-type="string">
            <text:p>Woods</text:p>
          </table:table-cell>
          <table:table-cell office:value-type="string">
            <text:p>Robert Woods</text:p>
          </table:table-cell>
          <table:table-cell office:value-type="string">
            <text:p>W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5">
            <text:p>45</text:p>
          </table:table-cell>
          <table:table-cell office:value-type="string">
            <text:p>Robert</text:p>
          </table:table-cell>
          <table:table-cell table:number-columns-repeated="2" office:value-type="string">
            <text:p>Woods</text:p>
          </table:table-cell>
          <table:table-cell office:value-type="string">
            <text:p>WR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BNation</text:p>
          </table:table-cell>
          <table:table-cell office:value-type="float" office:value="61">
            <text:p>61</text:p>
          </table:table-cell>
          <table:table-cell office:value-type="string">
            <text:p>Blidi</text:p>
          </table:table-cell>
          <table:table-cell office:value-type="string">
            <text:p>Wreh-Wilson</text:p>
          </table:table-cell>
          <table:table-cell office:value-type="string">
            <text:p>Blidi Wreh-Wilson</text:p>
          </table:table-cell>
          <table:table-cell office:value-type="string">
            <text:p>C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BSSports</text:p>
          </table:table-cell>
          <table:table-cell office:value-type="float" office:value="85">
            <text:p>85</text:p>
          </table:table-cell>
          <table:table-cell office:value-type="string">
            <text:p>Blidi</text:p>
          </table:table-cell>
          <table:table-cell office:value-type="string">
            <text:p>Wreh-Wilson</text:p>
          </table:table-cell>
          <table:table-cell office:value-type="string">
            <text:p>Blidi Wreh-Wilson</text:p>
          </table:table-cell>
          <table:table-cell office:value-type="string">
            <text:p>CB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NFL</text:p>
          </table:table-cell>
          <table:table-cell office:value-type="float" office:value="66">
            <text:p>66</text:p>
          </table:table-cell>
          <table:table-cell office:value-type="string">
            <text:p>Blidi</text:p>
          </table:table-cell>
          <table:table-cell office:value-type="string">
            <text:p>Wreh-Wilson</text:p>
          </table:table-cell>
          <table:table-cell office:value-type="string">
            <text:p><text:s/>Blidi Wreh-Wilson</text:p>
          </table:table-cell>
          <table:table-cell office:value-type="string">
            <text:p><text:s/>CB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ZachMistake</text:p>
          </table:table-cell>
          <table:table-cell office:value-type="float" office:value="55">
            <text:p>55</text:p>
          </table:table-cell>
          <table:table-cell office:value-type="string">
            <text:p>Blidi</text:p>
          </table:table-cell>
          <table:table-cell office:value-type="string">
            <text:p>Wreh-Wilson</text:p>
          </table:table-cell>
          <table:table-cell office:value-type="string">
            <text:p>Blidi Wreh-Wilson</text:p>
          </table:table-cell>
          <table:table-cell office:value-type="string">
            <text:p>C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DraftDaddy</text:p>
          </table:table-cell>
          <table:table-cell office:value-type="float" office:value="44">
            <text:p>44</text:p>
          </table:table-cell>
          <table:table-cell office:value-type="string">
            <text:p>Blidi</text:p>
          </table:table-cell>
          <table:table-cell office:value-type="string">
            <text:p>Wreh-Wilson</text:p>
          </table:table-cell>
          <table:table-cell office:value-type="string">
            <text:p>Wreh-Wilson</text:p>
          </table:table-cell>
          <table:table-cell office:value-type="string">
            <text:p>CB</text:p>
          </table:table-cell>
          <table:table-cell office:value-type="float" office:value="7">
            <text:p>7</text:p>
          </table:table-cell>
        </table:table-row>
        <table:table-row table:style-name="ro3" table:number-rows-repeated="2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G700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Lamberty</meta:initial-creator>
    <meta:creation-date>2013-04-28T19:18:07</meta:creation-date>
    <dc:date>2013-04-28T20:03:07</dc:date>
    <dc:creator>Zach Lamberty</dc:creator>
    <meta:editing-duration>PT23M39S</meta:editing-duration>
    <meta:editing-cycles>4</meta:editing-cycles>
    <meta:generator>LibreOffice/3.5$Linux_x86 LibreOffice_project/350m1$Build-2</meta:generator>
    <meta:document-statistic meta:table-count="3" meta:cell-count="4900" meta:object-count="0"/>
  </office:meta>
</office:document-meta>
</file>